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1.829cm" style:rel-column-width="7491*"/>
    </style:style>
    <style:style style:name="Tabelle1.B" style:family="table-column">
      <style:table-column-properties style:column-width="2.856cm" style:rel-column-width="11696*"/>
    </style:style>
    <style:style style:name="Tabelle1.C" style:family="table-column">
      <style:table-column-properties style:column-width="2.854cm" style:rel-column-width="11689*"/>
    </style:style>
    <style:style style:name="Tabelle1.D" style:family="table-column">
      <style:table-column-properties style:column-width="2.835cm" style:rel-column-width="11610*"/>
    </style:style>
    <style:style style:name="Tabelle1.F" style:family="table-column">
      <style:table-column-properties style:column-width="2.773cm" style:rel-column-width="11360*"/>
    </style:style>
    <style:style style:name="Tabelle1.A1" style:family="table-cell">
      <style:table-cell-properties fo:padding="0.097cm" fo:border="none"/>
    </style:style>
    <style:style style:name="Tabelle2" style:family="table">
      <style:table-properties style:width="15.998cm" fo:margin-left="1cm" fo:margin-right="0cm" table:align="margins"/>
    </style:style>
    <style:style style:name="Tabelle2.A" style:family="table-column">
      <style:table-column-properties style:column-width="1.998cm" style:rel-column-width="8186*"/>
    </style:style>
    <style:style style:name="Tabelle2.B" style:family="table-column">
      <style:table-column-properties style:column-width="2cm" style:rel-column-width="8193*"/>
    </style:style>
    <style:style style:name="Tabelle2.H" style:family="table-column">
      <style:table-column-properties style:column-width="2.002cm" style:rel-column-width="8198*"/>
    </style:style>
    <style:style style:name="Tabelle2.A1" style:family="table-cell">
      <style:table-cell-properties fo:padding="0.097cm" fo:border="none"/>
    </style:style>
    <style:style style:name="Tabelle3" style:family="table">
      <style:table-properties style:width="15.998cm" fo:margin-left="1cm" fo:margin-right="0cm" table:align="margins"/>
    </style:style>
    <style:style style:name="Tabelle3.A" style:family="table-column">
      <style:table-column-properties style:column-width="1.998cm" style:rel-column-width="8186*"/>
    </style:style>
    <style:style style:name="Tabelle3.B" style:family="table-column">
      <style:table-column-properties style:column-width="2cm" style:rel-column-width="8193*"/>
    </style:style>
    <style:style style:name="Tabelle3.H" style:family="table-column">
      <style:table-column-properties style:column-width="2.002cm" style:rel-column-width="8198*"/>
    </style:style>
    <style:style style:name="Tabelle3.A1" style:family="table-cell">
      <style:table-cell-properties fo:background-color="transparent" fo:padding="0.097cm" fo:border="none">
        <style:background-image/>
      </style:table-cell-properties>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paragraph-rsid="014bb050"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rsid="001127db" officeooo:paragraph-rsid="001127db"/>
    </style:style>
    <style:style style:name="P17" style:family="paragraph" style:parent-style-name="Text_20_body_20_indent">
      <style:text-properties officeooo:rsid="001127db" officeooo:paragraph-rsid="001e5afa"/>
    </style:style>
    <style:style style:name="P18" style:family="paragraph" style:parent-style-name="Text_20_body_20_indent">
      <style:text-properties officeooo:rsid="0012a515" officeooo:paragraph-rsid="0012a515"/>
    </style:style>
    <style:style style:name="P19" style:family="paragraph" style:parent-style-name="Text_20_body_20_indent">
      <style:text-properties officeooo:rsid="00164210" officeooo:paragraph-rsid="00164210"/>
    </style:style>
    <style:style style:name="P20" style:family="paragraph" style:parent-style-name="Text_20_body_20_indent">
      <style:text-properties officeooo:rsid="0016c9fc" officeooo:paragraph-rsid="0016c9fc"/>
    </style:style>
    <style:style style:name="P21" style:family="paragraph" style:parent-style-name="Text_20_body_20_indent">
      <style:text-properties officeooo:rsid="0016c9fc" officeooo:paragraph-rsid="007a3685"/>
    </style:style>
    <style:style style:name="P22" style:family="paragraph" style:parent-style-name="Text_20_body_20_indent">
      <style:text-properties officeooo:rsid="002dd1d9" officeooo:paragraph-rsid="002f9486"/>
    </style:style>
    <style:style style:name="P23" style:family="paragraph" style:parent-style-name="Text_20_body_20_indent">
      <style:text-properties officeooo:rsid="0033e304" officeooo:paragraph-rsid="0033e304"/>
    </style:style>
    <style:style style:name="P24" style:family="paragraph" style:parent-style-name="Text_20_body_20_indent">
      <style:text-properties officeooo:rsid="0038c092"/>
    </style:style>
    <style:style style:name="P25" style:family="paragraph" style:parent-style-name="Text_20_body_20_indent">
      <style:text-properties officeooo:rsid="0038c092" officeooo:paragraph-rsid="0038c092"/>
    </style:style>
    <style:style style:name="P26" style:family="paragraph" style:parent-style-name="Text_20_body_20_indent">
      <style:text-properties officeooo:paragraph-rsid="0038c092"/>
    </style:style>
    <style:style style:name="P27" style:family="paragraph" style:parent-style-name="Text_20_body_20_indent">
      <style:text-properties officeooo:paragraph-rsid="0043b64e"/>
    </style:style>
    <style:style style:name="P28" style:family="paragraph" style:parent-style-name="Text_20_body_20_indent">
      <style:text-properties officeooo:rsid="0046c237" officeooo:paragraph-rsid="0046c237"/>
    </style:style>
    <style:style style:name="P29" style:family="paragraph" style:parent-style-name="Text_20_body_20_indent">
      <style:text-properties officeooo:rsid="00486fdc" officeooo:paragraph-rsid="00486fdc"/>
    </style:style>
    <style:style style:name="P30" style:family="paragraph" style:parent-style-name="Text_20_body_20_indent">
      <style:text-properties officeooo:rsid="00505b58" officeooo:paragraph-rsid="005188e2"/>
    </style:style>
    <style:style style:name="P31" style:family="paragraph" style:parent-style-name="Text_20_body_20_indent">
      <style:text-properties officeooo:paragraph-rsid="005b192d"/>
    </style:style>
    <style:style style:name="P32" style:family="paragraph" style:parent-style-name="Text_20_body_20_indent">
      <style:text-properties officeooo:paragraph-rsid="005f817d"/>
    </style:style>
    <style:style style:name="P33" style:family="paragraph" style:parent-style-name="Text_20_body_20_indent">
      <style:text-properties officeooo:paragraph-rsid="006a43df"/>
    </style:style>
    <style:style style:name="P34" style:family="paragraph" style:parent-style-name="Text_20_body_20_indent">
      <style:text-properties officeooo:rsid="006f0138" officeooo:paragraph-rsid="00700286"/>
    </style:style>
    <style:style style:name="P35" style:family="paragraph" style:parent-style-name="Text_20_body_20_indent">
      <style:text-properties officeooo:rsid="0072a860" officeooo:paragraph-rsid="0072a860"/>
    </style:style>
    <style:style style:name="P36" style:family="paragraph" style:parent-style-name="Text_20_body_20_indent">
      <style:text-properties officeooo:rsid="0075b2fc" officeooo:paragraph-rsid="0075b2fc"/>
    </style:style>
    <style:style style:name="P37" style:family="paragraph" style:parent-style-name="Text_20_body_20_indent">
      <style:text-properties officeooo:paragraph-rsid="00779ee4"/>
    </style:style>
    <style:style style:name="P38" style:family="paragraph" style:parent-style-name="Text_20_body_20_indent">
      <style:text-properties officeooo:paragraph-rsid="007a3685"/>
    </style:style>
    <style:style style:name="P39" style:family="paragraph" style:parent-style-name="Text_20_body_20_indent">
      <style:text-properties officeooo:paragraph-rsid="00803e31"/>
    </style:style>
    <style:style style:name="P40" style:family="paragraph" style:parent-style-name="Text_20_body_20_indent">
      <style:text-properties officeooo:paragraph-rsid="0080dc22"/>
    </style:style>
    <style:style style:name="P41" style:family="paragraph" style:parent-style-name="Text_20_body_20_indent">
      <style:text-properties officeooo:rsid="004261a3" officeooo:paragraph-rsid="004261a3"/>
    </style:style>
    <style:style style:name="P42" style:family="paragraph" style:parent-style-name="Text_20_body_20_indent">
      <style:text-properties officeooo:rsid="0082acb2" officeooo:paragraph-rsid="0082acb2"/>
    </style:style>
    <style:style style:name="P43" style:family="paragraph" style:parent-style-name="Text_20_body_20_indent">
      <style:text-properties officeooo:rsid="008ea675" officeooo:paragraph-rsid="008ea675"/>
    </style:style>
    <style:style style:name="P44" style:family="paragraph" style:parent-style-name="Text_20_body_20_indent">
      <style:text-properties officeooo:rsid="008ea675" officeooo:paragraph-rsid="0094cf98"/>
    </style:style>
    <style:style style:name="P45" style:family="paragraph" style:parent-style-name="Text_20_body_20_indent">
      <style:text-properties officeooo:rsid="0091e4a4" officeooo:paragraph-rsid="0091e4a4"/>
    </style:style>
    <style:style style:name="P46" style:family="paragraph" style:parent-style-name="Text_20_body_20_indent">
      <style:text-properties officeooo:rsid="00999b8b" officeooo:paragraph-rsid="00999b8b"/>
    </style:style>
    <style:style style:name="P47" style:family="paragraph" style:parent-style-name="Text_20_body_20_indent">
      <style:text-properties officeooo:paragraph-rsid="00b972fb"/>
    </style:style>
    <style:style style:name="P48" style:family="paragraph" style:parent-style-name="Text_20_body_20_indent">
      <style:text-properties officeooo:paragraph-rsid="00bf0737"/>
    </style:style>
    <style:style style:name="P49" style:family="paragraph" style:parent-style-name="Text_20_body_20_indent">
      <style:text-properties officeooo:paragraph-rsid="00cd73bc"/>
    </style:style>
    <style:style style:name="P50" style:family="paragraph" style:parent-style-name="Text_20_body_20_indent">
      <style:text-properties officeooo:paragraph-rsid="00cdf9b9"/>
    </style:style>
    <style:style style:name="P51" style:family="paragraph" style:parent-style-name="Text_20_body_20_indent">
      <style:text-properties officeooo:rsid="0138fa18" officeooo:paragraph-rsid="0138fa18"/>
    </style:style>
    <style:style style:name="P52" style:family="paragraph" style:parent-style-name="Text_20_body_20_indent">
      <style:text-properties officeooo:rsid="013c3ce1" officeooo:paragraph-rsid="013c3ce1"/>
    </style:style>
    <style:style style:name="P53" style:family="paragraph" style:parent-style-name="Text_20_body_20_indent">
      <style:text-properties officeooo:rsid="013c3ce1" officeooo:paragraph-rsid="013e3302"/>
    </style:style>
    <style:style style:name="P54" style:family="paragraph" style:parent-style-name="Text_20_body_20_indent">
      <style:text-properties officeooo:rsid="015835a4" officeooo:paragraph-rsid="015835a4"/>
    </style:style>
    <style:style style:name="P55" style:family="paragraph" style:parent-style-name="Text_20_body_20_indent">
      <style:text-properties officeooo:rsid="015e3854" officeooo:paragraph-rsid="015e3854"/>
    </style:style>
    <style:style style:name="P56" style:family="paragraph" style:parent-style-name="Text_20_body_20_indent">
      <style:text-properties officeooo:rsid="01701bd0" officeooo:paragraph-rsid="01701bd0"/>
    </style:style>
    <style:style style:name="P57" style:family="paragraph" style:parent-style-name="Text_20_body_20_indent">
      <style:text-properties officeooo:paragraph-rsid="0174c981"/>
    </style:style>
    <style:style style:name="P58" style:family="paragraph" style:parent-style-name="Text_20_body_20_indent">
      <style:text-properties officeooo:rsid="01ac0f26" officeooo:paragraph-rsid="01ac0f26"/>
    </style:style>
    <style:style style:name="P59" style:family="paragraph" style:parent-style-name="Text_20_body_20_indent">
      <style:text-properties officeooo:rsid="01b18d1b" officeooo:paragraph-rsid="01b18d1b"/>
    </style:style>
    <style:style style:name="P60" style:family="paragraph" style:parent-style-name="Text_20_body_20_indent">
      <style:text-properties officeooo:rsid="01b3c3d8" officeooo:paragraph-rsid="01b3c3d8"/>
    </style:style>
    <style:style style:name="P61" style:family="paragraph" style:parent-style-name="Text_20_body_20_indent">
      <style:text-properties officeooo:rsid="01b4d7f9" officeooo:paragraph-rsid="01b4d7f9"/>
    </style:style>
    <style:style style:name="P62" style:family="paragraph" style:parent-style-name="Text_20_body_20_indent">
      <style:text-properties officeooo:rsid="01bc0349" officeooo:paragraph-rsid="01bc0349"/>
    </style:style>
    <style:style style:name="P63" style:family="paragraph" style:parent-style-name="Text_20_body_20_indent">
      <style:text-properties officeooo:rsid="01c07f16" officeooo:paragraph-rsid="01c07f16"/>
    </style:style>
    <style:style style:name="P64" style:family="paragraph" style:parent-style-name="Text_20_body_20_indent">
      <style:text-properties officeooo:rsid="01c78a44" officeooo:paragraph-rsid="01cbfc54"/>
    </style:style>
    <style:style style:name="P65" style:family="paragraph" style:parent-style-name="Text_20_body_20_indent">
      <style:text-properties officeooo:rsid="01cbfc54" officeooo:paragraph-rsid="01cbfc54"/>
    </style:style>
    <style:style style:name="P66" style:family="paragraph" style:parent-style-name="Text_20_body_20_indent">
      <style:text-properties officeooo:rsid="01cbfc54" officeooo:paragraph-rsid="01cd1c54"/>
    </style:style>
    <style:style style:name="P67" style:family="paragraph" style:parent-style-name="Text_20_body_20_indent">
      <style:text-properties officeooo:rsid="01d077ae" officeooo:paragraph-rsid="01d077ae"/>
    </style:style>
    <style:style style:name="P68" style:family="paragraph" style:parent-style-name="Text_20_body_20_indent">
      <style:text-properties officeooo:rsid="01d3cae3" officeooo:paragraph-rsid="01d3cae3"/>
    </style:style>
    <style:style style:name="P69" style:family="paragraph" style:parent-style-name="Text_20_body_20_indent">
      <style:text-properties officeooo:rsid="01d4b928" officeooo:paragraph-rsid="01d4b928"/>
    </style:style>
    <style:style style:name="P70" style:family="paragraph" style:parent-style-name="Text_20_body_20_indent">
      <style:text-properties officeooo:rsid="01d6699a" officeooo:paragraph-rsid="01e6d85a"/>
    </style:style>
    <style:style style:name="P71" style:family="paragraph" style:parent-style-name="Text_20_body_20_indent">
      <style:text-properties officeooo:rsid="01dc978c" officeooo:paragraph-rsid="01dc978c"/>
    </style:style>
    <style:style style:name="P72" style:family="paragraph" style:parent-style-name="Text_20_body_20_indent">
      <style:text-properties officeooo:rsid="01e2a3bd" officeooo:paragraph-rsid="01e2a3bd"/>
    </style:style>
    <style:style style:name="P73" style:family="paragraph" style:parent-style-name="Text_20_body_20_indent">
      <style:text-properties officeooo:paragraph-rsid="00895598"/>
    </style:style>
    <style:style style:name="P74" style:family="paragraph" style:parent-style-name="Text_20_body_20_indent">
      <style:text-properties officeooo:paragraph-rsid="01febc4d"/>
    </style:style>
    <style:style style:name="P75" style:family="paragraph" style:parent-style-name="Text_20_body_20_indent">
      <style:text-properties officeooo:rsid="0201a171" officeooo:paragraph-rsid="0201a171"/>
    </style:style>
    <style:style style:name="P76" style:family="paragraph" style:parent-style-name="Text_20_body_20_indent">
      <style:text-properties officeooo:paragraph-rsid="020eb8ff"/>
    </style:style>
    <style:style style:name="P77" style:family="paragraph" style:parent-style-name="Text_20_body_20_indent">
      <style:text-properties officeooo:rsid="015b7df9" officeooo:paragraph-rsid="023398e1"/>
    </style:style>
    <style:style style:name="P78" style:family="paragraph" style:parent-style-name="Text_20_body_20_indent">
      <style:text-properties officeooo:rsid="021af783" officeooo:paragraph-rsid="021af783"/>
    </style:style>
    <style:style style:name="P79" style:family="paragraph" style:parent-style-name="Text_20_body_20_indent">
      <style:text-properties officeooo:rsid="021e00e8" officeooo:paragraph-rsid="021ff13a"/>
    </style:style>
    <style:style style:name="P80" style:family="paragraph" style:parent-style-name="Text_20_body_20_indent">
      <style:text-properties officeooo:rsid="0222c1f8" officeooo:paragraph-rsid="0227cad9"/>
    </style:style>
    <style:style style:name="P81" style:family="paragraph" style:parent-style-name="Text_20_body_20_indent">
      <style:text-properties officeooo:rsid="0222c1f8" officeooo:paragraph-rsid="02297576"/>
    </style:style>
    <style:style style:name="P82" style:family="paragraph" style:parent-style-name="Text_20_body_20_indent">
      <style:text-properties officeooo:rsid="0225d333" officeooo:paragraph-rsid="0225d333"/>
    </style:style>
    <style:style style:name="P83" style:family="paragraph" style:parent-style-name="Text_20_body_20_indent">
      <style:text-properties officeooo:rsid="0226d855" officeooo:paragraph-rsid="022de6a4"/>
    </style:style>
    <style:style style:name="P84" style:family="paragraph" style:parent-style-name="Text_20_body_20_indent">
      <style:text-properties officeooo:rsid="02297576" officeooo:paragraph-rsid="0229ce83"/>
    </style:style>
    <style:style style:name="P85" style:family="paragraph" style:parent-style-name="Text_20_body_20_indent">
      <style:text-properties officeooo:paragraph-rsid="023398e1"/>
    </style:style>
    <style:style style:name="P86" style:family="paragraph" style:parent-style-name="Text_20_body_20_indent">
      <style:text-properties officeooo:paragraph-rsid="023a250e"/>
    </style:style>
    <style:style style:name="P87" style:family="paragraph" style:parent-style-name="Text_20_body_20_indent">
      <style:text-properties officeooo:rsid="020f6579" officeooo:paragraph-rsid="023398e1"/>
    </style:style>
    <style:style style:name="P88" style:family="paragraph" style:parent-style-name="Text_20_body_20_indent">
      <style:text-properties officeooo:rsid="021ff13a" officeooo:paragraph-rsid="021ff13a"/>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9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92" style:family="paragraph" style:parent-style-name="Text_20_body_20_indent">
      <style:paragraph-properties fo:margin-left="1cm" fo:margin-right="0cm" fo:text-indent="0cm" style:auto-text-indent="false"/>
    </style:style>
    <style:style style:name="P93"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94" style:family="paragraph" style:parent-style-name="Table_20_Contents">
      <style:text-properties style:font-name="Arial"/>
    </style:style>
    <style:style style:name="P95" style:family="paragraph" style:parent-style-name="Table_20_Contents">
      <style:text-properties style:font-name="Arial" fo:font-style="italic" fo:font-weight="bold" style:font-style-asian="italic" style:font-weight-asian="bold" style:font-style-complex="italic" style:font-weight-complex="bold"/>
    </style:style>
    <style:style style:name="P96" style:family="paragraph" style:parent-style-name="Table_20_Contents">
      <style:text-properties style:font-name="Arial" officeooo:rsid="01afef3d" officeooo:paragraph-rsid="01afef3d"/>
    </style:style>
    <style:style style:name="P97" style:family="paragraph" style:parent-style-name="Table_20_Contents">
      <style:paragraph-properties fo:text-align="center" style:justify-single-word="false"/>
    </style:style>
    <style:style style:name="P98" style:family="paragraph" style:parent-style-name="Table_20_Contents">
      <style:text-properties officeooo:rsid="01b7dead" officeooo:paragraph-rsid="01b7dead"/>
    </style:style>
    <style:style style:name="P99" style:family="paragraph" style:parent-style-name="Table_20_Contents">
      <style:paragraph-properties fo:text-align="center" style:justify-single-word="false"/>
      <style:text-properties officeooo:rsid="01b7dead" officeooo:paragraph-rsid="01b7dead"/>
    </style:style>
    <style:style style:name="P100" style:family="paragraph" style:parent-style-name="Preformatted_20_Text">
      <style:text-properties style:font-name="Courier New1"/>
    </style:style>
    <style:style style:name="P101" style:family="paragraph" style:parent-style-name="Preformatted_20_Text">
      <style:text-properties fo:font-style="normal" style:font-style-asian="normal" style:font-style-complex="normal"/>
    </style:style>
    <style:style style:name="P102" style:family="paragraph" style:parent-style-name="Preformatted_20_Text">
      <style:text-properties fo:font-style="normal" officeooo:rsid="00486fdc" officeooo:paragraph-rsid="00486fdc" style:font-style-asian="normal" style:font-style-complex="normal"/>
    </style:style>
    <style:style style:name="P103" style:family="paragraph" style:parent-style-name="Preformatted_20_Text">
      <style:text-properties fo:font-style="normal" officeooo:rsid="00895598" officeooo:paragraph-rsid="00895598" style:font-style-asian="normal" style:font-style-complex="normal"/>
    </style:style>
    <style:style style:name="P104" style:family="paragraph" style:parent-style-name="Preformatted_20_Text">
      <style:text-properties fo:font-style="normal" fo:font-weight="normal" style:font-style-asian="normal" style:font-weight-asian="normal" style:font-style-complex="normal" style:font-weight-complex="normal"/>
    </style:style>
    <style:style style:name="P105" style:family="paragraph" style:parent-style-name="Preformatted_20_Text">
      <style:text-properties fo:font-weight="normal" style:font-weight-asian="normal" style:font-weight-complex="normal"/>
    </style:style>
    <style:style style:name="P106" style:family="paragraph" style:parent-style-name="Preformatted_20_Text">
      <style:text-properties officeooo:paragraph-rsid="0032e592"/>
    </style:style>
    <style:style style:name="P107" style:family="paragraph" style:parent-style-name="Preformatted_20_Text">
      <style:text-properties officeooo:paragraph-rsid="0043b64e"/>
    </style:style>
    <style:style style:name="P108" style:family="paragraph" style:parent-style-name="Preformatted_20_Text">
      <style:text-properties officeooo:rsid="0072a860" officeooo:paragraph-rsid="0072a860"/>
    </style:style>
    <style:style style:name="P109" style:family="paragraph" style:parent-style-name="Preformatted_20_Text">
      <style:text-properties officeooo:paragraph-rsid="007a3685"/>
    </style:style>
    <style:style style:name="P110" style:family="paragraph" style:parent-style-name="Preformatted_20_Text">
      <style:text-properties officeooo:rsid="0082acb2" officeooo:paragraph-rsid="0082acb2"/>
    </style:style>
    <style:style style:name="P111" style:family="paragraph" style:parent-style-name="Preformatted_20_Text">
      <style:text-properties officeooo:rsid="008ea675" officeooo:paragraph-rsid="008ea675"/>
    </style:style>
    <style:style style:name="P112" style:family="paragraph" style:parent-style-name="Preformatted_20_Text">
      <style:text-properties officeooo:rsid="008ea675" officeooo:paragraph-rsid="0092da70"/>
    </style:style>
    <style:style style:name="P113" style:family="paragraph" style:parent-style-name="Preformatted_20_Text">
      <style:text-properties officeooo:paragraph-rsid="00ed3028"/>
    </style:style>
    <style:style style:name="P114" style:family="paragraph" style:parent-style-name="Preformatted_20_Text">
      <style:text-properties officeooo:rsid="0138fa18" officeooo:paragraph-rsid="0138fa18"/>
    </style:style>
    <style:style style:name="P115" style:family="paragraph" style:parent-style-name="Preformatted_20_Text">
      <style:text-properties officeooo:rsid="015835a4" officeooo:paragraph-rsid="015835a4"/>
    </style:style>
    <style:style style:name="P116" style:family="paragraph" style:parent-style-name="Preformatted_20_Text">
      <style:text-properties officeooo:paragraph-rsid="01b18d1b"/>
    </style:style>
    <style:style style:name="P117" style:family="paragraph" style:parent-style-name="Preformatted_20_Text">
      <style:text-properties officeooo:rsid="01b4d7f9" officeooo:paragraph-rsid="01b4d7f9"/>
    </style:style>
    <style:style style:name="P118" style:family="paragraph" style:parent-style-name="Preformatted_20_Text">
      <style:text-properties officeooo:rsid="01cd1c54" officeooo:paragraph-rsid="01d077ae"/>
    </style:style>
    <style:style style:name="P119" style:family="paragraph" style:parent-style-name="Preformatted_20_Text">
      <style:text-properties officeooo:rsid="01cee809" officeooo:paragraph-rsid="01d3cae3"/>
    </style:style>
    <style:style style:name="P120" style:family="paragraph" style:parent-style-name="Preformatted_20_Text">
      <style:text-properties officeooo:rsid="01e2a3bd" officeooo:paragraph-rsid="01e2a3bd"/>
    </style:style>
    <style:style style:name="P121" style:family="paragraph" style:parent-style-name="Preformatted_20_Text">
      <style:text-properties officeooo:rsid="020eb8ff" officeooo:paragraph-rsid="020eb8ff"/>
    </style:style>
    <style:style style:name="P122" style:family="paragraph" style:parent-style-name="Preformatted_20_Text">
      <style:text-properties officeooo:rsid="0222c1f8" officeooo:paragraph-rsid="0222c1f8"/>
    </style:style>
    <style:style style:name="P123" style:family="paragraph" style:parent-style-name="Preformatted_20_Text">
      <style:text-properties officeooo:rsid="0222c1f8" officeooo:paragraph-rsid="0225d333"/>
    </style:style>
    <style:style style:name="P124" style:family="paragraph" style:parent-style-name="Preformatted_20_Text">
      <style:text-properties officeooo:paragraph-rsid="023398e1"/>
    </style:style>
    <style:style style:name="P125" style:family="paragraph" style:parent-style-name="Preformatted_20_Text">
      <style:text-properties officeooo:paragraph-rsid="023bfc14"/>
    </style:style>
    <style:style style:name="P126" style:family="paragraph" style:parent-style-name="Syntax_20_Notation">
      <style:text-properties officeooo:rsid="001127db" officeooo:paragraph-rsid="001127db"/>
    </style:style>
    <style:style style:name="P127" style:family="paragraph" style:parent-style-name="Syntax_20_Notation">
      <style:text-properties officeooo:paragraph-rsid="007a3685"/>
    </style:style>
    <style:style style:name="P128" style:family="paragraph" style:parent-style-name="Syntax_20_Notation">
      <style:text-properties officeooo:paragraph-rsid="00803e31"/>
    </style:style>
    <style:style style:name="P129" style:family="paragraph" style:parent-style-name="Syntax_20_Notation">
      <style:text-properties officeooo:paragraph-rsid="0080dc22"/>
    </style:style>
    <style:style style:name="P130" style:family="paragraph" style:parent-style-name="Syntax_20_Notation">
      <style:text-properties officeooo:paragraph-rsid="01634304"/>
    </style:style>
    <style:style style:name="P131" style:family="paragraph" style:parent-style-name="Syntax_20_Notation">
      <style:text-properties officeooo:rsid="01ba2143" officeooo:paragraph-rsid="01ba2143"/>
    </style:style>
    <style:style style:name="P132" style:family="paragraph" style:parent-style-name="Syntax_20_Notation">
      <style:text-properties officeooo:paragraph-rsid="021aba80"/>
    </style:style>
    <style:style style:name="P133" style:family="paragraph" style:parent-style-name="Syntax_20_Notation">
      <style:text-properties officeooo:rsid="021c5166" officeooo:paragraph-rsid="021c5166"/>
    </style:style>
    <style:style style:name="P134" style:family="paragraph" style:parent-style-name="Tabelle_20_Quelltext">
      <style:text-properties officeooo:rsid="01afef3d" officeooo:paragraph-rsid="01afef3d"/>
    </style:style>
    <style:style style:name="P135" style:family="paragraph" style:parent-style-name="Tabelle_20_Quelltext">
      <style:text-properties officeooo:paragraph-rsid="0240af62"/>
    </style:style>
    <style:style style:name="P136" style:family="paragraph" style:parent-style-name="Text_20_body">
      <style:paragraph-properties fo:margin-left="1.251cm" fo:margin-right="0cm" fo:text-indent="0cm" style:auto-text-indent="false">
        <style:tab-stops>
          <style:tab-stop style:position="12.499cm" style:leader-style="dotted" style:leader-text="."/>
        </style:tab-stops>
      </style:paragraph-properties>
    </style:style>
    <style:style style:name="P137" style:family="paragraph" style:parent-style-name="Text_20_body">
      <style:paragraph-properties fo:margin-left="2.501cm" fo:margin-right="0cm" fo:text-indent="0cm" style:auto-text-indent="false">
        <style:tab-stops>
          <style:tab-stop style:position="11.248cm" style:leader-style="dotted" style:leader-text="."/>
        </style:tab-stops>
      </style:paragraph-properties>
    </style:style>
    <style:style style:name="P138" style:family="paragraph" style:parent-style-name="Text_20_body">
      <style:paragraph-properties fo:margin-left="2.501cm" fo:margin-right="0cm" fo:text-indent="0cm" style:auto-text-indent="false">
        <style:tab-stops>
          <style:tab-stop style:position="11.248cm" style:leader-style="dotted" style:leader-text="."/>
        </style:tab-stops>
      </style:paragraph-properties>
      <style:text-properties officeooo:paragraph-rsid="021aba80"/>
    </style:style>
    <style:style style:name="P139" style:family="paragraph" style:parent-style-name="Text_20_body">
      <style:paragraph-properties fo:margin-left="3.752cm" fo:margin-right="0cm" fo:text-indent="0cm" style:auto-text-indent="false">
        <style:tab-stops>
          <style:tab-stop style:position="9.998cm" style:leader-style="dotted" style:leader-text="."/>
        </style:tab-stops>
      </style:paragraph-properties>
    </style:style>
    <style:style style:name="P140" style:family="paragraph" style:parent-style-name="Text_20_body">
      <style:paragraph-properties fo:margin-left="3.75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141" style:family="paragraph" style:parent-style-name="Text_20_body">
      <style:paragraph-properties fo:margin-left="0cm" fo:margin-right="0cm" fo:margin-top="0cm" fo:margin-bottom="0.212cm" style:contextual-spacing="false" fo:text-indent="0cm" style:auto-text-indent="false">
        <style:tab-stops>
          <style:tab-stop style:position="13.75cm" style:leader-style="dotted" style:leader-text="."/>
        </style:tab-stops>
      </style:paragraph-properties>
    </style:style>
    <style:style style:name="P142" style:family="paragraph" style:parent-style-name="Heading_20_1">
      <style:paragraph-properties fo:text-align="center" style:justify-single-word="false"/>
      <style:text-properties fo:font-size="22pt" style:font-size-asian="22pt" style:font-size-complex="22pt"/>
    </style:style>
    <style:style style:name="P143" style:family="paragraph" style:parent-style-name="Heading_20_1">
      <style:paragraph-properties fo:break-before="page"/>
    </style:style>
    <style:style style:name="P144" style:family="paragraph" style:parent-style-name="Heading_20_1">
      <style:paragraph-properties fo:break-before="page">
        <style:tab-stops>
          <style:tab-stop style:position="14.155cm"/>
        </style:tab-stops>
      </style:paragraph-properties>
      <style:text-properties style:use-window-font-color="true"/>
    </style:style>
    <style:style style:name="P145" style:family="paragraph" style:parent-style-name="Text_20_body_20_indent" style:list-style-name="L3"/>
    <style:style style:name="P146" style:family="paragraph" style:parent-style-name="Text_20_body_20_indent" style:list-style-name="L4"/>
    <style:style style:name="P147" style:family="paragraph" style:parent-style-name="Text_20_body_20_indent" style:list-style-name="L5"/>
    <style:style style:name="P148" style:family="paragraph" style:parent-style-name="Text_20_body_20_indent" style:list-style-name="L6"/>
    <style:style style:name="P149" style:family="paragraph" style:parent-style-name="Text_20_body_20_indent" style:list-style-name="L6">
      <style:text-properties fo:font-style="normal" style:font-style-asian="normal" style:font-style-complex="normal"/>
    </style:style>
    <style:style style:name="P150" style:family="paragraph" style:parent-style-name="Text_20_body_20_indent">
      <style:text-properties fo:font-style="normal" officeooo:paragraph-rsid="024aea6f" style:font-style-asian="normal" style:font-style-complex="normal"/>
    </style:style>
    <style:style style:name="P151" style:family="paragraph" style:parent-style-name="Text_20_body_20_indent">
      <style:text-properties officeooo:paragraph-rsid="02436b10"/>
    </style:style>
    <style:style style:name="P152" style:family="paragraph" style:parent-style-name="Text_20_body_20_indent">
      <style:text-properties officeooo:rsid="02470e75" officeooo:paragraph-rsid="02470e75"/>
    </style:style>
    <style:style style:name="P153" style:family="paragraph" style:parent-style-name="Text_20_body_20_indent">
      <style:text-properties officeooo:paragraph-rsid="024aea6f"/>
    </style:style>
    <style:style style:name="P154" style:family="paragraph" style:parent-style-name="Text_20_body_20_indent">
      <style:text-properties officeooo:paragraph-rsid="024bcd09"/>
    </style:style>
    <style:style style:name="P155" style:family="paragraph" style:parent-style-name="Text_20_body_20_indent">
      <style:text-properties officeooo:rsid="024dc515" officeooo:paragraph-rsid="024dc515"/>
    </style:style>
    <style:style style:name="P156" style:family="paragraph" style:parent-style-name="Text_20_body_20_indent">
      <style:text-properties officeooo:rsid="0083d62e" officeooo:paragraph-rsid="02511abe"/>
    </style:style>
    <style:style style:name="P157" style:family="paragraph" style:parent-style-name="Text_20_body_20_indent">
      <style:text-properties officeooo:paragraph-rsid="02511abe"/>
    </style:style>
    <style:style style:name="P158" style:family="paragraph" style:parent-style-name="Text_20_body_20_indent" style:list-style-name="L2">
      <style:paragraph-properties fo:margin-left="1cm" fo:margin-right="0cm" fo:text-indent="0cm" style:auto-text-indent="false"/>
      <style:text-properties fo:font-style="normal" style:font-style-asian="normal" style:font-style-complex="normal"/>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paragraph-rsid="0082acb2"/>
    </style:style>
    <style:style style:name="P161" style:family="paragraph" style:parent-style-name="Heading_20_3">
      <style:paragraph-properties fo:break-before="page"/>
      <style:text-properties fo:font-style="normal" style:font-style-asian="normal" style:font-style-complex="normal"/>
    </style:style>
    <style:style style:name="P162" style:family="paragraph" style:parent-style-name="Heading_20_5">
      <style:text-properties officeooo:rsid="01ba2143" officeooo:paragraph-rsid="01ba2143"/>
    </style:style>
    <style:style style:name="P163" style:family="paragraph" style:parent-style-name="Heading_20_5">
      <style:text-properties officeooo:paragraph-rsid="0080dc22"/>
    </style:style>
    <style:style style:name="P164" style:family="paragraph" style:parent-style-name="Heading_20_5">
      <style:text-properties officeooo:rsid="015b7df9" officeooo:paragraph-rsid="021aba80"/>
    </style:style>
    <style:style style:name="P165" style:family="paragraph" style:parent-style-name="Heading_20_5">
      <style:text-properties officeooo:rsid="021af783" officeooo:paragraph-rsid="021af783"/>
    </style:style>
    <style:style style:name="P166" style:family="paragraph" style:parent-style-name="Heading_20_5">
      <style:text-properties officeooo:paragraph-rsid="021aba80"/>
    </style:style>
    <style:style style:name="P167" style:family="paragraph" style:parent-style-name="Heading_20_5">
      <style:text-properties officeooo:rsid="015835a4" officeooo:paragraph-rsid="015835a4"/>
    </style:style>
    <style:style style:name="P168" style:family="paragraph" style:parent-style-name="Heading_20_5">
      <style:text-properties fo:font-style="normal" style:font-style-asian="normal" style:font-style-complex="normal"/>
    </style:style>
    <style:style style:name="P169" style:family="paragraph" style:parent-style-name="Heading_20_5">
      <style:paragraph-properties fo:break-before="page"/>
    </style:style>
    <style:style style:name="P170" style:family="paragraph" style:parent-style-name="Heading_20_7">
      <style:text-properties officeooo:rsid="01b4d7f9" officeooo:paragraph-rsid="01b4d7f9"/>
    </style:style>
    <style:style style:name="P171" style:family="paragraph" style:parent-style-name="Heading_20_7">
      <style:text-properties officeooo:rsid="000fa9dd" officeooo:paragraph-rsid="000fa9dd"/>
    </style:style>
    <style:style style:name="P172" style:family="paragraph" style:parent-style-name="Heading_20_7">
      <style:text-properties fo:font-style="normal" style:font-style-asian="normal" style:font-style-complex="normal"/>
    </style:style>
    <style:style style:name="P173" style:family="paragraph" style:parent-style-name="Heading_20_7">
      <style:text-properties fo:font-style="normal" officeooo:rsid="007bbb85" officeooo:paragraph-rsid="007bbb85" style:font-style-asian="normal" style:font-style-complex="normal"/>
    </style:style>
    <style:style style:name="P174" style:family="paragraph" style:parent-style-name="Heading_20_7">
      <style:text-properties fo:font-style="normal" officeooo:rsid="006f0138" officeooo:paragraph-rsid="006f0138" style:font-style-asian="normal" style:font-style-complex="normal"/>
    </style:style>
    <style:style style:name="P175" style:family="paragraph" style:parent-style-name="Heading_20_7">
      <style:text-properties officeooo:rsid="0038c092" officeooo:paragraph-rsid="0038c092"/>
    </style:style>
    <style:style style:name="P176" style:family="paragraph" style:parent-style-name="Heading_20_7">
      <style:text-properties officeooo:rsid="008d1454" officeooo:paragraph-rsid="008d1454"/>
    </style:style>
    <style:style style:name="P177" style:family="paragraph" style:parent-style-name="Heading_20_7">
      <style:text-properties officeooo:rsid="018880da" officeooo:paragraph-rsid="018880da"/>
    </style:style>
    <style:style style:name="P178" style:family="paragraph" style:parent-style-name="Heading_20_7">
      <style:text-properties officeooo:rsid="008ea675" officeooo:paragraph-rsid="008ea675"/>
    </style:style>
    <style:style style:name="P179" style:family="paragraph" style:parent-style-name="Preformatted_20_Text">
      <style:text-properties officeooo:paragraph-rsid="024aea6f"/>
    </style:style>
    <style:style style:name="P180" style:family="paragraph" style:parent-style-name="Preformatted_20_Text">
      <style:text-properties officeooo:rsid="024afd2d" officeooo:paragraph-rsid="024afd2d"/>
    </style:style>
    <style:style style:name="P181" style:family="paragraph" style:parent-style-name="Preformatted_20_Text">
      <style:text-properties officeooo:rsid="024dc515" officeooo:paragraph-rsid="024dc515"/>
    </style:style>
    <style:style style:name="P182" style:family="paragraph" style:parent-style-name="Preformatted_20_Text">
      <style:text-properties officeooo:rsid="0256213f" officeooo:paragraph-rsid="0256213f"/>
    </style:style>
    <style:style style:name="P183" style:family="paragraph" style:parent-style-name="Preformatted_20_Text">
      <style:text-properties officeooo:rsid="0257bc11" officeooo:paragraph-rsid="0257bc11"/>
    </style:style>
    <style:style style:name="P184" style:family="paragraph" style:parent-style-name="Preformatted_20_Text">
      <style:text-properties officeooo:rsid="01bdc6f0" officeooo:paragraph-rsid="026e17f1"/>
    </style:style>
    <style:style style:name="P185" style:family="paragraph" style:parent-style-name="Preformatted_20_Text">
      <style:text-properties officeooo:rsid="02750e25" officeooo:paragraph-rsid="02750e25"/>
    </style:style>
    <style:style style:name="P186" style:family="paragraph" style:parent-style-name="Text_20_body" style:list-style-name="L1">
      <style:paragraph-properties fo:margin-left="0cm" fo:margin-right="0cm" fo:text-indent="0cm" style:auto-text-indent="false">
        <style:tab-stops>
          <style:tab-stop style:position="13.75cm" style:leader-style="dotted" style:leader-text="."/>
        </style:tab-stops>
      </style:paragraph-properties>
    </style:style>
    <style:style style:name="P187" style:family="paragraph" style:parent-style-name="Text_20_body" style:list-style-name="L1">
      <style:paragraph-properties fo:margin-left="1.251cm" fo:margin-right="0cm" fo:text-indent="0cm" style:auto-text-indent="false">
        <style:tab-stops>
          <style:tab-stop style:position="12.499cm" style:leader-style="dotted" style:leader-text="."/>
        </style:tab-stops>
      </style:paragraph-properties>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officeooo:rsid="01b84548" style:font-style-asian="italic" style:font-style-complex="italic"/>
    </style:style>
    <style:style style:name="T5" style:family="text">
      <style:text-properties fo:font-style="italic" officeooo:rsid="02106046" style:font-style-asian="italic" style:font-style-complex="italic"/>
    </style:style>
    <style:style style:name="T6" style:family="text">
      <style:text-properties fo:font-style="italic" officeooo:rsid="021ff13a" style:font-style-asian="italic" style:font-style-complex="italic"/>
    </style:style>
    <style:style style:name="T7" style:family="text">
      <style:text-properties fo:font-style="italic" officeooo:rsid="0221a2f8" style:font-style-asian="italic" style:font-style-complex="italic"/>
    </style:style>
    <style:style style:name="T8" style:family="text">
      <style:text-properties fo:font-style="italic" officeooo:rsid="02769ad6" style:font-style-asian="italic" style:font-style-complex="italic"/>
    </style:style>
    <style:style style:name="T9" style:family="text">
      <style:text-properties fo:font-style="italic"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b04c43" style:font-weight-asian="normal" style:font-weight-complex="normal"/>
    </style:style>
    <style:style style:name="T13" style:family="text">
      <style:text-properties fo:font-weight="normal" officeooo:rsid="0129cd7b" style:font-weight-asian="normal" style:font-weight-complex="normal"/>
    </style:style>
    <style:style style:name="T14" style:family="text">
      <style:text-properties fo:font-weight="normal" officeooo:rsid="012b47ae" style:font-weight-asian="normal" style:font-weight-complex="normal"/>
    </style:style>
    <style:style style:name="T15" style:family="text">
      <style:text-properties fo:font-style="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2a7ba0" style:font-style-asian="normal" style:font-style-complex="normal"/>
    </style:style>
    <style:style style:name="T19" style:family="text">
      <style:text-properties fo:font-style="normal" officeooo:rsid="002f5bf7" style:font-style-asian="normal" style:font-style-complex="normal"/>
    </style:style>
    <style:style style:name="T20" style:family="text">
      <style:text-properties fo:font-style="normal" officeooo:rsid="003195f7" style:font-style-asian="normal" style:font-style-complex="normal"/>
    </style:style>
    <style:style style:name="T21" style:family="text">
      <style:text-properties fo:font-style="normal" officeooo:rsid="0049d127" style:font-style-asian="normal" style:font-style-complex="normal"/>
    </style:style>
    <style:style style:name="T22" style:family="text">
      <style:text-properties fo:font-style="normal" officeooo:rsid="004b97c4" style:font-style-asian="normal" style:font-style-complex="normal"/>
    </style:style>
    <style:style style:name="T23" style:family="text">
      <style:text-properties fo:font-style="normal" officeooo:rsid="004d82a0" style:font-style-asian="normal" style:font-style-complex="normal"/>
    </style:style>
    <style:style style:name="T24" style:family="text">
      <style:text-properties fo:font-style="normal" officeooo:rsid="00537c26" style:font-style-asian="normal" style:font-style-complex="normal"/>
    </style:style>
    <style:style style:name="T25" style:family="text">
      <style:text-properties fo:font-style="normal" officeooo:rsid="005960c2" style:font-style-asian="normal" style:font-style-complex="normal"/>
    </style:style>
    <style:style style:name="T26" style:family="text">
      <style:text-properties fo:font-style="normal" officeooo:rsid="005f817d" style:font-style-asian="normal" style:font-style-complex="normal"/>
    </style:style>
    <style:style style:name="T27" style:family="text">
      <style:text-properties fo:font-style="normal" officeooo:rsid="006d0e50" style:font-style-asian="normal" style:font-style-complex="normal"/>
    </style:style>
    <style:style style:name="T28" style:family="text">
      <style:text-properties fo:font-style="normal" officeooo:rsid="006de108" style:font-style-asian="normal" style:font-style-complex="normal"/>
    </style:style>
    <style:style style:name="T29" style:family="text">
      <style:text-properties fo:font-style="normal" officeooo:rsid="006f2411" style:font-style-asian="normal" style:font-style-complex="normal"/>
    </style:style>
    <style:style style:name="T30" style:family="text">
      <style:text-properties fo:font-style="normal" officeooo:rsid="00700286" style:font-style-asian="normal" style:font-style-complex="normal"/>
    </style:style>
    <style:style style:name="T31" style:family="text">
      <style:text-properties fo:font-style="normal" officeooo:rsid="007066c0" style:font-style-asian="normal" style:font-style-complex="normal"/>
    </style:style>
    <style:style style:name="T32" style:family="text">
      <style:text-properties fo:font-style="normal" officeooo:rsid="0070941f" style:font-style-asian="normal" style:font-style-complex="normal"/>
    </style:style>
    <style:style style:name="T33" style:family="text">
      <style:text-properties fo:font-style="normal" officeooo:rsid="0070e704" style:font-style-asian="normal" style:font-style-complex="normal"/>
    </style:style>
    <style:style style:name="T34" style:family="text">
      <style:text-properties fo:font-style="normal" officeooo:rsid="008b0743" style:font-style-asian="normal" style:font-style-complex="normal"/>
    </style:style>
    <style:style style:name="T35" style:family="text">
      <style:text-properties fo:font-style="normal" officeooo:rsid="009f2d2c" style:font-style-asian="normal" style:font-style-complex="normal"/>
    </style:style>
    <style:style style:name="T36" style:family="text">
      <style:text-properties fo:font-style="normal" officeooo:rsid="00c35814" style:font-style-asian="normal" style:font-style-complex="normal"/>
    </style:style>
    <style:style style:name="T37" style:family="text">
      <style:text-properties fo:font-style="normal" officeooo:rsid="00d3a89a" style:font-style-asian="normal" style:font-style-complex="normal"/>
    </style:style>
    <style:style style:name="T38" style:family="text">
      <style:text-properties fo:font-style="normal" officeooo:rsid="00d4b747" style:font-style-asian="normal" style:font-style-complex="normal"/>
    </style:style>
    <style:style style:name="T39" style:family="text">
      <style:text-properties fo:font-style="normal" officeooo:rsid="00d655a0" style:font-style-asian="normal" style:font-style-complex="normal"/>
    </style:style>
    <style:style style:name="T40" style:family="text">
      <style:text-properties fo:font-style="normal" officeooo:rsid="00ddcac5" style:font-style-asian="normal" style:font-style-complex="normal"/>
    </style:style>
    <style:style style:name="T41" style:family="text">
      <style:text-properties fo:font-style="normal" officeooo:rsid="00e0fe24" style:font-style-asian="normal" style:font-style-complex="normal"/>
    </style:style>
    <style:style style:name="T42" style:family="text">
      <style:text-properties fo:font-style="normal" officeooo:rsid="00f26f16" style:font-style-asian="normal" style:font-style-complex="normal"/>
    </style:style>
    <style:style style:name="T43" style:family="text">
      <style:text-properties fo:font-style="normal" officeooo:rsid="00f4b840" style:font-style-asian="normal" style:font-style-complex="normal"/>
    </style:style>
    <style:style style:name="T44" style:family="text">
      <style:text-properties fo:font-style="normal" officeooo:rsid="00f99993" style:font-style-asian="normal" style:font-style-complex="normal"/>
    </style:style>
    <style:style style:name="T45" style:family="text">
      <style:text-properties fo:font-style="normal" officeooo:rsid="00fc2ec7" style:font-style-asian="normal" style:font-style-complex="normal"/>
    </style:style>
    <style:style style:name="T46" style:family="text">
      <style:text-properties fo:font-style="normal" officeooo:rsid="01101b6e" style:font-style-asian="normal" style:font-style-complex="normal"/>
    </style:style>
    <style:style style:name="T47" style:family="text">
      <style:text-properties fo:font-style="normal" officeooo:rsid="011d7010" style:font-style-asian="normal" style:font-style-complex="normal"/>
    </style:style>
    <style:style style:name="T48" style:family="text">
      <style:text-properties fo:font-style="normal" officeooo:rsid="014f2e1a" style:font-style-asian="normal" style:font-style-complex="normal"/>
    </style:style>
    <style:style style:name="T49" style:family="text">
      <style:text-properties fo:font-style="normal" officeooo:rsid="01511e4a" style:font-style-asian="normal" style:font-style-complex="normal"/>
    </style:style>
    <style:style style:name="T50" style:family="text">
      <style:text-properties fo:font-style="normal" officeooo:rsid="0174c981" style:font-style-asian="normal" style:font-style-complex="normal"/>
    </style:style>
    <style:style style:name="T51" style:family="text">
      <style:text-properties fo:font-style="normal" officeooo:rsid="01c5c9b2" style:font-style-asian="normal" style:font-style-complex="normal"/>
    </style:style>
    <style:style style:name="T52" style:family="text">
      <style:text-properties fo:font-style="normal" officeooo:rsid="01fcb68b" style:font-style-asian="normal" style:font-style-complex="normal"/>
    </style:style>
    <style:style style:name="T53" style:family="text">
      <style:text-properties fo:font-style="normal" officeooo:rsid="01fdba8a" style:font-style-asian="normal" style:font-style-complex="normal"/>
    </style:style>
    <style:style style:name="T54" style:family="text">
      <style:text-properties fo:font-style="normal" officeooo:rsid="00895598" style:font-style-asian="normal" style:font-style-complex="normal"/>
    </style:style>
    <style:style style:name="T55" style:family="text">
      <style:text-properties fo:font-style="normal" officeooo:rsid="01fee387" style:font-style-asian="normal" style:font-style-complex="normal"/>
    </style:style>
    <style:style style:name="T56" style:family="text">
      <style:text-properties fo:font-style="normal" officeooo:rsid="01ffbe83" style:font-style-asian="normal" style:font-style-complex="normal"/>
    </style:style>
    <style:style style:name="T57" style:family="text">
      <style:text-properties fo:font-style="normal" officeooo:rsid="020015ac" style:font-style-asian="normal" style:font-style-complex="normal"/>
    </style:style>
    <style:style style:name="T58" style:family="text">
      <style:text-properties fo:font-style="normal" officeooo:rsid="02082eaa" style:font-style-asian="normal" style:font-style-complex="normal"/>
    </style:style>
    <style:style style:name="T59" style:family="text">
      <style:text-properties fo:font-style="normal" officeooo:rsid="0229ce83" style:font-style-asian="normal" style:font-style-complex="normal"/>
    </style:style>
    <style:style style:name="T60" style:family="text">
      <style:text-properties fo:font-style="normal" officeooo:rsid="02436b10" style:font-style-asian="normal" style:font-style-complex="normal"/>
    </style:style>
    <style:style style:name="T61" style:family="text">
      <style:text-properties fo:font-style="normal" officeooo:rsid="00c488e2" style:font-style-asian="normal" style:font-style-complex="normal"/>
    </style:style>
    <style:style style:name="T62" style:family="text">
      <style:text-properties fo:font-style="normal" officeooo:rsid="00c4fe7d" style:font-style-asian="normal" style:font-style-complex="normal"/>
    </style:style>
    <style:style style:name="T63" style:family="text">
      <style:text-properties fo:font-style="normal" officeooo:rsid="00c6ac19" style:font-style-asian="normal" style:font-style-complex="normal"/>
    </style:style>
    <style:style style:name="T64" style:family="text">
      <style:text-properties fo:font-style="normal" officeooo:rsid="024f90fc" style:font-style-asian="normal" style:font-style-complex="normal"/>
    </style:style>
    <style:style style:name="T65" style:family="text">
      <style:text-properties fo:font-style="normal" officeooo:rsid="02511abe" style:font-style-asian="normal" style:font-style-complex="normal"/>
    </style:style>
    <style:style style:name="T66" style:family="text">
      <style:text-properties fo:font-style="normal" officeooo:rsid="0252c212" style:font-style-asian="normal" style:font-style-complex="normal"/>
    </style:style>
    <style:style style:name="T67" style:family="text">
      <style:text-properties fo:font-style="normal" officeooo:rsid="02563f80" style:font-style-asian="normal" style:font-style-complex="normal"/>
    </style:style>
    <style:style style:name="T68" style:family="text">
      <style:text-properties fo:font-style="normal" officeooo:rsid="02590c50" style:font-style-asian="normal" style:font-style-complex="normal"/>
    </style:style>
    <style:style style:name="T69" style:family="text">
      <style:text-properties fo:font-style="normal" officeooo:rsid="02597498" style:font-style-asian="normal" style:font-style-complex="normal"/>
    </style:style>
    <style:style style:name="T70" style:family="text">
      <style:text-properties fo:font-style="normal" officeooo:rsid="025adabf" style:font-style-asian="normal" style:font-style-complex="normal"/>
    </style:style>
    <style:style style:name="T71" style:family="text">
      <style:text-properties fo:font-style="normal" officeooo:rsid="025cacaf" style:font-style-asian="normal" style:font-style-complex="normal"/>
    </style:style>
    <style:style style:name="T72" style:family="text">
      <style:text-properties fo:font-style="normal" officeooo:rsid="025d96ba" style:font-style-asian="normal" style:font-style-complex="normal"/>
    </style:style>
    <style:style style:name="T73" style:family="text">
      <style:text-properties fo:font-style="normal" style:font-style-asian="normal" style:font-weight-asian="normal" style:font-style-complex="normal" style:font-weight-complex="normal"/>
    </style:style>
    <style:style style:name="T74" style:family="text">
      <style:text-properties style:font-name="Courier New1"/>
    </style:style>
    <style:style style:name="T75" style:family="text">
      <style:text-properties style:font-name="Arial"/>
    </style:style>
    <style:style style:name="T76" style:family="text">
      <style:text-properties style:font-name="Arial" fo:font-style="italic" style:font-style-asian="italic" style:font-style-complex="italic"/>
    </style:style>
    <style:style style:name="T77" style:family="text">
      <style:text-properties style:font-name="Arial" officeooo:rsid="01fb9be0"/>
    </style:style>
    <style:style style:name="T78" style:family="text">
      <style:text-properties fo:font-weight="bold" style:font-weight-asian="bold" style:font-weight-complex="bold"/>
    </style:style>
    <style:style style:name="T79" style:family="text">
      <style:text-properties style:font-name="Courier New3"/>
    </style:style>
    <style:style style:name="T80" style:family="text">
      <style:text-properties style:font-style-asian="normal" style:font-style-complex="normal"/>
    </style:style>
    <style:style style:name="T81" style:family="text">
      <style:text-properties style:use-window-font-color="true" fo:font-style="italic" style:font-style-asian="italic" style:font-style-complex="italic"/>
    </style:style>
    <style:style style:name="T82" style:family="text">
      <style:text-properties officeooo:rsid="000466de"/>
    </style:style>
    <style:style style:name="T83" style:family="text">
      <style:text-properties officeooo:rsid="00122043"/>
    </style:style>
    <style:style style:name="T84" style:family="text">
      <style:text-properties officeooo:rsid="00152c6c"/>
    </style:style>
    <style:style style:name="T85" style:family="text">
      <style:text-properties officeooo:rsid="0015ae7f"/>
    </style:style>
    <style:style style:name="T86" style:family="text">
      <style:text-properties officeooo:rsid="001a17f6"/>
    </style:style>
    <style:style style:name="T87" style:family="text">
      <style:text-properties officeooo:rsid="001e5afa"/>
    </style:style>
    <style:style style:name="T88" style:family="text">
      <style:text-properties officeooo:rsid="002bfcad"/>
    </style:style>
    <style:style style:name="T89" style:family="text">
      <style:text-properties officeooo:rsid="002f9486"/>
    </style:style>
    <style:style style:name="T90" style:family="text">
      <style:text-properties officeooo:rsid="0032e592"/>
    </style:style>
    <style:style style:name="T91" style:family="text">
      <style:text-properties style:text-underline-style="solid" style:text-underline-width="auto" style:text-underline-color="font-color"/>
    </style:style>
    <style:style style:name="T92" style:family="text">
      <style:text-properties officeooo:rsid="003508be"/>
    </style:style>
    <style:style style:name="T93" style:family="text">
      <style:text-properties officeooo:rsid="0038c092"/>
    </style:style>
    <style:style style:name="T94" style:family="text">
      <style:text-properties officeooo:rsid="0041eeaa"/>
    </style:style>
    <style:style style:name="T95" style:family="text">
      <style:text-properties officeooo:rsid="004261a3"/>
    </style:style>
    <style:style style:name="T96" style:family="text">
      <style:text-properties officeooo:rsid="00459f7f"/>
    </style:style>
    <style:style style:name="T97" style:family="text">
      <style:text-properties officeooo:rsid="0046c237"/>
    </style:style>
    <style:style style:name="T98" style:family="text">
      <style:text-properties officeooo:rsid="004c48ab"/>
    </style:style>
    <style:style style:name="T99" style:family="text">
      <style:text-properties officeooo:rsid="005604a8"/>
    </style:style>
    <style:style style:name="T100" style:family="text">
      <style:text-properties officeooo:rsid="00578a01"/>
    </style:style>
    <style:style style:name="T101" style:family="text">
      <style:text-properties officeooo:rsid="005960c2"/>
    </style:style>
    <style:style style:name="T102" style:family="text">
      <style:text-properties officeooo:rsid="005c89f4"/>
    </style:style>
    <style:style style:name="T103" style:family="text">
      <style:text-properties officeooo:rsid="005e2c2e"/>
    </style:style>
    <style:style style:name="T104" style:family="text">
      <style:text-properties officeooo:rsid="0063d9a4"/>
    </style:style>
    <style:style style:name="T105" style:family="text">
      <style:text-properties officeooo:rsid="0068ad78"/>
    </style:style>
    <style:style style:name="T106" style:family="text">
      <style:text-properties officeooo:rsid="0072e88d"/>
    </style:style>
    <style:style style:name="T107" style:family="text">
      <style:text-properties officeooo:rsid="00748ac0"/>
    </style:style>
    <style:style style:name="T108" style:family="text">
      <style:text-properties officeooo:rsid="00751a9f"/>
    </style:style>
    <style:style style:name="T109" style:family="text">
      <style:text-properties officeooo:rsid="0077d22c"/>
    </style:style>
    <style:style style:name="T110" style:family="text">
      <style:text-properties officeooo:rsid="00785d69"/>
    </style:style>
    <style:style style:name="T111" style:family="text">
      <style:text-properties officeooo:rsid="0081e21d"/>
    </style:style>
    <style:style style:name="T112" style:family="text">
      <style:text-properties officeooo:rsid="008510e7"/>
    </style:style>
    <style:style style:name="T113" style:family="text">
      <style:text-properties officeooo:rsid="00904669"/>
    </style:style>
    <style:style style:name="T114" style:family="text">
      <style:text-properties officeooo:rsid="0092da70"/>
    </style:style>
    <style:style style:name="T115" style:family="text">
      <style:text-properties officeooo:rsid="0093b4cf"/>
    </style:style>
    <style:style style:name="T116" style:family="text">
      <style:text-properties officeooo:rsid="0094cf98"/>
    </style:style>
    <style:style style:name="T117" style:family="text">
      <style:text-properties officeooo:rsid="00969f8b"/>
    </style:style>
    <style:style style:name="T118" style:family="text">
      <style:text-properties officeooo:rsid="00994ad8"/>
    </style:style>
    <style:style style:name="T119" style:family="text">
      <style:text-properties officeooo:rsid="0099f5e3"/>
    </style:style>
    <style:style style:name="T120" style:family="text">
      <style:text-properties officeooo:rsid="009c0433"/>
    </style:style>
    <style:style style:name="T121" style:family="text">
      <style:text-properties officeooo:rsid="009ccf48"/>
    </style:style>
    <style:style style:name="T122" style:family="text">
      <style:text-properties officeooo:rsid="009f8e87"/>
    </style:style>
    <style:style style:name="T123" style:family="text">
      <style:text-properties officeooo:rsid="00a0c0c9"/>
    </style:style>
    <style:style style:name="T124" style:family="text">
      <style:text-properties officeooo:rsid="00a22af1"/>
    </style:style>
    <style:style style:name="T125" style:family="text">
      <style:text-properties officeooo:rsid="00a75f8e"/>
    </style:style>
    <style:style style:name="T126" style:family="text">
      <style:text-properties officeooo:rsid="00aa4dcc"/>
    </style:style>
    <style:style style:name="T127" style:family="text">
      <style:text-properties officeooo:rsid="00b3fe9b"/>
    </style:style>
    <style:style style:name="T128" style:family="text">
      <style:text-properties officeooo:rsid="00b5f896"/>
    </style:style>
    <style:style style:name="T129" style:family="text">
      <style:text-properties officeooo:rsid="00b7cee4"/>
    </style:style>
    <style:style style:name="T130" style:family="text">
      <style:text-properties officeooo:rsid="00b972fb"/>
    </style:style>
    <style:style style:name="T131" style:family="text">
      <style:text-properties officeooo:rsid="00ba01a5"/>
    </style:style>
    <style:style style:name="T132" style:family="text">
      <style:text-properties officeooo:rsid="00bbd303"/>
    </style:style>
    <style:style style:name="T133" style:family="text">
      <style:text-properties officeooo:rsid="00ca4dfa"/>
    </style:style>
    <style:style style:name="T134" style:family="text">
      <style:text-properties officeooo:rsid="00cb4024"/>
    </style:style>
    <style:style style:name="T135" style:family="text">
      <style:text-properties officeooo:rsid="00d1bc7b"/>
    </style:style>
    <style:style style:name="T136" style:family="text">
      <style:text-properties officeooo:rsid="00d79c41"/>
    </style:style>
    <style:style style:name="T137" style:family="text">
      <style:text-properties officeooo:rsid="00e07730"/>
    </style:style>
    <style:style style:name="T138" style:family="text">
      <style:text-properties officeooo:rsid="00e07852"/>
    </style:style>
    <style:style style:name="T139" style:family="text">
      <style:text-properties officeooo:rsid="00ed3028"/>
    </style:style>
    <style:style style:name="T140" style:family="text">
      <style:text-properties officeooo:rsid="00ee885c"/>
    </style:style>
    <style:style style:name="T141" style:family="text">
      <style:text-properties officeooo:rsid="00f80875"/>
    </style:style>
    <style:style style:name="T142" style:family="text">
      <style:text-properties officeooo:rsid="00ff5242"/>
    </style:style>
    <style:style style:name="T143" style:family="text">
      <style:text-properties officeooo:rsid="01019b32"/>
    </style:style>
    <style:style style:name="T144" style:family="text">
      <style:text-properties officeooo:rsid="01023a5a"/>
    </style:style>
    <style:style style:name="T145" style:family="text">
      <style:text-properties officeooo:rsid="01037477"/>
    </style:style>
    <style:style style:name="T146" style:family="text">
      <style:text-properties officeooo:rsid="0106543c"/>
    </style:style>
    <style:style style:name="T147" style:family="text">
      <style:text-properties officeooo:rsid="010b4794"/>
    </style:style>
    <style:style style:name="T148" style:family="text">
      <style:text-properties officeooo:rsid="0112a63a"/>
    </style:style>
    <style:style style:name="T149" style:family="text">
      <style:text-properties officeooo:rsid="011438aa"/>
    </style:style>
    <style:style style:name="T150" style:family="text">
      <style:text-properties officeooo:rsid="01150536"/>
    </style:style>
    <style:style style:name="T151" style:family="text">
      <style:text-properties officeooo:rsid="0116fc57"/>
    </style:style>
    <style:style style:name="T152" style:family="text">
      <style:text-properties officeooo:rsid="0117d9a8"/>
    </style:style>
    <style:style style:name="T153" style:family="text">
      <style:text-properties officeooo:rsid="012553b4"/>
    </style:style>
    <style:style style:name="T154" style:family="text">
      <style:text-properties officeooo:rsid="01260b38"/>
    </style:style>
    <style:style style:name="T155" style:family="text">
      <style:text-properties officeooo:rsid="012781dc"/>
    </style:style>
    <style:style style:name="T156" style:family="text">
      <style:text-properties officeooo:rsid="01280aea"/>
    </style:style>
    <style:style style:name="T157" style:family="text">
      <style:text-properties officeooo:rsid="012c4d2c"/>
    </style:style>
    <style:style style:name="T158" style:family="text">
      <style:text-properties officeooo:rsid="012e1fe3"/>
    </style:style>
    <style:style style:name="T159" style:family="text">
      <style:text-properties officeooo:rsid="0131f4ac"/>
    </style:style>
    <style:style style:name="T160" style:family="text">
      <style:text-properties officeooo:rsid="013202dc"/>
    </style:style>
    <style:style style:name="T161" style:family="text">
      <style:text-properties officeooo:rsid="01335258"/>
    </style:style>
    <style:style style:name="T162" style:family="text">
      <style:text-properties officeooo:rsid="0135fe59"/>
    </style:style>
    <style:style style:name="T163" style:family="text">
      <style:text-properties officeooo:rsid="0138fa18"/>
    </style:style>
    <style:style style:name="T164" style:family="text">
      <style:text-properties officeooo:rsid="013a7056"/>
    </style:style>
    <style:style style:name="T165" style:family="text">
      <style:text-properties officeooo:rsid="013fd689"/>
    </style:style>
    <style:style style:name="T166" style:family="text">
      <style:text-properties officeooo:rsid="01406c90"/>
    </style:style>
    <style:style style:name="T167" style:family="text">
      <style:text-properties officeooo:rsid="014a5149"/>
    </style:style>
    <style:style style:name="T168" style:family="text">
      <style:text-properties officeooo:rsid="014bb050"/>
    </style:style>
    <style:style style:name="T169" style:family="text">
      <style:text-properties officeooo:rsid="014c787f"/>
    </style:style>
    <style:style style:name="T170" style:family="text">
      <style:text-properties officeooo:rsid="0153eb0b"/>
    </style:style>
    <style:style style:name="T171" style:family="text">
      <style:text-properties officeooo:rsid="0155e9a4"/>
    </style:style>
    <style:style style:name="T172" style:family="text">
      <style:text-properties officeooo:rsid="0155f9fd"/>
    </style:style>
    <style:style style:name="T173" style:family="text">
      <style:text-properties officeooo:rsid="01572f2d"/>
    </style:style>
    <style:style style:name="T174" style:family="text">
      <style:text-properties officeooo:rsid="015835a4"/>
    </style:style>
    <style:style style:name="T175" style:family="text">
      <style:text-properties officeooo:rsid="015a32b9"/>
    </style:style>
    <style:style style:name="T176" style:family="text">
      <style:text-properties officeooo:rsid="015b7df9"/>
    </style:style>
    <style:style style:name="T177" style:family="text">
      <style:text-properties officeooo:rsid="015fc52b"/>
    </style:style>
    <style:style style:name="T178" style:family="text">
      <style:text-properties officeooo:rsid="016253fc"/>
    </style:style>
    <style:style style:name="T179" style:family="text">
      <style:text-properties officeooo:rsid="01634304"/>
    </style:style>
    <style:style style:name="T180" style:family="text">
      <style:text-properties officeooo:rsid="0163df53"/>
    </style:style>
    <style:style style:name="T181" style:family="text">
      <style:text-properties officeooo:rsid="016621d5"/>
    </style:style>
    <style:style style:name="T182" style:family="text">
      <style:text-properties officeooo:rsid="01681da3"/>
    </style:style>
    <style:style style:name="T183" style:family="text">
      <style:text-properties officeooo:rsid="0169ef61"/>
    </style:style>
    <style:style style:name="T184" style:family="text">
      <style:text-properties officeooo:rsid="016a7514"/>
    </style:style>
    <style:style style:name="T185" style:family="text">
      <style:text-properties officeooo:rsid="016c0444"/>
    </style:style>
    <style:style style:name="T186" style:family="text">
      <style:text-properties officeooo:rsid="0172eb30"/>
    </style:style>
    <style:style style:name="T187" style:family="text">
      <style:text-properties officeooo:rsid="0174c981"/>
    </style:style>
    <style:style style:name="T188" style:family="text">
      <style:text-properties officeooo:rsid="01794c45"/>
    </style:style>
    <style:style style:name="T189" style:family="text">
      <style:text-properties officeooo:rsid="017acdb3"/>
    </style:style>
    <style:style style:name="T190" style:family="text">
      <style:text-properties officeooo:rsid="017ba094"/>
    </style:style>
    <style:style style:name="T191" style:family="text">
      <style:text-properties officeooo:rsid="017cf1e4"/>
    </style:style>
    <style:style style:name="T192" style:family="text">
      <style:text-properties officeooo:rsid="017e7f85"/>
    </style:style>
    <style:style style:name="T193" style:family="text">
      <style:text-properties officeooo:rsid="01809596"/>
    </style:style>
    <style:style style:name="T194" style:family="text">
      <style:text-properties officeooo:rsid="0180dd89"/>
    </style:style>
    <style:style style:name="T195" style:family="text">
      <style:text-properties officeooo:rsid="0182553d"/>
    </style:style>
    <style:style style:name="T196" style:family="text">
      <style:text-properties officeooo:rsid="0184c7a7"/>
    </style:style>
    <style:style style:name="T197" style:family="text">
      <style:text-properties officeooo:rsid="01863694"/>
    </style:style>
    <style:style style:name="T198" style:family="text">
      <style:text-properties officeooo:rsid="018679c9"/>
    </style:style>
    <style:style style:name="T199" style:family="text">
      <style:text-properties officeooo:rsid="0186cea5"/>
    </style:style>
    <style:style style:name="T200" style:family="text">
      <style:text-properties officeooo:rsid="018880da"/>
    </style:style>
    <style:style style:name="T201" style:family="text">
      <style:text-properties officeooo:rsid="018a103f"/>
    </style:style>
    <style:style style:name="T202" style:family="text">
      <style:text-properties officeooo:rsid="018cf3e4"/>
    </style:style>
    <style:style style:name="T203" style:family="text">
      <style:text-properties officeooo:rsid="018d504a"/>
    </style:style>
    <style:style style:name="T204" style:family="text">
      <style:text-properties officeooo:rsid="018f01da"/>
    </style:style>
    <style:style style:name="T205" style:family="text">
      <style:text-properties officeooo:rsid="018f3886"/>
    </style:style>
    <style:style style:name="T206" style:family="text">
      <style:text-properties officeooo:rsid="018fe0cb"/>
    </style:style>
    <style:style style:name="T207" style:family="text">
      <style:text-properties officeooo:rsid="01904486"/>
    </style:style>
    <style:style style:name="T208" style:family="text">
      <style:text-properties officeooo:rsid="0190a684"/>
    </style:style>
    <style:style style:name="T209" style:family="text">
      <style:text-properties officeooo:rsid="0192d7d6"/>
    </style:style>
    <style:style style:name="T210" style:family="text">
      <style:text-properties officeooo:rsid="01947789"/>
    </style:style>
    <style:style style:name="T211" style:family="text">
      <style:text-properties officeooo:rsid="01953ec7"/>
    </style:style>
    <style:style style:name="T212" style:family="text">
      <style:text-properties officeooo:rsid="0197f19f"/>
    </style:style>
    <style:style style:name="T213" style:family="text">
      <style:text-properties officeooo:rsid="0198d59d"/>
    </style:style>
    <style:style style:name="T214" style:family="text">
      <style:text-properties officeooo:rsid="0199c08c"/>
    </style:style>
    <style:style style:name="T215" style:family="text">
      <style:text-properties officeooo:rsid="01af25db"/>
    </style:style>
    <style:style style:name="T216" style:family="text">
      <style:text-properties officeooo:rsid="01b18d1b"/>
    </style:style>
    <style:style style:name="T217" style:family="text">
      <style:text-properties officeooo:rsid="01b2cdae"/>
    </style:style>
    <style:style style:name="T218" style:family="text">
      <style:text-properties officeooo:rsid="01b4d7f9"/>
    </style:style>
    <style:style style:name="T219" style:family="text">
      <style:text-properties officeooo:rsid="01b5d637"/>
    </style:style>
    <style:style style:name="T220" style:family="text">
      <style:text-properties officeooo:rsid="01ba2143"/>
    </style:style>
    <style:style style:name="T221" style:family="text">
      <style:text-properties officeooo:rsid="01bf0183"/>
    </style:style>
    <style:style style:name="T222" style:family="text">
      <style:text-properties officeooo:rsid="01c07f16"/>
    </style:style>
    <style:style style:name="T223" style:family="text">
      <style:text-properties officeooo:rsid="01c1601c"/>
    </style:style>
    <style:style style:name="T224" style:family="text">
      <style:text-properties officeooo:rsid="01c23a17"/>
    </style:style>
    <style:style style:name="T225" style:family="text">
      <style:text-properties officeooo:rsid="01c2e911"/>
    </style:style>
    <style:style style:name="T226" style:family="text">
      <style:text-properties officeooo:rsid="01c4b075"/>
    </style:style>
    <style:style style:name="T227" style:family="text">
      <style:text-properties officeooo:rsid="01c5c9b2"/>
    </style:style>
    <style:style style:name="T228" style:family="text">
      <style:text-properties officeooo:rsid="01c78a44"/>
    </style:style>
    <style:style style:name="T229" style:family="text">
      <style:text-properties officeooo:rsid="01c90ec6"/>
    </style:style>
    <style:style style:name="T230" style:family="text">
      <style:text-properties officeooo:rsid="01ca7725"/>
    </style:style>
    <style:style style:name="T231" style:family="text">
      <style:text-properties officeooo:rsid="01ca925f"/>
    </style:style>
    <style:style style:name="T232" style:family="text">
      <style:text-properties officeooo:rsid="01cb4814"/>
    </style:style>
    <style:style style:name="T233" style:family="text">
      <style:text-properties officeooo:rsid="01cbfc54"/>
    </style:style>
    <style:style style:name="T234" style:family="text">
      <style:text-properties officeooo:rsid="01cd1c54"/>
    </style:style>
    <style:style style:name="T235" style:family="text">
      <style:text-properties officeooo:rsid="01cee809"/>
    </style:style>
    <style:style style:name="T236" style:family="text">
      <style:text-properties officeooo:rsid="01d077ae"/>
    </style:style>
    <style:style style:name="T237" style:family="text">
      <style:text-properties officeooo:rsid="01d206a3"/>
    </style:style>
    <style:style style:name="T238" style:family="text">
      <style:text-properties officeooo:rsid="01d3cae3"/>
    </style:style>
    <style:style style:name="T239" style:family="text">
      <style:text-properties officeooo:rsid="01d51d45"/>
    </style:style>
    <style:style style:name="T240" style:family="text">
      <style:text-properties officeooo:rsid="01df3705"/>
    </style:style>
    <style:style style:name="T241" style:family="text">
      <style:text-properties officeooo:rsid="01dfe819"/>
    </style:style>
    <style:style style:name="T242" style:family="text">
      <style:text-properties officeooo:rsid="01e0b97f"/>
    </style:style>
    <style:style style:name="T243" style:family="text">
      <style:text-properties officeooo:rsid="01e24d55"/>
    </style:style>
    <style:style style:name="T244" style:family="text">
      <style:text-properties officeooo:rsid="01e364fa"/>
    </style:style>
    <style:style style:name="T245" style:family="text">
      <style:text-properties officeooo:rsid="01e5070c"/>
    </style:style>
    <style:style style:name="T246" style:family="text">
      <style:text-properties officeooo:rsid="01e59b42"/>
    </style:style>
    <style:style style:name="T247" style:family="text">
      <style:text-properties officeooo:rsid="01e95b24"/>
    </style:style>
    <style:style style:name="T248" style:family="text">
      <style:text-properties officeooo:rsid="01eb5b8a"/>
    </style:style>
    <style:style style:name="T249" style:family="text">
      <style:text-properties officeooo:rsid="01f4b7cf"/>
    </style:style>
    <style:style style:name="T250" style:family="text">
      <style:text-properties officeooo:rsid="01f7fb6d"/>
    </style:style>
    <style:style style:name="T251" style:family="text">
      <style:text-properties officeooo:rsid="020015ac"/>
    </style:style>
    <style:style style:name="T252" style:family="text">
      <style:text-properties officeooo:rsid="0201a171"/>
    </style:style>
    <style:style style:name="T253" style:family="text">
      <style:text-properties officeooo:rsid="0201abc2"/>
    </style:style>
    <style:style style:name="T254" style:family="text">
      <style:text-properties officeooo:rsid="020bcff0"/>
    </style:style>
    <style:style style:name="T255" style:family="text">
      <style:text-properties officeooo:rsid="020d2c40"/>
    </style:style>
    <style:style style:name="T256" style:family="text">
      <style:text-properties officeooo:rsid="020f6579"/>
    </style:style>
    <style:style style:name="T257" style:family="text">
      <style:text-properties officeooo:rsid="021c5166"/>
    </style:style>
    <style:style style:name="T258" style:family="text">
      <style:text-properties officeooo:rsid="021d0ed7"/>
    </style:style>
    <style:style style:name="T259" style:family="text">
      <style:text-properties officeooo:rsid="021ff13a"/>
    </style:style>
    <style:style style:name="T260" style:family="text">
      <style:text-properties officeooo:rsid="0221a2f8"/>
    </style:style>
    <style:style style:name="T261" style:family="text">
      <style:text-properties officeooo:rsid="02243785"/>
    </style:style>
    <style:style style:name="T262" style:family="text">
      <style:text-properties officeooo:rsid="0225d333"/>
    </style:style>
    <style:style style:name="T263" style:family="text">
      <style:text-properties officeooo:rsid="0227473d"/>
    </style:style>
    <style:style style:name="T264" style:family="text">
      <style:text-properties officeooo:rsid="02276888"/>
    </style:style>
    <style:style style:name="T265" style:family="text">
      <style:text-properties officeooo:rsid="0227cad9"/>
    </style:style>
    <style:style style:name="T266" style:family="text">
      <style:text-properties officeooo:rsid="0229ce83"/>
    </style:style>
    <style:style style:name="T267" style:family="text">
      <style:text-properties officeooo:rsid="0229e90b"/>
    </style:style>
    <style:style style:name="T268" style:family="text">
      <style:text-properties officeooo:rsid="022bf3f2"/>
    </style:style>
    <style:style style:name="T269" style:family="text">
      <style:text-properties officeooo:rsid="022e6afe"/>
    </style:style>
    <style:style style:name="T270" style:family="text">
      <style:text-properties officeooo:rsid="022edb4e"/>
    </style:style>
    <style:style style:name="T271" style:family="text">
      <style:text-properties officeooo:rsid="02314229"/>
    </style:style>
    <style:style style:name="T272" style:family="text">
      <style:text-properties officeooo:rsid="02343e5f"/>
    </style:style>
    <style:style style:name="T273" style:family="text">
      <style:text-properties officeooo:rsid="023598c5"/>
    </style:style>
    <style:style style:name="T274" style:family="text">
      <style:text-properties officeooo:rsid="023eb2fd"/>
    </style:style>
    <style:style style:name="T275" style:family="text">
      <style:text-properties officeooo:rsid="02436b10"/>
    </style:style>
    <style:style style:name="T276" style:family="text">
      <style:text-properties officeooo:rsid="0244f62e"/>
    </style:style>
    <style:style style:name="T277" style:family="text">
      <style:text-properties officeooo:rsid="024626c1"/>
    </style:style>
    <style:style style:name="T278" style:family="text">
      <style:text-properties officeooo:rsid="02468f4a"/>
    </style:style>
    <style:style style:name="T279" style:family="text">
      <style:text-properties officeooo:rsid="0246f361"/>
    </style:style>
    <style:style style:name="T280" style:family="text">
      <style:text-properties officeooo:rsid="0248ee36"/>
    </style:style>
    <style:style style:name="T281" style:family="text">
      <style:text-properties officeooo:rsid="024aea6f"/>
    </style:style>
    <style:style style:name="T282" style:family="text">
      <style:text-properties officeooo:rsid="02511abe"/>
    </style:style>
    <style:style style:name="T283" style:family="text">
      <style:text-properties officeooo:rsid="0254a5b1"/>
    </style:style>
    <style:style style:name="T284" style:family="text">
      <style:text-properties officeooo:rsid="0262caee"/>
    </style:style>
    <style:style style:name="T285" style:family="text">
      <style:text-properties officeooo:rsid="0263e44c"/>
    </style:style>
    <style:style style:name="T286" style:family="text">
      <style:text-properties officeooo:rsid="0266e5e0"/>
    </style:style>
    <style:style style:name="T287" style:family="text">
      <style:text-properties officeooo:rsid="0267fc14"/>
    </style:style>
    <style:style style:name="T288" style:family="text">
      <style:text-properties officeooo:rsid="026955ff"/>
    </style:style>
    <style:style style:name="T289" style:family="text">
      <style:text-properties officeooo:rsid="026ae7de"/>
    </style:style>
    <style:style style:name="T290" style:family="text">
      <style:text-properties officeooo:rsid="026b946c"/>
    </style:style>
    <style:style style:name="T291" style:family="text">
      <style:text-properties officeooo:rsid="026d8cb8"/>
    </style:style>
    <style:style style:name="T292" style:family="text">
      <style:text-properties officeooo:rsid="0270d15b"/>
    </style:style>
    <style:style style:name="T293" style:family="text">
      <style:text-properties officeooo:rsid="027311f6"/>
    </style:style>
    <style:style style:name="T294" style:family="text">
      <style:text-properties officeooo:rsid="027a54fd"/>
    </style:style>
    <style:style style:name="T295"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JewelScript Reference Manual</text:h>
      <text:p text:style-name="Text_20_body"/>
      <text:p text:style-name="P90">Version 1.<text:span text:style-name="T215">2</text:span>, <text:span text:style-name="T215">June</text:span> 201<text:span text:style-name="T82">4</text:span></text:p>
      <text:p text:style-name="Text_20_body"/>
      <text:p text:style-name="P91">www.jewe.org</text:p>
      <text:p text:style-name="P89"/>
      <text:h text:style-name="P144" text:outline-level="1">Table of Contents – <text:reference-mark-start text:name="toc"/>TOC<text:reference-mark-end text:name="toc"/></text:h>
      <text:p text:style-name="P141"><text:reference-ref text:reference-format="text" text:ref-name="LangRef">Language Documentation</text:reference-ref><text:tab/><text:reference-ref text:reference-format="page" text:ref-name="LangRef">5</text:reference-ref></text:p>
      <text:list xml:id="list8126529542746312358" text:style-name="L1">
        <text:list-header>
          <text:p text:style-name="P186"><text:reference-ref text:reference-format="text" text:ref-name="Lexical">Lexical structure</text:reference-ref><text:tab/><text:reference-ref text:reference-format="page" text:ref-name="Lexical">6</text:reference-ref></text:p>
          <text:p text:style-name="P187"><text:reference-ref text:reference-format="text" text:ref-name="Identifiers">Identifiers</text:reference-ref><text:tab/><text:reference-ref text:reference-format="page" text:ref-name="Identifiers">6</text:reference-ref></text:p>
          <text:p text:style-name="P187"><text:reference-ref text:reference-format="text" text:ref-name="Keywords">Keywords</text:reference-ref><text:tab/><text:reference-ref text:reference-format="page" text:ref-name="Keywords">6</text:reference-ref></text:p>
          <text:p text:style-name="P187"><text:reference-ref text:reference-format="text" text:ref-name="Operators">Operators</text:reference-ref><text:tab/><text:reference-ref text:reference-format="page" text:ref-name="Operators">6</text:reference-ref></text:p>
          <text:p text:style-name="P187"><text:reference-ref text:reference-format="text" text:ref-name="OtherToken">Other tokens</text:reference-ref><text:tab/><text:reference-ref text:reference-format="page" text:ref-name="OtherToken">6</text:reference-ref></text:p>
          <text:p text:style-name="P187"><text:reference-ref text:reference-format="text" text:ref-name="Literals">Literals</text:reference-ref><text:tab/><text:reference-ref text:reference-format="page" text:ref-name="Literals">6</text:reference-ref></text:p>
          <text:p text:style-name="P187"><text:reference-ref text:reference-format="text" text:ref-name="Comments">Comments</text:reference-ref><text:tab/><text:reference-ref text:reference-format="page" text:ref-name="Comments">7</text:reference-ref></text:p>
        </text:list-header>
      </text:list>
      <text:p text:style-name="P136"><text:reference-ref text:reference-format="text" text:ref-name="builtintypes">Built-in data types</text:reference-ref><text:tab/><text:reference-ref text:reference-format="page" text:ref-name="builtintypes">8</text:reference-ref></text:p>
      <text:p text:style-name="P137"><text:reference-ref text:reference-format="text" text:ref-name="type_null">null</text:reference-ref><text:tab/><text:reference-ref text:reference-format="page" text:ref-name="type_null">8</text:reference-ref></text:p>
      <text:p text:style-name="P137"><text:reference-ref text:reference-format="text" text:ref-name="type_long">int</text:reference-ref><text:tab/><text:reference-ref text:reference-format="page" text:ref-name="type_long">8</text:reference-ref></text:p>
      <text:p text:style-name="P137"><text:reference-ref text:reference-format="text" text:ref-name="type_float">float</text:reference-ref><text:tab/><text:reference-ref text:reference-format="page" text:ref-name="type_float">8</text:reference-ref></text:p>
      <text:p text:style-name="P137"><text:reference-ref text:reference-format="text" text:ref-name="type_string">string</text:reference-ref><text:tab/><text:reference-ref text:reference-format="page" text:ref-name="type_string">8</text:reference-ref></text:p>
      <text:p text:style-name="P137"><text:reference-ref text:reference-format="text" text:ref-name="type_array">array</text:reference-ref><text:tab/><text:reference-ref text:reference-format="page" text:ref-name="type_array">9</text:reference-ref></text:p>
      <text:p text:style-name="P137"><text:reference-ref text:reference-format="text" text:ref-name="type_list">list</text:reference-ref><text:tab/><text:reference-ref text:reference-format="page" text:ref-name="type_list">10</text:reference-ref></text:p>
      <text:p text:style-name="P137"><text:reference-ref text:reference-format="text" text:ref-name="type_table">table</text:reference-ref><text:tab/><text:reference-ref text:reference-format="page" text:ref-name="type_table">11</text:reference-ref></text:p>
      <text:p text:style-name="P137"><text:reference-ref text:reference-format="text" text:ref-name="type_iter">iterator</text:reference-ref><text:tab/><text:reference-ref text:reference-format="page" text:ref-name="type_iter">11</text:reference-ref></text:p>
      <text:p text:style-name="P137"><text:reference-ref text:reference-format="text" text:ref-name="type_var">var</text:reference-ref><text:tab/><text:reference-ref text:reference-format="page" text:ref-name="type_var">11</text:reference-ref></text:p>
      <text:p text:style-name="P136"><text:reference-ref text:reference-format="text" text:ref-name="Expressions">Expressions</text:reference-ref><text:tab/><text:reference-ref text:reference-format="page" text:ref-name="Expressions">13</text:reference-ref></text:p>
      <text:p text:style-name="P137"><text:reference-ref text:reference-format="text" text:ref-name="Expr_Operators">Operators</text:reference-ref><text:tab/><text:reference-ref text:reference-format="page" text:ref-name="Expr_Operators">13</text:reference-ref></text:p>
      <text:p text:style-name="P139"><text:reference-ref text:reference-format="text" text:ref-name="Assignment">Assignment</text:reference-ref><text:tab/><text:reference-ref text:reference-format="page" text:ref-name="Assignment">13</text:reference-ref></text:p>
      <text:p text:style-name="P139"><text:reference-ref text:reference-format="text" text:ref-name="Arithmetic">Arithmetic</text:reference-ref><text:tab/><text:reference-ref text:reference-format="page" text:ref-name="Arithmetic">13</text:reference-ref></text:p>
      <text:p text:style-name="P139"><text:reference-ref text:reference-format="text" text:ref-name="Relational">Relational</text:reference-ref><text:tab/><text:reference-ref text:reference-format="page" text:ref-name="Relational">13</text:reference-ref></text:p>
      <text:p text:style-name="P139"><text:reference-ref text:reference-format="text" text:ref-name="Logical">Logical</text:reference-ref><text:tab/><text:reference-ref text:reference-format="page" text:ref-name="Logical">14</text:reference-ref></text:p>
      <text:p text:style-name="P139"><text:reference-ref text:reference-format="text" text:ref-name="Bitwise">Bitwise</text:reference-ref><text:tab/><text:reference-ref text:reference-format="page" text:ref-name="Bitwise">14</text:reference-ref></text:p>
      <text:p text:style-name="P139"><text:reference-ref text:reference-format="text" text:ref-name="Operator_square">Operator [ ]</text:reference-ref><text:tab/><text:reference-ref text:reference-format="page" text:ref-name="Operator_square">14</text:reference-ref></text:p>
      <text:p text:style-name="P139"><text:reference-ref text:reference-format="text" text:ref-name="Operator_ternary">Operator ? (ternary operator)</text:reference-ref><text:tab/><text:reference-ref text:reference-format="page" text:ref-name="Operator_ternary">15</text:reference-ref></text:p>
      <text:p text:style-name="P139"><text:reference-ref text:reference-format="text" text:ref-name="Operator_lambda">Operator =&gt; (lambda operator)</text:reference-ref><text:tab/><text:reference-ref text:reference-format="page" text:ref-name="Operator_lambda">15</text:reference-ref></text:p>
      <text:p text:style-name="P139"><text:reference-ref text:reference-format="text" text:ref-name="Operator_sameref">Operator sameref()</text:reference-ref><text:tab/><text:reference-ref text:reference-format="page" text:ref-name="Operator_sameref">15</text:reference-ref></text:p>
      <text:p text:style-name="P139"><text:reference-ref text:reference-format="text" text:ref-name="typeof_operator">Operator typeof()</text:reference-ref><text:tab/><text:reference-ref text:reference-format="page" text:ref-name="typeof_operator">15</text:reference-ref></text:p>
      <text:p text:style-name="P139"><text:reference-ref text:reference-format="text" text:ref-name="Operator_new">Operator new</text:reference-ref><text:tab/><text:reference-ref text:reference-format="page" text:ref-name="Operator_new">16</text:reference-ref></text:p>
      <text:p text:style-name="P139"><text:reference-ref text:reference-format="text" text:ref-name="Operator_typecast">Typecast operator</text:reference-ref><text:tab/><text:reference-ref text:reference-format="page" text:ref-name="Operator_typecast">16</text:reference-ref></text:p>
      <text:p text:style-name="P139"><text:reference-ref text:reference-format="text" text:ref-name="Operator_precedence">Operator precedence</text:reference-ref><text:tab/><text:reference-ref text:reference-format="page" text:ref-name="Operator_precedence">17</text:reference-ref></text:p>
      <text:p text:style-name="P137"><text:reference-ref text:reference-format="text" text:ref-name="array_ctor">Array literal</text:reference-ref><text:tab/><text:reference-ref text:reference-format="page" text:ref-name="array_ctor">18</text:reference-ref></text:p>
      <text:p text:style-name="P137"><text:reference-ref text:reference-format="text" text:ref-name="func_call_expr">Function call</text:reference-ref><text:tab/><text:reference-ref text:reference-format="page" text:ref-name="func_call_expr">18</text:reference-ref></text:p>
      <text:p text:style-name="P137"><text:reference-ref text:reference-format="text" text:ref-name="Expr_Anon_Func">Anonymous function / method literal</text:reference-ref><text:tab/><text:reference-ref text:reference-format="page" text:ref-name="Expr_Anon_Func">18</text:reference-ref></text:p>
      <text:p text:style-name="P137"><text:reference-ref text:reference-format="text" text:ref-name="cofunc_inst">Co-function instantiation</text:reference-ref><text:tab/><text:reference-ref text:reference-format="page" text:ref-name="cofunc_inst">19</text:reference-ref></text:p>
      <text:p text:style-name="P137"><text:reference-ref text:reference-format="text" text:ref-name="cofunc_resume">Co-function resume</text:reference-ref><text:tab/><text:reference-ref text:reference-format="page" text:ref-name="cofunc_resume">19</text:reference-ref></text:p>
      <text:p text:style-name="P136"><text:soft-page-break/><text:reference-ref text:reference-format="text" text:ref-name="Statements">Statements</text:reference-ref><text:tab/><text:reference-ref text:reference-format="page" text:ref-name="Statements">20</text:reference-ref></text:p>
      <text:p text:style-name="P137"><text:reference-ref text:reference-format="text" text:ref-name="stat_block">Block</text:reference-ref><text:tab/><text:reference-ref text:reference-format="page" text:ref-name="stat_block">20</text:reference-ref></text:p>
      <text:p text:style-name="P137"><text:reference-ref text:reference-format="text" text:ref-name="stat_controlflow">Control Flow</text:reference-ref><text:tab/><text:reference-ref text:reference-format="page" text:ref-name="stat_controlflow">21</text:reference-ref></text:p>
      <text:p text:style-name="P139"><text:reference-ref text:reference-format="text" text:ref-name="stat_if">if / else / else-if</text:reference-ref><text:tab/><text:reference-ref text:reference-format="page" text:ref-name="stat_if">21</text:reference-ref></text:p>
      <text:p text:style-name="P139"><text:reference-ref text:reference-format="text" text:ref-name="stat_switch">switch</text:reference-ref><text:tab/><text:reference-ref text:reference-format="page" text:ref-name="stat_switch">21</text:reference-ref></text:p>
      <text:p text:style-name="P140"><text:reference-ref text:reference-format="text" text:ref-name="stat_clause">clause / goto</text:reference-ref><text:tab/><text:reference-ref text:reference-format="page" text:ref-name="stat_clause">23</text:reference-ref></text:p>
      <text:p text:style-name="P140"><text:reference-ref text:reference-format="text" text:ref-name="stat_break">break</text:reference-ref><text:tab/><text:reference-ref text:reference-format="page" text:ref-name="stat_break">23</text:reference-ref></text:p>
      <text:p text:style-name="P140"><text:reference-ref text:reference-format="text" text:ref-name="stat_continue">continue</text:reference-ref><text:tab/><text:reference-ref text:reference-format="page" text:ref-name="stat_continue">24</text:reference-ref></text:p>
      <text:p text:style-name="P140"><text:reference-ref text:reference-format="text" text:ref-name="stat_return">return</text:reference-ref><text:tab/><text:reference-ref text:reference-format="page" text:ref-name="stat_return">24</text:reference-ref></text:p>
      <text:p text:style-name="P140"><text:reference-ref text:reference-format="text" text:ref-name="stat_yield">yield</text:reference-ref><text:tab/><text:reference-ref text:reference-format="page" text:ref-name="stat_yield">24</text:reference-ref></text:p>
      <text:p text:style-name="P140"><text:reference-ref text:reference-format="text" text:ref-name="throw_kwd">throw</text:reference-ref><text:tab/><text:reference-ref text:reference-format="page" text:ref-name="throw_kwd">24</text:reference-ref></text:p>
      <text:p text:style-name="P137"><text:reference-ref text:reference-format="text" text:ref-name="stat_loops">Loops</text:reference-ref><text:tab/><text:reference-ref text:reference-format="page" text:ref-name="stat_loops">24</text:reference-ref></text:p>
      <text:p text:style-name="P139"><text:reference-ref text:reference-format="text" text:ref-name="stat_while">while</text:reference-ref><text:tab/><text:reference-ref text:reference-format="page" text:ref-name="stat_while">25</text:reference-ref></text:p>
      <text:p text:style-name="P139"><text:reference-ref text:reference-format="text" text:ref-name="stat_do_while">do-while</text:reference-ref><text:tab/><text:reference-ref text:reference-format="page" text:ref-name="stat_do_while">25</text:reference-ref></text:p>
      <text:p text:style-name="P139"><text:reference-ref text:reference-format="text" text:ref-name="stat_for">for</text:reference-ref><text:tab/><text:reference-ref text:reference-format="page" text:ref-name="stat_for">25</text:reference-ref></text:p>
      <text:p text:style-name="P137"><text:reference-ref text:reference-format="text" text:ref-name="stat_import">import</text:reference-ref><text:tab/><text:reference-ref text:reference-format="page" text:ref-name="stat_import">26</text:reference-ref></text:p>
      <text:p text:style-name="P137"><text:reference-ref text:reference-format="text" text:ref-name="stat_using">using</text:reference-ref><text:tab/><text:reference-ref text:reference-format="page" text:ref-name="stat_using">27</text:reference-ref></text:p>
      <text:p text:style-name="P138"><text:reference-ref text:reference-format="text" text:ref-name="stat_alias2">alias</text:reference-ref><text:tab/><text:reference-ref text:reference-format="page" text:ref-name="stat_alias2">30</text:reference-ref></text:p>
      <text:p text:style-name="P138"><text:reference-ref text:reference-format="text" text:ref-name="stat_namespace">namespace</text:reference-ref><text:tab/><text:reference-ref text:reference-format="page" text:ref-name="stat_namespace">30</text:reference-ref></text:p>
      <text:p text:style-name="P138"><text:reference-ref text:reference-format="text" text:ref-name="stat_option">option</text:reference-ref><text:tab/><text:reference-ref text:reference-format="page" text:ref-name="stat_option">31</text:reference-ref></text:p>
      <text:p text:style-name="P137"><text:reference-ref text:reference-format="text" text:ref-name="stat_delegate2">delegate</text:reference-ref><text:tab/><text:reference-ref text:reference-format="page" text:ref-name="stat_delegate2">34</text:reference-ref></text:p>
      <text:p text:style-name="P137"><text:reference-ref text:reference-format="text" text:ref-name="__brk">__brk</text:reference-ref><text:tab/><text:reference-ref text:reference-format="page" text:ref-name="__brk">34</text:reference-ref></text:p>
      <text:p text:style-name="P137"><text:reference-ref text:reference-format="text" text:ref-name="var_decl_def">Variable declaration, definition</text:reference-ref><text:tab/><text:reference-ref text:reference-format="page" text:ref-name="var_decl_def">34</text:reference-ref></text:p>
      <text:p text:style-name="P137"><text:reference-ref text:reference-format="text" text:ref-name="stat_func">Function declaration, definition</text:reference-ref><text:tab/><text:reference-ref text:reference-format="page" text:ref-name="stat_func">35</text:reference-ref></text:p>
      <text:p text:style-name="P137"><text:reference-ref text:reference-format="text" text:ref-name="stat_cofunc">Co-function declaration, definition</text:reference-ref><text:tab/><text:reference-ref text:reference-format="page" text:ref-name="stat_cofunc">35</text:reference-ref></text:p>
      <text:p text:style-name="P137"><text:reference-ref text:reference-format="text" text:ref-name="stat_class">Class declaration, definition</text:reference-ref><text:tab/><text:reference-ref text:reference-format="page" text:ref-name="stat_class">36</text:reference-ref></text:p>
      <text:p text:style-name="P137"><text:reference-ref text:reference-format="text" text:ref-name="stat_interface">Interface declaration</text:reference-ref><text:tab/><text:reference-ref text:reference-format="page" text:ref-name="stat_interface">37</text:reference-ref></text:p>
      <text:p text:style-name="P137"><text:reference-ref text:reference-format="text" text:ref-name="stat_expr">Expression statement</text:reference-ref><text:tab/><text:reference-ref text:reference-format="page" text:ref-name="stat_expr">37</text:reference-ref></text:p>
      <text:p text:style-name="P137"><text:reference-ref text:reference-format="text" text:ref-name="stat_empty">Empty statement</text:reference-ref><text:tab/><text:reference-ref text:reference-format="page" text:ref-name="stat_empty">38</text:reference-ref></text:p>
      <text:p text:style-name="P136"><text:reference-ref text:reference-format="text" text:ref-name="Variables">Variables</text:reference-ref><text:tab/><text:reference-ref text:reference-format="page" text:ref-name="Variables">39</text:reference-ref></text:p>
      <text:p text:style-name="P137"><text:reference-ref text:reference-format="text" text:ref-name="var-decl">Declaration / Definition</text:reference-ref><text:tab/><text:reference-ref text:reference-format="page" text:ref-name="var-decl">39</text:reference-ref></text:p>
      <text:p text:style-name="P137"><text:reference-ref text:reference-format="text" text:ref-name="var-def">Initialization / Assignment</text:reference-ref><text:tab/><text:reference-ref text:reference-format="page" text:ref-name="var-def">39</text:reference-ref></text:p>
      <text:p text:style-name="P136"><text:reference-ref text:reference-format="text" text:ref-name="refvars">References</text:reference-ref><text:tab/><text:reference-ref text:reference-format="page" text:ref-name="refvars">41</text:reference-ref></text:p>
      <text:p text:style-name="P137"><text:reference-ref text:reference-format="text" text:ref-name="ref-decl">Declaration / Definition</text:reference-ref><text:tab/><text:reference-ref text:reference-format="page" text:ref-name="ref-decl">41</text:reference-ref></text:p>
      <text:p text:style-name="P137"><text:reference-ref text:reference-format="text" text:ref-name="ref-assign">Assignment</text:reference-ref><text:tab/><text:reference-ref text:reference-format="page" text:ref-name="ref-assign">42</text:reference-ref></text:p>
      <text:p text:style-name="P137"><text:reference-ref text:reference-format="text" text:ref-name="ref-reinit">Reinitialization</text:reference-ref><text:tab/><text:reference-ref text:reference-format="page" text:ref-name="ref-reinit">42</text:reference-ref></text:p>
      <text:p text:style-name="P136"><text:reference-ref text:reference-format="text" text:ref-name="ref-weak">Weak references</text:reference-ref><text:tab/><text:reference-ref text:reference-format="page" text:ref-name="ref-weak">43</text:reference-ref></text:p>
      <text:p text:style-name="P137"><text:reference-ref text:reference-format="text" text:ref-name="ref_cycles">Reference cycles</text:reference-ref><text:tab/><text:reference-ref text:reference-format="page" text:ref-name="ref_cycles">43</text:reference-ref></text:p>
      <text:p text:style-name="P137"><text:reference-ref text:reference-format="text" text:ref-name="ref-cycles-break">Avoiding reference cycles</text:reference-ref><text:tab/><text:reference-ref text:reference-format="page" text:ref-name="ref-cycles-break">44</text:reference-ref></text:p>
      <text:p text:style-name="P137"><text:reference-ref text:reference-format="text" text:ref-name="wref_cofunc">Weak references and co-functions</text:reference-ref><text:tab/><text:reference-ref text:reference-format="page" text:ref-name="wref_cofunc">47</text:reference-ref></text:p>
      <text:p text:style-name="P136"><text:soft-page-break/><text:reference-ref text:reference-format="text" text:ref-name="Constants">Constants</text:reference-ref><text:tab/><text:reference-ref text:reference-format="page" text:ref-name="Constants">48</text:reference-ref></text:p>
      <text:p text:style-name="P137"><text:reference-ref text:reference-format="text" text:ref-name="const_references">Constant references</text:reference-ref><text:tab/><text:reference-ref text:reference-format="page" text:ref-name="const_references">49</text:reference-ref></text:p>
      <text:p text:style-name="P137"><text:reference-ref text:reference-format="text" text:ref-name="const_arrays">Constant arrays</text:reference-ref><text:tab/><text:reference-ref text:reference-format="page" text:ref-name="const_arrays">49</text:reference-ref></text:p>
      <text:p text:style-name="P137"><text:reference-ref text:reference-format="text" text:ref-name="const_obj_members">Constant objects</text:reference-ref><text:tab/><text:reference-ref text:reference-format="page" text:ref-name="const_obj_members">49</text:reference-ref></text:p>
      <text:p text:style-name="P137"><text:reference-ref text:reference-format="text" text:ref-name="const_objects">Constant methods</text:reference-ref><text:tab/><text:reference-ref text:reference-format="page" text:ref-name="const_objects">49</text:reference-ref></text:p>
      <text:p text:style-name="P136"><text:reference-ref text:reference-format="text" text:ref-name="Functions">Functions</text:reference-ref><text:tab/><text:reference-ref text:reference-format="page" text:ref-name="Functions">50</text:reference-ref></text:p>
      <text:p text:style-name="P137"><text:reference-ref text:reference-format="text" text:ref-name="func-decl">Declaration</text:reference-ref><text:tab/><text:reference-ref text:reference-format="page" text:ref-name="func-decl">50</text:reference-ref></text:p>
      <text:p text:style-name="P137"><text:reference-ref text:reference-format="text" text:ref-name="func-def">Definition</text:reference-ref><text:tab/><text:reference-ref text:reference-format="page" text:ref-name="func-def">50</text:reference-ref></text:p>
      <text:p text:style-name="P137"><text:reference-ref text:reference-format="text" text:ref-name="func-call">Function call</text:reference-ref><text:tab/><text:reference-ref text:reference-format="page" text:ref-name="func-call">51</text:reference-ref></text:p>
      <text:p text:style-name="P136"><text:reference-ref text:reference-format="text" text:ref-name="Cofunctions">Co-functions</text:reference-ref><text:tab/><text:reference-ref text:reference-format="page" text:ref-name="Cofunctions">53</text:reference-ref></text:p>
      <text:p text:style-name="P137"><text:reference-ref text:reference-format="text" text:ref-name="cofunc_def">Definition</text:reference-ref><text:tab/><text:reference-ref text:reference-format="page" text:ref-name="cofunc_def">53</text:reference-ref></text:p>
      <text:p text:style-name="P137"><text:reference-ref text:reference-format="text" text:ref-name="cofunc_instantiation">Instantiation</text:reference-ref><text:tab/><text:reference-ref text:reference-format="page" text:ref-name="cofunc_instantiation">54</text:reference-ref></text:p>
      <text:p text:style-name="P137"><text:reference-ref text:reference-format="text" text:ref-name="cofunc_resuming">Resuming a co-function</text:reference-ref><text:tab/><text:reference-ref text:reference-format="page" text:ref-name="cofunc_resuming">54</text:reference-ref></text:p>
      <text:p text:style-name="P137"><text:reference-ref text:reference-format="text" text:ref-name="cofunc_performance">Performance considerations</text:reference-ref><text:tab/><text:reference-ref text:reference-format="page" text:ref-name="cofunc_performance">55</text:reference-ref></text:p>
      <text:p text:style-name="P136"><text:reference-ref text:reference-format="text" text:ref-name="Classes">Classes</text:reference-ref><text:tab/><text:reference-ref text:reference-format="page" text:ref-name="Classes">56</text:reference-ref></text:p>
      <text:p text:style-name="P137"><text:reference-ref text:reference-format="text" text:ref-name="classes_ctors">Constructors</text:reference-ref><text:tab/><text:reference-ref text:reference-format="page" text:ref-name="classes_ctors">57</text:reference-ref></text:p>
      <text:p text:style-name="P137"><text:reference-ref text:reference-format="text" text:ref-name="classes_methods">Instance member functions (methods)</text:reference-ref><text:tab/><text:reference-ref text:reference-format="page" text:ref-name="classes_methods">58</text:reference-ref></text:p>
      <text:p text:style-name="P137"><text:reference-ref text:reference-format="text" text:ref-name="classes_convtors">Convertor methods</text:reference-ref><text:tab/><text:reference-ref text:reference-format="page" text:ref-name="classes_convtors">59</text:reference-ref></text:p>
      <text:p text:style-name="P137"><text:reference-ref text:reference-format="text" text:ref-name="classes_accessors">Accessor methods</text:reference-ref><text:tab/><text:reference-ref text:reference-format="page" text:ref-name="classes_accessors">59</text:reference-ref></text:p>
      <text:p text:style-name="P137"><text:reference-ref text:reference-format="text" text:ref-name="classes_functions">Static member functions</text:reference-ref><text:tab/><text:reference-ref text:reference-format="page" text:ref-name="classes_functions">61</text:reference-ref></text:p>
      <text:p text:style-name="P137"><text:reference-ref text:reference-format="text" text:ref-name="classes_member_vars">Instance member variables</text:reference-ref><text:tab/><text:reference-ref text:reference-format="page" text:ref-name="classes_member_vars">62</text:reference-ref></text:p>
      <text:p text:style-name="P137"><text:reference-ref text:reference-format="text" text:ref-name="classes_static_consts">Static member constants</text:reference-ref><text:tab/><text:reference-ref text:reference-format="page" text:ref-name="classes_static_consts">63</text:reference-ref></text:p>
      <text:p text:style-name="P137"><text:reference-ref text:reference-format="text" text:ref-name="classes_instantiation">Class instantiation</text:reference-ref><text:tab/><text:reference-ref text:reference-format="page" text:ref-name="classes_instantiation">63</text:reference-ref></text:p>
      <text:p text:style-name="P137"><text:reference-ref text:reference-format="text" text:ref-name="classes_type_conversion">Automatic type conversion</text:reference-ref><text:tab/><text:reference-ref text:reference-format="page" text:ref-name="classes_type_conversion">64</text:reference-ref></text:p>
      <text:p text:style-name="P137"><text:reference-ref text:reference-format="text" text:ref-name="stat_explicit">Keyword explicit</text:reference-ref><text:tab/><text:reference-ref text:reference-format="page" text:ref-name="stat_explicit">67</text:reference-ref></text:p>
      <text:p text:style-name="P137"><text:reference-ref text:reference-format="text" text:ref-name="classes_member_types">Member types</text:reference-ref><text:tab/><text:reference-ref text:reference-format="page" text:ref-name="classes_member_types">67</text:reference-ref></text:p>
      <text:p text:style-name="P136"><text:reference-ref text:reference-format="text" text:ref-name="Interfaces">Interfaces</text:reference-ref><text:tab/><text:reference-ref text:reference-format="page" text:ref-name="Interfaces">69</text:reference-ref></text:p>
      <text:p text:style-name="P137"><text:reference-ref text:reference-format="text" text:ref-name="interface_updown">Up and down cast of references</text:reference-ref><text:tab/><text:reference-ref text:reference-format="page" text:ref-name="interface_updown">69</text:reference-ref></text:p>
      <text:p text:style-name="P136"><text:reference-ref text:reference-format="text" text:ref-name="strict_func">Strict functions, classes and interfaces</text:reference-ref><text:tab/><text:reference-ref text:reference-format="page" text:ref-name="strict_func">71</text:reference-ref></text:p>
      <text:p text:style-name="P136"><text:reference-ref text:reference-format="text" text:ref-name="stat_delegate">Delegates</text:reference-ref><text:tab/><text:reference-ref text:reference-format="page" text:ref-name="stat_delegate">72</text:reference-ref></text:p>
      <text:p text:style-name="P137"><text:reference-ref text:reference-format="text" text:ref-name="stat_deleg_arr">Delegate arrays</text:reference-ref><text:tab/><text:reference-ref text:reference-format="page" text:ref-name="stat_deleg_arr">72</text:reference-ref></text:p>
      <text:p text:style-name="P137"><text:reference-ref text:reference-format="text" text:ref-name="stat_loc_deleg">Local functions / anonymous delegates</text:reference-ref><text:tab/><text:reference-ref text:reference-format="page" text:ref-name="stat_loc_deleg">73</text:reference-ref></text:p>
      <text:p text:style-name="P136"><text:reference-ref text:reference-format="text" text:ref-name="hybrid_class">Hybrid classes</text:reference-ref><text:tab/><text:reference-ref text:reference-format="page" text:ref-name="hybrid_class">76</text:reference-ref></text:p>
      <text:p text:style-name="P137"><text:reference-ref text:reference-format="text" text:ref-name="HybridInterfaceUnrelated">hybrid and interface – unrelated</text:reference-ref><text:tab/><text:reference-ref text:reference-format="page" text:ref-name="HybridInterfaceUnrelated">77</text:reference-ref></text:p>
      <text:p text:style-name="P137"><text:reference-ref text:reference-format="text" text:ref-name="HybridInterfaceRelated">hybrid and interface – related</text:reference-ref><text:tab/><text:reference-ref text:reference-format="page" text:ref-name="HybridInterfaceRelated">77</text:reference-ref></text:p>
      <text:p text:style-name="P136"><text:reference-ref text:reference-format="text" text:ref-name="ref_exception">Exceptions</text:reference-ref><text:tab/><text:reference-ref text:reference-format="page" text:ref-name="ref_exception">79</text:reference-ref></text:p>
      <text:p text:style-name="P136"/>
      <text:h text:style-name="P143" text:outline-level="1"><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11">All characters of the identifiers are significant, there is no </text:span><text:span text:style-name="T12">l</text:span><text:span text:style-name="T11">ength limit for identifiers in JewelScript. Furthermore, the language is </text:span><text:span text:style-name="T10">case sensitive. </text:span><text:span text:style-name="T11">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row>
          <table:table-cell table:style-name="Tabelle1.A1" office:value-type="string">
            <text:p text:style-name="Tabelle_20_Quelltext">__brk</text:p>
          </table:table-cell>
          <table:table-cell table:style-name="Tabelle1.A1" office:value-type="string">
            <text:p text:style-name="Tabelle_20_Quelltext">__selftest</text:p>
          </table:table-cell>
          <table:table-cell table:style-name="Tabelle1.A1" office:value-type="string">
            <text:p text:style-name="Tabelle_20_Quelltext">accessor</text:p>
          </table:table-cell>
          <table:table-cell table:style-name="Tabelle1.A1" office:value-type="string">
            <text:p text:style-name="Tabelle_20_Quelltext">alias</text:p>
          </table:table-cell>
          <table:table-cell table:style-name="Tabelle1.A1" office:value-type="string">
            <text:p text:style-name="Tabelle_20_Quelltext">and</text:p>
          </table:table-cell>
          <table:table-cell table:style-name="Tabelle1.A1" office:value-type="string">
            <text:p text:style-name="Tabelle_20_Quelltext">break</text:p>
          </table:table-cell>
        </table:table-row>
        <table:table-row>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cell table:style-name="Tabelle1.A1" office:value-type="string">
            <text:p text:style-name="Tabelle_20_Quelltext">const</text:p>
          </table:table-cell>
          <table:table-cell table:style-name="Tabelle1.A1" office:value-type="string">
            <text:p text:style-name="Tabelle_20_Quelltext">continue</text:p>
          </table:table-cell>
        </table:table-row>
        <table:table-row>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row>
        <table:table-row>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row>
        <table:table-row>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cell table:style-name="Tabelle1.A1" office:value-type="string">
            <text:p text:style-name="Tabelle_20_Quelltext">namespace</text:p>
          </table:table-cell>
          <table:table-cell table:style-name="Tabelle1.A1" office:value-type="string">
            <text:p text:style-name="Tabelle_20_Quelltext">native</text:p>
          </table:table-cell>
          <table:table-cell table:style-name="Tabelle1.A1" office:value-type="string">
            <text:p text:style-name="Tabelle_20_Quelltext">new</text:p>
          </table:table-cell>
        </table:table-row>
        <table:table-row>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cell table:style-name="Tabelle1.A1" office:value-type="string">
            <text:p text:style-name="Tabelle_20_Quelltext">return</text:p>
          </table:table-cell>
          <table:table-cell table:style-name="Tabelle1.A1" office:value-type="string">
            <text:p text:style-name="Tabelle_20_Quelltext">sameref</text:p>
          </table:table-cell>
        </table:table-row>
        <table:table-row>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cell table:style-name="Tabelle1.A1" office:value-type="string">
            <text:p text:style-name="Tabelle_20_Quelltext">true</text:p>
          </table:table-cell>
          <table:table-cell table:style-name="Tabelle1.A1" office:value-type="string">
            <text:p text:style-name="Tabelle_20_Quelltext">typeof</text:p>
          </table:table-cell>
        </table:table-row>
        <table:table-row>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cell table:style-name="Tabelle1.A1" office:value-type="string">
            <text:p text:style-name="Tabelle_20_Quelltext"/>
          </table:table-cell>
          <table:table-cell table:style-name="Tabelle1.A1" office:value-type="string">
            <text:p text:style-name="Tabelle_20_Quelltext"/>
          </table:table-cell>
        </table:table-row>
      </table:table>
      <text:p text:style-name="Text_20_body_20_indent">The keyword <text:span text:style-name="T74">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elle2" table:style-name="Tabelle2">
        <table:table-column table:style-name="Tabelle2.A"/>
        <table:table-column table:style-name="Tabelle2.B" table:number-columns-repeated="3"/>
        <table:table-column table:style-name="Tabelle2.A"/>
        <table:table-column table:style-name="Tabelle2.B" table:number-columns-repeated="2"/>
        <table:table-column table:style-name="Tabelle2.H"/>
        <table:table-row>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amp;</text:p>
          </table:table-cell>
          <table:table-cell table:style-name="Tabelle2.A1" office:value-type="string">
            <text:p text:style-name="Tabelle_20_Quelltext">&amp;&amp;</text:p>
          </table:table-cell>
          <table:table-cell table:style-name="Tabelle2.A1" office:value-type="string">
            <text:p text:style-name="Tabelle_20_Quelltext">&amp;=</text:p>
          </table:table-cell>
          <table:table-cell table:style-name="Tabelle2.A1" office:value-type="string">
            <text:p text:style-name="Tabelle_20_Quelltext">()</text:p>
          </table:table-cell>
        </table:table-row>
        <table:table-row>
          <table:table-cell table:style-name="Tabelle2.A1" office:value-type="string">
            <text:p text:style-name="Tabelle_20_Quelltext">(cas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expr</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expr</text:p>
          </table:table-cell>
        </table:table-row>
        <table:table-row>
          <table:table-cell table:style-name="Tabelle2.A1" office:value-type="string">
            <text:p text:style-name="Tabelle_20_Quelltext">-=</text:p>
          </table:table-cell>
          <table:table-cell table:style-name="Tabelle2.A1" office:value-type="string">
            <text:p text:style-name="Tabelle_20_Quelltext">-expr</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lt;</text:p>
          </table:table-cell>
          <table:table-cell table:style-name="Tabelle2.A1" office:value-type="string">
            <text:p text:style-name="Tabelle_20_Quelltext">&lt;&lt;</text:p>
          </table:table-cell>
          <table:table-cell table:style-name="Tabelle2.A1" office:value-type="string">
            <text:p text:style-name="Tabelle_20_Quelltext">&lt;&lt;=</text:p>
          </table:table-cell>
        </table:table-row>
        <table:table-row>
          <table:table-cell table:style-name="Tabelle2.A1" office:value-type="string">
            <text:p text:style-name="Tabelle_20_Quelltext">&l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gt;</text:p>
          </table:table-cell>
          <table:table-cell table:style-name="Tabelle2.A1" office:value-type="string">
            <text:p text:style-name="Tabelle_20_Quelltext">&gt;</text:p>
          </table:table-cell>
          <table:table-cell table:style-name="Tabelle2.A1" office:value-type="string">
            <text:p text:style-name="Tabelle_20_Quelltext">&gt;=</text:p>
          </table:table-cell>
          <table:table-cell table:style-name="Tabelle2.A1" office:value-type="string">
            <text:p text:style-name="Tabelle_20_Quelltext">&gt;&gt;</text:p>
          </table:table-cell>
          <table:table-cell table:style-name="Tabelle2.A1" office:value-type="string">
            <text:p text:style-name="Tabelle_20_Quelltext">&gt;&gt;=</text:p>
          </table:table-cell>
        </table:table-row>
        <table:table-row>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and</text:p>
          </table:table-cell>
          <table:table-cell table:style-name="Tabelle2.A1" office:value-type="string">
            <text:p text:style-name="Tabelle_20_Quelltext">expr++</text:p>
          </table:table-cell>
          <table:table-cell table:style-name="Tabelle2.A1" office:value-type="string">
            <text:p text:style-name="Tabelle_20_Quelltext">expr--</text:p>
          </table:table-cell>
          <table:table-cell table:style-name="Tabelle2.A1" office:value-type="string">
            <text:p text:style-name="Tabelle_20_Quelltext">new</text:p>
          </table:table-cell>
        </table:table-row>
        <table:table-row>
          <table:table-cell table:style-name="Tabelle2.A1" office:value-type="string">
            <text:p text:style-name="Tabelle_20_Quelltext">not</text:p>
          </table:table-cell>
          <table:table-cell table:style-name="Tabelle2.A1" office:value-type="string">
            <text:p text:style-name="Tabelle_20_Quelltext">or</text:p>
          </table:table-cell>
          <table:table-cell table:style-name="Tabelle2.A1" office:value-type="string">
            <text:p text:style-name="Tabelle_20_Quelltext">sameref</text:p>
          </table:table-cell>
          <table:table-cell table:style-name="Tabelle2.A1" office:value-type="string">
            <text:p text:style-name="Tabelle_20_Quelltext">typeof</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elle3" table:style-name="Tabelle3">
        <table:table-column table:style-name="Tabelle3.A"/>
        <table:table-column table:style-name="Tabelle3.B" table:number-columns-repeated="3"/>
        <table:table-column table:style-name="Tabelle3.A"/>
        <table:table-column table:style-name="Tabelle3.B" table:number-columns-repeated="2"/>
        <table:table-column table:style-name="Tabelle3.H"/>
        <table:table-row>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0b</text:p>
          </table:table-cell>
          <table:table-cell table:style-name="Tabelle3.A1" office:value-type="string">
            <text:p text:style-name="Tabelle_20_Quelltext">0o</text:p>
          </table:table-cell>
        </table:table-row>
        <table:table-row>
          <table:table-cell table:style-name="Tabelle3.A1" office:value-type="string">
            <text:p text:style-name="Tabelle_20_Quelltext">0x</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95">Example</text:p>
          </table:table-cell>
          <table:table-cell table:style-name="Table4.A1" office:value-type="string">
            <text:p text:style-name="P95">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94">const int</text:p>
          </table:table-cell>
          <table:table-cell table:style-name="Table4.A1" office:value-type="string">
            <text:p text:style-name="P94">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94">const int</text:p>
          </table:table-cell>
          <table:table-cell table:style-name="Table4.A1" office:value-type="string">
            <text:p text:style-name="P94">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94">const int</text:p>
          </table:table-cell>
          <table:table-cell table:style-name="Table4.A1" office:value-type="string">
            <text:p text:style-name="P94">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94">const int</text:p>
          </table:table-cell>
          <table:table-cell table:style-name="Table4.A1" office:value-type="string">
            <text:p text:style-name="P94">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94">const int</text:p>
          </table:table-cell>
          <table:table-cell table:style-name="Table4.A1" office:value-type="string">
            <text:p text:style-name="P94">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94">const float</text:p>
          </table:table-cell>
          <table:table-cell table:style-name="Table4.A1" office:value-type="string">
            <text:p text:style-name="P94">Floating point number</text:p>
          </table:table-cell>
        </table:table-row>
        <table:table-row>
          <table:table-cell table:style-name="Table4.A1" office:value-type="string">
            <text:p text:style-name="Tabelle_20_Quelltext">1.234e-5</text:p>
          </table:table-cell>
          <table:table-cell table:style-name="Table4.A1" office:value-type="string">
            <text:p text:style-name="P94">const float</text:p>
          </table:table-cell>
          <table:table-cell table:style-name="Table4.A1" office:value-type="string">
            <text:p text:style-name="P94">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94">const int</text:p>
          </table:table-cell>
          <table:table-cell table:style-name="Table4.A1" office:value-type="string">
            <text:p text:style-name="P94">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94">const int</text:p>
          </table:table-cell>
          <table:table-cell table:style-name="Table4.A1" office:value-type="string">
            <text:p text:style-name="P94">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94">const int</text:p>
          </table:table-cell>
          <table:table-cell table:style-name="Table4.A1" office:value-type="string">
            <text:p text:style-name="P94">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94">const string</text:p>
          </table:table-cell>
          <table:table-cell table:style-name="Table4.A1" office:value-type="string">
            <text:p text:style-name="P94">String literal</text:p>
          </table:table-cell>
        </table:table-row>
        <table:table-row>
          <table:table-cell table:style-name="Table4.A1" office:value-type="string">
            <text:p text:style-name="Tabelle_20_Quelltext">/"foo"/</text:p>
          </table:table-cell>
          <table:table-cell table:style-name="Table4.A1" office:value-type="string">
            <text:p text:style-name="P94">const string</text:p>
          </table:table-cell>
          <table:table-cell table:style-name="Table4.A1" office:value-type="string">
            <text:p text:style-name="P94">Verbatim string literal (no processing of ANSI escape characters)</text:p>
          </table:table-cell>
        </table:table-row>
        <table:table-row>
          <table:table-cell table:style-name="Table4.A1" office:value-type="string">
            <text:p text:style-name="P134">@"foo"</text:p>
          </table:table-cell>
          <table:table-cell table:style-name="Table4.A1" office:value-type="string">
            <text:p text:style-name="P96">const string</text:p>
          </table:table-cell>
          <table:table-cell table:style-name="Table4.A1" office:value-type="string">
            <text:p text:style-name="P96">Verbatim string literal</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7">(adopted from C++), and the </text:span><text:span text:style-name="T2">multi-line comment. </text:span><text:span text:style-name="T17">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59"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126">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11">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text:p>
      <text:p text:style-name="P116"><text:soft-page-break/>// <text:span text:style-name="T216">match expression (hello) or ("hello")</text:span><text:line-break/>string <text:span text:style-name="T216">reg1</text:span> = "<text:span text:style-name="T216">\\([a-z\"]*\\)</text:span>";<text:tab/>// <text:span text:style-name="T216">normal </text:span>literal<text:line-break/>string <text:span text:style-name="T216">reg2</text:span> = /"<text:span text:style-name="T216">\([a-z"]*\)</text:span>"/;<text:tab/>// <text:span text:style-name="T216">v</text:span>erbatim literal<text:line-break/><text:span text:style-name="T216">string reg3 = @"\([a-z\x22]*\)";<text:tab/>// C# style verbatim literal</text:span></text:p>
      <text:p text:style-name="P59">In JewelScript’s verbatim string literal, the quotation mark can be entered verbatim. In the C# style literal, entering a quotation mark is currently not possible. The \x22 <text:span text:style-name="T217">will be</text:span> processed by the regular expression, not the string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text:span text:style-name="T127">T</text:span>he string class has constructors to construct a string from an int or float value, allowing convenient auto-conversion of a number to a string.</text:p>
      <text:p text:style-name="P100">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7">keyword and thus require us to use a typecast operator to explicitly confirm that a conversion is wanted.</text:span></text:p>
      <text:p text:style-name="P100">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Internally, the array index is represented as a signed 32-bit integer, so implicitly an array is limited to a length of about 2.1 billion elements.</text:p>
      <text:p text:style-name="P56">To append elements to an array at runtime, operators + or += can be used. If the right-hand operand is an array too, all elements from the right-hand array will be added to the left-hand array.</text:p>
      <text:p text:style-name="Text_20_body_20_indent"><text:span text:style-name="T181">I</text:span>t is possible to construct an array during runtime and on-the-fly by assigning a comma separated list of expressions enclosed in curly braces to the <text:span text:style-name="T181">variable</text:span>:</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write all elements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text:span text:style-name="T181">W</text:span>e can <text:span text:style-name="T181">store values of any type in the array</text:span>.</text:p>
      <text:p text:style-name="P1"><text:soft-page-break/><text:span text:style-name="T182">T</text:span>he disadvantage <text:span text:style-name="T182">of type-less arrays </text:span>is, that the language does not know the type of <text:span text:style-name="T182">values</text:span> in the array at compile-time, and thus cannot assist the developer in ensuring type safety. Therefore, when using type-<text:span text:style-name="T182">less</text:span> arrays, <text:span text:style-name="T182">programmers</text:span> must ensure type safety of the program on their own.</text:p>
      <text:p text:style-name="Text_20_body_20_indent"><text:span text:style-name="T17">There are more disadvantages when using type-less arrays. See also type </text:span><text:span text:style-name="Referenz"><text:span text:style-name="T80">→</text:span></text:span><text:span text:style-name="Referenz"><text:span text:style-name="T80"><text:reference-ref text:reference-format="text" text:ref-name="type_var">var</text:reference-ref></text:span></text:span><text:span text:style-name="Referenz"><text:span text:style-name="T80">.</text:span></text:span></text:p>
      <text:h text:style-name="Heading_20_7" text:outline-level="7">Type-safe arrays</text:h>
      <text:p text:style-name="Text_20_body_20_indent">Version 0.9 of the language introduced the possibility to declare <text:span text:style-name="T128">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downside to these arrays is that <text:span text:style-name="T183">they</text:span> can only <text:span text:style-name="T183">store</text:span> <text:span text:style-name="T183">values</text:span> of the same type, <text:span text:style-name="T183">of course.</text:span></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text:span text:style-name="T184">A</text:span>n empty pair of square brackets can be used instead of the array <text:span text:style-name="T185">keyword</text:span>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29">by</text:span>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108">a value type (int or float)</text:span>. For <text:span text:style-name="T107">reference</text:span> types, the array is filled with null-references.</text:p>
      <text:h text:style-name="Heading_20_5" text:outline-level="5"><text:reference-mark-start text:name="type_list"/>list<text:reference-mark-end text:name="type_list"/></text:h>
      <text:p text:style-name="P47">A list is a <text:span text:style-name="T17">container class</text:span><text:span text:style-name="T2"> </text:span>that allows add<text:span text:style-name="T130">ing</text:span> and remov<text:span text:style-name="T130">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30">we</text:span> cannot access them directly. <text:span text:style-name="T130">T</text:span>hey are private to the list implementation. A list item is defined as a <text:span text:style-name="T2">key / value</text:span> pair, where the key represents an associative criteria under which the developer wants to put a certain value into the list, <text:span text:style-name="T130">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31">it</text:span> must be able to use the key to look up <text:span text:style-name="T131">items</text:span>. An item's value can be of any type, since the list does not look at the value at all; it just stores and retrieves it for the developer.</text:p>
      <text:p text:style-name="Preformatted_20_Text"><text:soft-page-break/>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P48">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48">The JewelScript iterator offers methods to read the current item's key and value, methods to navigate in the list, as well as inserting and deleting list items.</text:p>
      <text:p text:style-name="Text_20_body_20_indent">In order to associate an iterator to a list, we construct the iterator and pass a reference to the list to the constructor. This happens automatically if we <text:span text:style-name="T2">initialize</text:span> an iterator variable with a lis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 <text:span text:style-name="T188">value </text:span>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text:span text:style-name="T188">value</text:span>s by their “name”, especially if there can be many thousand <text:span text:style-name="T188">value</text:span>s stored in the container.</text:p>
      <text:p text:style-name="Text_20_body_20_indent">There are some downsides to tables, however. First of all, <text:s/>due to the way they work, hash-tables use <text:span text:style-name="T11">way more memory to store an element than lists. Second, there is no real way to iterate over a table</text:span><text:span text:style-name="T11"><text:note text:id="ftn1" text:note-class="footnote"><text:note-citation>1</text:note-citation><text:note-body><text:p text:style-name="Footer">) <text:span text:style-name="T275">Starting with</text:span> JewelScript 1.0, the table::enumerate() method allows to call a delegate for each item stored in the table.</text:p></text:note-body></text:note></text:span><text:span text:style-name="T11">,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P151">In JewelScript, the keyword <text:span text:style-name="T2">var</text:span><text:span text:style-name="T17"> can be used to declare a </text:span><text:span text:style-name="T2">type-less </text:span><text:span text:style-name="T17">variable. Th</text:span><text:span text:style-name="T60">is</text:span><text:span text:style-name="T17"> means there is no specific type information associated with </text:span><text:span text:style-name="T36">the</text:span><text:span text:style-name="T17"> variable </text:span><text:span text:style-name="T60">and</text:span><text:span text:style-name="T17"> it can refer to data of any type. Even though JewelScript is not a dynamically typed language, the virtual machine runtime is dynamically typed, and the var keyword lets us utilize this fact to a certain extent. However, caution should be taken when using </text:span><text:span text:style-name="T61">type-less variables</text:span><text:span text:style-name="T17">.</text:span></text:p>
      <text:p text:style-name="P151"><text:span text:style-name="T17">First of all, using </text:span><text:span text:style-name="T62">them</text:span><text:span text:style-name="T17"> has the disadvantage that the compiler </text:span><text:span text:style-name="T63">cannot</text:span><text:span text:style-name="T17"> assist developers in detecting type mismatches and other programming errors </text:span><text:span text:style-name="T60">at</text:span><text:span text:style-name="T17"> compile-time. </text:span><text:span text:style-name="T60">For example</text:span><text:span text:style-name="T17">, if we </text:span><text:span text:style-name="T2">assume</text:span><text:span text:style-name="T17"> that our type-less variable currently contains a number and want to multiply it, but in fact it contains an instance of class Foo, then this will only be detected during runtime, producing a runtime error that in many cases prevents the code from being executed to the end.</text:span></text:p>
      <text:p text:style-name="P1"><text:span text:style-name="T277">W</text:span>e <text:span text:style-name="T277">also</text:span>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text:soft-page-break/>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right now!<text:line-break/>foo.Foo::Run();<text:tab/><text:tab/><text:tab/>// Alright, this will work, provided 'foo' really<text:line-break/><text:tab/><text:tab/><text:tab/><text:tab/><text:tab/><text:tab/>// contains an instance of class Foo.</text:p>
      <text:p text:style-name="P12"><text:span text:style-name="T276">When u</text:span>sing type-less variables, the compiler <text:span text:style-name="T276">will</text:span> not be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text:span text:style-name="T134">can</text:span>not know whether <text:span text:style-name="T133">it</text:span> is a value type or reference type, it will always pass type-less values around as references.</text:p>
      <text:p text:style-name="P10"/>
      <text:h text:style-name="P159"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P13">Further available assignment operators are:</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78">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78">after</text:span> it is returned.</text:p>
      <text:p text:style-name="Preformatted_20_Text"><text:span text:style-name="T16">int a = 1;<text:line-break/>int b = a++;<text:tab/>// b set to 1, then a </text:span>incremented</text:p>
      <text:h text:style-name="Heading_20_7" text:outline-level="7"><text:reference-mark-start text:name="Arithmetic"/>Arithmetic<text:reference-mark-end text:name="Arithmetic"/></text:h>
      <text:p text:style-name="P49">Of course JewelScript can also evaluate arithmetic expressions. It supports the arithmetic operators + (addition), - (subtraction), * (multiplication), / (division) and % (modulo).</text:p>
      <text:p text:style-name="P49">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50">Relational operators allow us to compare values to each other. JewelScript supports the relational operators == (is equal), != (is not equal), &lt; (is less than), &lt;= (is less than or equal), &gt; (is greater than), &gt;= (is greater than or equal).</text:p>
      <text:p text:style-name="P50"><text:soft-page-break/>These operators can be used for the numerical data types <text:s/>int and float. </text:p>
      <text:p text:style-name="Text_20_body_20_indent">The operators == and != can also be used to compare strings, and to compare values against the null value. To compare two <text:span text:style-name="T188">value</text:span>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7">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35">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text:span text:style-name="T278">s</text:span>. <text:span text:style-name="T279">Therefore t</text:span>he result <text:span text:style-name="T279">of this operator</text:span> can actually be an array, if <text:span text:style-name="T279">we </text:span>specify less indices than dimensions in the array:</text:p>
      <text:p text:style-name="Preformatted_20_Text">int[] a = new array(10, 10); // create 2-dimensional int array<text:line-break/>int[] b = a[0]; <text:s text:c="13"/>// return sub-array</text:p>
      <text:p text:style-name="P152">At present, the compiler has no knowledge <text:span text:style-name="T280">of</text:span> the number of dimensions of an array assigned to a variable. Caution should be taken not to access more dimensions than actually present in the array.</text:p>
      <text:p text:style-name="Text_20_body_20_indent">To access elements from arrays with more than one dimension, it is possible to concatenate multiple operator [ ], up to the number of dimensions:</text:p>
      <text:p text:style-name="Preformatted_20_Text"><text:soft-page-break/>int[] a = new array(10, 10, 10);<text:line-break/>int i = a[0][0][0];</text:p>
      <text:p text:style-name="Text_20_body_20_indent">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P170" text:outline-level="7"><text:reference-mark-start text:name="Operator_ternary"/>Operator ? (ternary operator)<text:reference-mark-end text:name="Operator_ternary"/></text:h>
      <text:p text:style-name="Syntax_20_Notation">expr := expr1 '?' expr2 ':' expr3</text:p>
      <text:p text:style-name="P60">As the name suggests, the ternary operator consists of three expressions.</text:p>
      <text:p text:style-name="P60">The first expression defines a boolean condition.</text:p>
      <text:p text:style-name="P60">If expr1 resolves to true, the ternary operator returns expr2.</text:p>
      <text:p text:style-name="P60">If expr1 resolves to false, the operator returns expr3.</text:p>
      <text:p text:style-name="Preformatted_20_Text">max = str.length &lt; max ? str.length : max;</text:p>
      <text:h text:style-name="P170" text:outline-level="7"><text:reference-mark-start text:name="Operator_lambda"/>Operator =&gt; (lambda operator)<text:reference-mark-end text:name="Operator_lambda"/></text:h>
      <text:p text:style-name="Syntax_20_Notation"><text:span text:style-name="T218">args := identifier [',' args]</text:span><text:line-break/>expr<text:span text:style-name="T218">1</text:span> := '(' <text:span text:style-name="T220">[</text:span>args<text:span text:style-name="T220">]</text:span> ')' '=&gt;' expr<text:line-break/><text:span text:style-name="T218">expr2 := '(' [args] ')' '=&gt;' '{' [statements] '}'</text:span></text:p>
      <text:p text:style-name="P61">The lambda operator defines a function literal. It is syntactical sugar for the <text:span text:style-name="T219">anonymous </text:span>function or <text:span text:style-name="T219">anonymous </text:span>method <text:span text:style-name="T221">literal</text:span>, respectively.</text:p>
      <text:p text:style-name="P117">f = (x, y) =&gt; x * x + y;</text:p>
      <text:p text:style-name="P61">This is equivalent to:</text:p>
      <text:p text:style-name="P117">f = function(x, y) { return x * x + y; };</text:p>
      <text:p text:style-name="P61">Or, if the expression is used within an instance member function (method):</text:p>
      <text:p text:style-name="P117">f = method(x, y) { return x * x + y; }</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text:soft-page-break/>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text:span text:style-name="T226">long_typename := typename ['::' long_typename]</text:span><text:line-break/>expr := 'new' <text:span text:style-name="T226">long_</text:span>typename '(' [expressions] ')' <text:span text:style-name="T88">[block-statement]</text:span></text:p>
      <text:p text:style-name="Text_20_body_20_indent">If <text:span text:style-name="T2">typename </text:span><text:span text:style-name="T17">is the name of a class, a new instance of that class is created and the constructor matching the given arguments is called.</text:span></text:p>
      <text:p text:style-name="P22"><text:span text:style-name="T17">As of JewelScript 1.0.3.13, an </text:span><text:span text:style-name="T2">initializer block-statement</text:span><text:span text:style-name="T17"> can be appended to </text:span><text:span text:style-name="T37">the</text:span><text:span text:style-name="T17"> expression. Th</text:span><text:span text:style-name="T20">e</text:span><text:span text:style-name="T17"> code is compiled as if it were part of the </text:span><text:span text:style-name="T38">class</text:span><text:span text:style-name="T17"> of the newly instantiated object and allows convenient access </text:span><text:span text:style-name="T19">to </text:span><text:span text:style-name="T39">it’s </text:span><text:span text:style-name="T17">member variables and methods.</text:span></text:p>
      <text:p text:style-name="Preformatted_20_Text">CFoo foo<text:span text:style-name="T89">1</text:span> = new CFoo();<text:tab/><text:tab/>// default constructor<text:line-break/>CFoo fo<text:span text:style-name="T89">o2</text:span> = new CFoo(27);<text:tab/><text:tab/>// construct from int value<text:line-break/><text:span text:style-name="T89">Cfoo foo3 = new CFoo(){ value = 27; };<text:tab/>// construct and set member variable</text:span></text:p>
      <text:p text:style-name="P35"><text:span text:style-name="T111">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108">IPerson[] factory = new IPerson("Sally", 29);</text:p>
      <text:p text:style-name="Text_20_body_20_indent">If <text:span text:style-name="T2">typename</text:span> is the name of the built-in types <text:span text:style-name="T2">int </text:span><text:span text:style-name="T17">or</text:span><text:span text:style-name="T2"> float,</text:span><text:span text:style-name="T17"> the language supports using operator new to copy-construct a value of that type:</text:span></text:p>
      <text:p text:style-name="Preformatted_20_Text">int l = new int(17);<text:line-break/>float f = new float(27.5)</text:p>
      <text:p text:style-name="P1"><text:span text:style-name="T281">T</text:span>he language <text:span text:style-name="T281">also </text:span>supports using operator new to default-construct a value of that type.</text:p>
      <text:p text:style-name="P179">int l = new int();<text:tab/><text:tab/>// create new int value ( 0 )<text:line-break/>float f = new float();<text:tab/><text:tab/>// create new float value ( 0.0 )</text:p>
      <text:p text:style-name="P150">Of course the built-in classes <text:span text:style-name="T2">string, array, list, iterator</text:span> and <text:span text:style-name="T2">table</text:span> <text:span text:style-name="T281">support copy-construction and default construction as well</text:span>.</text:p>
      <text:p text:style-name="P153">Finally, the new-operator allows to allocate an array of a given size:</text:p>
      <text:p text:style-name="Preformatted_20_Text">array b = new array(x);<text:tab/> <text:s text:c="5"/>// pre-allocate 'x' elements</text:p>
      <text:p text:style-name="Text_20_body_20_indent"><text:span text:style-name="T136">S</text:span>pecifying a size for an array is not necessary, since an array can dynamically grow. <text:span text:style-name="T17">However, in order to have the runtime automatically create multi-dimensional arrays, it is necessary to specify the sizes of each dimension.</text:span></text:p>
      <text:p text:style-name="P101">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106">or</text:span> float. For <text:span text:style-name="T106">reference</text:span> types, the array will be filled with references to the <text:span text:style-name="T2">null</text:span> value.</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text:span text:style-name="T226">long_typename := typename ['::' long_typename]</text:span><text:line-break/>expr := '(' <text:span text:style-name="T226">long_</text:span>typename ')' expr</text:p>
      <text:p text:style-name="P154"><text:soft-page-break/>JewelScript allows to declare <text:span text:style-name="T2">type-less variables</text:span><text:span text:style-name="T17">, which have an effect on auto</text:span><text:span text:style-name="T40">matic type </text:span><text:span text:style-name="T17">conversion: If a variable is </text:span><text:span text:style-name="T2">type-less</text:span><text:span text:style-name="T17">, the compiler cannot do auto-conversion. (See also:</text:span><text:span text:style-name="T2"> </text:span><text:span text:style-name="Referenz"><text:span text:style-name="T80">→</text:span></text:span><text:span text:style-name="Referenz"><text:span text:style-name="T80"><text:reference-ref text:reference-format="text" text:ref-name="type_var">var</text:reference-ref></text:span></text:span><text:span text:style-name="T17">)</text:span></text:p>
      <text:p text:style-name="P181"><text:span text:style-name="T17">function print(var item);<text:line-break/>function Process( Person a )<text:line-break/>{<text:line-break/><text:tab/>print( (string) a ); // convert Person to string<text:line-break/>}</text:span></text:p>
      <text:p text:style-name="P155"><text:span text:style-name="T17">Function 'print' in above example has a type-less argument. However, internally it may be limited to printing certain types only, </text:span><text:span text:style-name="T72">f</text:span><text:span text:style-name="T17">or example integers, floats </text:span><text:span text:style-name="T71">and</text:span><text:span text:style-name="T17"> strings. Since the compiler would pass the Person instance </text:span><text:span text:style-name="T2">as-is</text:span><text:span text:style-name="T17"> to the function, we have to explicitly cast it to a string before calling 'print'.</text:span></text:p>
      <text:p text:style-name="P154"><text:span text:style-name="T64">Using the </text:span><text:span text:style-name="T65">type</text:span><text:span text:style-name="T64">cast operator may be necessary when mixing types in a binary operator expression:</text:span></text:p>
      <text:p text:style-name="P180"><text:span text:style-name="T17">int a = 27;<text:line-break/>print( a + " some text" ); <text:s text:c="8"/>// ERROR: Incompatible types int + string<text:line-break/>print( (string)a + " some text" ); // error resolved</text:span></text:p>
      <text:p text:style-name="Text_20_body_20_indent"><text:span text:style-name="T282">Using t</text:span>he typecast operator is <text:span text:style-name="T138">required</text:span> when <text:span text:style-name="T283">automatic type conversion is necessary, but the</text:span> constructor or convertor method of <text:span text:style-name="T283">the</text:span> class has been declared <text:span text:style-name="T2">explicit</text:span>. The explicit modifier tells the compiler that it <text:span text:style-name="T2">must not </text:span><text:span text:style-name="T17">call </text:span><text:span text:style-name="T41">constructors or convertor methods automatically for </text:span><text:span text:style-name="T66">automatic </text:span><text:span text:style-name="T41">type conversion</text:span><text:span text:style-name="T17">. Instead, an explicit typecast is required to "acknowledge" the conversion.</text:span></text:p>
      <text:p text:style-name="P182"><text:span text:style-name="T17">class string {<text:line-break/> <text:s text:c="3"/>explicit int convertor(); // string conversion to int requires cast operator<text:line-break/>}<text:line-break/>string s = "hello";<text:line-break/>int i = s; <text:s text:c="6"/>// ERROR: conversion requires cast operator<text:line-break/>int j = (int) s; // </text:span><text:span text:style-name="T67">error resolved</text:span></text:p>
      <text:p text:style-name="P156">The typecast operator also allows us to convert a reference from an interface type down to it’s actual <text:span text:style-name="T137">class </text:span>type. To ensure type-safety, this will generate an instruction that ensures at runtime, that the conversion is really possible.</text:p>
      <text:p text:style-name="P183">interface IPerson {}<text:line-break/>class Person : IPerson {}<text:line-break/>Person p = new Person();<text:line-break/>IPerson ip = p; <text:s/>// convert to super-class: no cast required<text:line-break/>p = (Person) ip; // convert to sub-class: must cast</text:p>
      <text:p text:style-name="P157">The operator does <text:span text:style-name="T17">not directly allow the developer to cast away the constancy of a value. However, the result of a typecast operator with a constant operand </text:span><text:span text:style-name="T2">can be</text:span><text:span text:style-name="T17"> non-constant, if the typecast results in the </text:span><text:span text:style-name="T18">construction</text:span><text:span text:style-name="T17"> of a new value due to the conversion.</text:span></text:p>
      <text:p text:style-name="Text_20_body_20_indent"><text:span text:style-name="T17">The </text:span><text:span text:style-name="T69">typecast </text:span><text:span text:style-name="T17">operator </text:span><text:span text:style-name="T70">cannot</text:span><text:span text:style-name="T17"> reinterpret a value's type. Trying to convert </text:span><text:span text:style-name="T68">a value to</text:span><text:span text:style-name="T17"> </text:span><text:span text:style-name="T68">a </text:span><text:span text:style-name="T17">type that is </text:span><text:span text:style-name="T68">in</text:span><text:span text:style-name="T17">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left to right, just like we (in the western world) read it. <text:span text:style-name="T274">But there are exceptions.</text:span></text:p>
      <text:p text:style-name="Text_20_body_20_indent">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17">sameref</text:span></text:p>
          </table:table-cell>
          <table:table-cell table:style-name="Table5.C2" office:value-type="string">
            <text:p text:style-name="P97">left-to-right</text:p>
          </table:table-cell>
        </table:table-row>
        <table:table-row>
          <table:table-cell table:style-name="Table5.A2" office:value-type="string">
            <text:p text:style-name="Table_20_Contents">Unary operators</text:p>
          </table:table-cell>
          <table:table-cell table:style-name="Table5.A2" office:value-type="string">
            <text:p text:style-name="P135">-<text:span text:style-name="T2">expr</text:span> ! ~ not new (<text:span text:style-name="T2">cast</text:span>) typeof <text:span text:style-name="T4">=&gt;</text:span></text:p>
          </table:table-cell>
          <table:table-cell table:style-name="Table5.C2" office:value-type="string">
            <text:p text:style-name="P97">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97">left-to-right</text:p>
          </table:table-cell>
        </table:table-row>
        <table:table-row>
          <table:table-cell table:style-name="Table5.A2" office:value-type="string">
            <text:p text:style-name="P98">Ternary operator</text:p>
          </table:table-cell>
          <table:table-cell table:style-name="Table5.A2" office:value-type="string">
            <text:p text:style-name="Tabelle_20_Quelltext">?</text:p>
          </table:table-cell>
          <table:table-cell table:style-name="Table5.C2" office:value-type="string">
            <text:p text:style-name="P99">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97">right-to-left</text:p>
          </table:table-cell>
        </table:table-row>
      </table:table>
      <text:h text:style-name="Heading_20_5" text:outline-level="5"><text:reference-mark-start text:name="array_ctor"/>Array <text:span text:style-name="T284">literal</text:span><text:reference-mark-end text:name="array_ctor"/></text:h>
      <text:p text:style-name="Text_20_body_20_indent">The array <text:span text:style-name="T284">literal</text:span> lets us create and fill an array on-the-fly during runtime. This feature also makes it <text:span text:style-name="T284">possible</text:span> to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text:span text:style-name="T285">literal</text:span>:</text:p>
      <text:p text:style-name="Preformatted_20_Text">// <text:span text:style-name="T286">create a formatted string from an array on the fly:<text:line-break/>str = { a, b, c }.format("a is %d, b is %d and c is %d\n");</text:span></text:p>
      <text:p text:style-name="Preformatted_20_Text">// <text:span text:style-name="T287">pass variable arguments to function:</text:span><text:line-break/>print( { "a is ", a, ", b is ", b, " and c is ", c, "\n" } );</text:p>
      <text:p text:style-name="Preformatted_20_Text">// return multiple result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text:span text:style-name="T225">long_identifier := identifier ['::' long_identifier]</text:span><text:line-break/>expr := <text:span text:style-name="T225">long_</text:span>identifier '(' [arguments] ')'</text:p>
      <text:p text:style-name="P1">When calling a global class member function from outside of the class’s scope, the <text:span text:style-name="T288">full qualified</text:span> name of the <text:span text:style-name="T288">function</text:span> needs to be specified. <text:span text:style-name="T289">The using-statement may be used to simplify access to global class members</text:span>.</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P162" text:outline-level="5"><text:reference-mark-start text:name="Expr_Anon_Func"/>Anonymous function / method literal<text:reference-mark-end text:name="Expr_Anon_Func"/></text:h>
      <text:p text:style-name="P62"><text:span text:style-name="T290">D</text:span>efines an anonymous function or method <text:span text:style-name="T291">and returns a reference to it</text:span>. This requires that the value left of the assignment is a delegate type.</text:p>
      <text:p text:style-name="P131"><text:soft-page-break/>args := identifier [',' args]<text:line-break/>expr := 'function|method' ['(' [args] ')'] '{' [statements] '}'</text:p>
      <text:p text:style-name="P63">The following example selectively prints elements from a string array, if a condition is met. The condition is <text:span text:style-name="T224">given as </text:span>a function literal.</text:p>
      <text:p text:style-name="P184">delegate int Condition(<text:span text:style-name="T222">string</text:span>);<text:line-break/><text:line-break/><text:span text:style-name="T223">method Select(Condition c) {<text:line-break/><text:tab/>for(int i = 0; i &lt; Strings.length; i++)<text:line-break/><text:tab/><text:tab/>if( c(Strings[i]) )<text:line-break/><text:tab/><text:tab/><text:tab/>println(Strings[i]);<text:line-break/>}<text:line-break/></text:span><text:line-break/><text:span text:style-name="T222">Select(</text:span> function(<text:span text:style-name="T222">str</text:span>) { return <text:span text:style-name="T222">str.startsWith("J")</text:span>; } <text:span text:style-name="T222">);<text:line-break/><text:line-break/>Select( (str) =&gt; str.startsWith("J") ); // lambda equivalent</text:span></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17">not execute the co-function. Instead, it returns a reference to a thread object that can be stored in a variable. The thread variable can then be used to resume the thread.</text:span></text:p>
      <text:p text:style-name="Preformatted_20_Text">Generator <text:span text:style-name="T139">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text:p>
      <text:p text:style-name="P113">int n = <text:span text:style-name="T139">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59" text:outline-level="3"><text:reference-mark-start text:name="Statements"/>Statements<text:reference-mark-end text:name="Statements"/></text:h>
      <text:p text:style-name="Text_20_body_20_indent">Statements are the actual <text:span text:style-name="T2">building blocks</text:span><text:span text:style-name="T17">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7">Exceptions to this rule are the </text:span><text:span text:style-name="T2">block-statement</text:span><text:span text:style-name="T17">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83">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69"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7">, which must result in an int value. If the result is true, </text:span><text:span text:style-name="T2">statement1</text:span><text:span text:style-name="T17"> will be executed. After this, execution will continue beyond the if-statement.</text:span></text:p>
      <text:p text:style-name="Text_20_body_20_indent"><text:span text:style-name="T17">If the result was false, and no </text:span><text:span text:style-name="T2">else</text:span><text:span text:style-name="T17"> branch has been specified, </text:span><text:span text:style-name="T2">statement1</text:span><text:span text:style-name="T17"> will be skipped and execution will continue beyond the if-statement.</text:span></text:p>
      <text:p text:style-name="Text_20_body_20_indent"><text:span text:style-name="T17">If the result was false and an </text:span><text:span text:style-name="T2">else</text:span><text:span text:style-name="T17"> branch has been specified, </text:span><text:span text:style-name="T2">statement2</text:span><text:span text:style-name="T17">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7">:</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7">, which must result in an int or string value. After that, the statement will compare the result to each of the constant expressions </text:span><text:span text:style-name="T2">const_expr</text:span><text:span text:style-name="T17">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01"><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101">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40">N</text:span>amely in situations where we want to handle multiple cases with a single statement or block:</text:p>
      <text:p text:style-name="P101">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71" text:outline-level="7"><text:soft-page-break/><text:reference-mark-start text:name="stat_clause"/>clause / goto<text:reference-mark-end text:name="stat_clause"/></text:h>
      <text:p text:style-name="P16">The clause-statement is a special kind of block statement that can be tagged with a label and a result variable. The goto-statement can be used to jump out of a clause to another clause.</text:p>
      <text:p text:style-name="P126">vardecl := typename identifier ['=' expr]<text:line-break/>statement1 := 'clause' '(' vardecl ')' block-statement<text:line-break/>statement2 := 'clause' identifier block-statement [statement2]<text:line-break/>statement := statement1 [statement2]</text:p>
      <text:p text:style-name="P17">A clause-statement can consist of one or more consecutive clause blocks. The first clause block must define a result variable. <text:span text:style-name="T87">Any type can be used, including interface, class or delegate references.</text:span></text:p>
      <text:p text:style-name="P17">All following clause blocks can only specify a branch label. The label must be unique for all clause blocks in the same scope.</text:p>
      <text:p text:style-name="P185">clause (string msg)<text:line-break/>{<text:line-break/><text:tab/>File myFile;<text:line-break/><text:tab/>if( myFile.Open(xmlFile, kRead) )<text:line-break/><text:tab/><text:tab/>goto Error("File open failed: " + xmlFile);<text:line-break/><text:tab/>XmlDocument doc = myFile.ReadText();<text:line-break/><text:tab/>myFile.Close();<text:line-break/><text:tab/>if( doc.GetNode("folderlist") == null )<text:line-break/><text:tab/><text:tab/>goto Error("&lt;folderlist&gt; not found in XML");<text:line-break/><text:tab/>string name = doc.GetNodeText("folderlist/name");<text:line-break/><text:tab/>if( name == null )<text:line-break/><text:tab/><text:tab/>goto Error("&lt;name&gt; not found in XML");<text:line-break/><text:tab/>string regex = doc.GetNodeText("folderlist/pattern");<text:line-break/><text:tab/>if( regex == null )<text:line-break/><text:tab/><text:tab/>goto Error("&lt;pattern&gt; not found in XML");<text:line-break/>}<text:line-break/>clause Error<text:line-break/>{<text:line-break/><text:tab/>println(msg);<text:line-break/>}</text:p>
      <text:p text:style-name="P18">Execution will enter the first clause block, but will not fall through into following clause blocks. The clause <text:span text:style-name="T3">Error</text:span> in the example above will never be entered, unless a goto explicitly jumps into <text:span text:style-name="T294">it</text:span>.</text:p>
      <text:p text:style-name="P18">The goto-statement pass<text:span text:style-name="T84">es</text:span> a result value to the clause-statement’s variable. This can be used to carry an error <text:span text:style-name="T85">or result </text:span>value over from one clause block to another. The expression specified to the goto-statement must match the type of the clause block’s result variable. <text:span text:style-name="T292">Automatic type conversion is performed if necessary and possible.</text:span></text:p>
      <text:p text:style-name="P19">Clause-statements can be nested. It is possible to jump from an inner clause block to an outer clause block of any level.</text:p>
      <text:p text:style-name="P20">When nesting clause blocks, labels used for an inner statement will hide those of an outer statement. This means we may reuse the label <text:span text:style-name="T8">Error</text:span> for an inner block, even if the label has already been used for an outer block. <text:span text:style-name="T86">In that case</text:span>, the outer clause block will become unreachable.</text:p>
      <text:h text:style-name="Heading_20_7" text:outline-level="7"><text:reference-mark-start text:name="stat_break"/>break<text:reference-mark-end text:name="stat_break"/></text:h>
      <text:p text:style-name="P38">The break-statement can be used to jump out of a while-, do-while-, for-, or switch-statement.</text:p>
      <text:p text:style-name="P127">statement := 'break'</text:p>
      <text:p text:style-name="P38">When using break in nested loops or switch-statements, the break-statement always directly corresponds to the scope of the statement where it is used, for example:</text:p>
      <text:p text:style-name="P109">for( int i = 0; i &lt; 10; i++ )<text:line-break/>{<text:line-break/><text:tab/>for( int j = 0; ; j++ )<text:line-break/><text:tab/>{<text:line-break/><text:tab/><text:tab/>if( j == 5 )<text:line-break/><text:tab/><text:tab/><text:tab/>break;<text:line-break/><text:tab/>}<text:line-break/>}</text:p>
      <text:p text:style-name="P21"><text:soft-page-break/>The break-statement belongs to the scope of the inner for-statement and will jump out of it if 'j' is equal to 5. It does <text:span text:style-name="T2">not </text:span><text:span text:style-name="T17">belong to the scope of the outer for-statement, thus the outer loop will not be interrupted by the break-statement.</text:span></text:p>
      <text:h text:style-name="P173"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text:span text:style-name="T293">of</text:span>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39">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128">statement := 'return' [expr]</text:p>
      <text:p text:style-name="P39"><text:span text:style-name="T42">The r</text:span><text:span text:style-name="T17">eturn-</text:span><text:span text:style-name="T42">statement</text:span><text:span text:style-name="T17"> will cause the function to go out of scope, no matter where in the function </text:span><text:span text:style-name="T42">it</text:span><text:span text:style-name="T17">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39">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128">statement := 'yield' [expr]</text:p>
      <text:h text:style-name="Heading_20_7" text:outline-level="7"><text:reference-mark-start text:name="throw_kwd"/>throw<text:reference-mark-end text:name="throw_kwd"/></text:h>
      <text:p text:style-name="P40">The throw statement allows us to throw an instance of an exception class from anywhere in the function's body, if a critical situation is detected and we need to end script execution immediately.</text:p>
      <text:p text:style-name="P129">statement := 'throw' expr</text:p>
      <text:p text:style-name="P40">The throw statement expects 'expr' to be a type that implements the built-in <text:span text:style-name="T2">exception</text:span> interface. At present, exceptions can only be handled in native C/C++ code.</text:p>
      <text:p text:style-name="P40">For more details about exceptions, please see the <text:span text:style-name="Referenz">→</text:span><text:span text:style-name="Referenz"><text:reference-ref text:reference-format="text" text:ref-name="ref_exception">Exceptions</text:reference-ref></text:span> section of this document.</text:p>
      <text:h text:style-name="P163"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7">, which must result in an int value.</text:span></text:p>
      <text:p text:style-name="Text_20_body_20_indent"><text:soft-page-break/><text:span text:style-name="T17">If the result is true, </text:span><text:span text:style-name="T2">statement</text:span> will be executed. After this, execution will return to the given expression <text:span text:style-name="T2">expr</text:span><text:span text:style-name="T17"> and will evaluate it again. This will repeat for as long as </text:span><text:span text:style-name="T2">expr</text:span><text:span text:style-name="T17"> will result to true.</text:span></text:p>
      <text:p text:style-name="Text_20_body_20_indent"><text:span text:style-name="T17">If </text:span><text:span text:style-name="T2">expr</text:span><text:span text:style-name="T17"> results to false, </text:span><text:span text:style-name="T2">statement</text:span><text:span text:style-name="T17">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7">. After this, it will evaluate </text:span><text:span text:style-name="T2">expr</text:span><text:span text:style-name="T17">,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72"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7">. This is also called the </text:span><text:span text:style-name="T2">initializer statement</text:span><text:span text:style-name="T17"> because it is used to initialize an iterator variable. </text:span><text:span text:style-name="T43">I</text:span><text:span text:style-name="T17">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101">for( int i = 0; i &lt; 10; i++ )<text:line-break/><text:tab/>print( "Hello!" );</text:p>
      <text:p text:style-name="Text_20_body_20_indent"><text:soft-page-break/>Count from 1 to 100 in steps of 10:</text:p>
      <text:p text:style-name="P101">for( int i = 1; i &lt;= 100; i += 10 )<text:line-break/><text:tab/>print( i );</text:p>
      <text:p text:style-name="P1">Count from 10 to 0 backwards:</text:p>
      <text:p text:style-name="P101">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7">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7">Note that this loop is even simpler than a </text:span><text:span text:style-name="T2">while( true )</text:span><text:span text:style-name="T17"> loop, because that would actually cause the constant '1' to be tested for every iteration of the loop. </text:span><text:span text:style-name="T2">for( ; ; )</text:span><text:span text:style-name="T17">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41">us</text:span> to <text:span text:style-name="T2">modularize</text:span><text:span text:style-name="T17"> a program. </text:span><text:span text:style-name="T51">Meaning,</text:span><text:span text:style-name="T17"> </text:span><text:span text:style-name="T44">we</text:span><text:span text:style-name="T17"> can put </text:span><text:span text:style-name="T51">every</text:span><text:span text:style-name="T17"> class into a separate file and import </text:span><text:span text:style-name="T51">them</text:span><text:span text:style-name="T17"> where needed, making it possible to share and reuse classes between projects. The import-statement can only be used in the </text:span><text:span text:style-name="T2">global scope</text:span><text:span text:style-name="T17">, that means outside of all other statements.</text:span></text:p>
      <text:p text:style-name="Syntax_20_Notation">identifiers := identifier ['.<text:span text:style-name="T227">|::</text:span>' identifiers]<text:line-break/>statement := 'import' identifiers</text:p>
      <text:p text:style-name="Text_20_body_20_indent">The statement will first check if <text:span text:style-name="T2">identifier</text:span><text:span text:style-name="T17"> is the class name of a </text:span><text:span text:style-name="T2">native type library</text:span><text:span text:style-name="T17">, which is a class written in C / C++ that has been registered to the runtime. If </text:span><text:span text:style-name="T45">true</text:span><text:span text:style-name="T17">,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42">file</text:span> "button.<text:span text:style-name="T142">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43">T</text:span>he statement automatically keeps track of <text:span text:style-name="T145">classes</text:span> that have already been imported. If a <text:span text:style-name="T144">class</text:span> has already been imported, the import-statement will silently ignore all further attempts to import that <text:span text:style-name="T144">class</text:span>.</text:p>
      <text:p text:style-name="Text_20_body_20_indent"><text:span text:style-name="T125">T</text:span>here is no need to import the built-in classes. These are automatically imported when the JewelScript compiler is initialized and thus are always defined.</text:p>
      <text:h text:style-name="P175" text:outline-level="7">Import paths</text:h>
      <text:p text:style-name="P25">JewelScript 1.1 introduced a new feature called “import paths”. It’s purpose is to make building libraries of shared script code easier.</text:p>
      <text:p text:style-name="P24">By using the API function JCLAddImportPath(), application developers can define any amount of standard paths on the local file-system, where the import-statement should look for script files.</text:p>
      <text:p text:style-name="P25">Each import path must be defined with a unique keyword. If this keyword is the first identifier to an import-statement, the path associated with that keyword is used as the base directory.</text:p>
      <text:p text:style-name="P26">For example:</text:p>
      <text:p text:style-name="Preformatted_20_Text"><text:span text:style-name="Source_20_Text">JCLAddImportPath(pVM, "System", "C:\\Program Files\\My Application\\Scripts");</text:span></text:p>
      <text:p text:style-name="Text_20_body_20_indent"><text:span text:style-name="T93">This would</text:span> allow <text:span text:style-name="T93">us</text:span> to use th<text:span text:style-name="T93">e following</text:span> statement in scripts:</text:p>
      <text:p text:style-name="Preformatted_20_Text"><text:span text:style-name="Source_20_Text">import System.Console.Application;</text:span></text:p>
      <text:p text:style-name="P26"><text:span text:style-name="T93">W</text:span>hich <text:span text:style-name="T93">would</text:span> load and compile the script <text:span text:style-name="T93">file</text:span> “C: \ Program Files \ My Application \ Scripts \ Console \ Application.jc”.</text:p>
      <text:h text:style-name="P176"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46">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text:span text:style-name="T228">declare a namespace usage</text:span> in order to simplify access to <text:span text:style-name="T228">global class members</text:span>. <text:span text:style-name="T229">The using statement is valid in the global scope, inside a namespace and inside a class declaration.</text:span></text:p>
      <text:p text:style-name="Syntax_20_Notation"><text:span text:style-name="T228">long_identifier := identifier ['::' long_identifier]</text:span><text:line-break/>identifiers := <text:span text:style-name="T228">long_</text:span>identifier [',' identifiers]<text:line-break/>statement := 'using' identifiers</text:p>
      <text:p text:style-name="Text_20_body_20_indent">When a class has global functions, <text:span text:style-name="T230">global constants or member types,</text:span> JewelScript requires the developer to specify the <text:span text:style-name="T10">full-qualified</text:span><text:span text:style-name="T2"> name</text:span> in order to <text:span text:style-name="T228">access the member</text:span>. This is because more than one class <text:span text:style-name="T231">can define</text:span> a <text:span text:style-name="T228">member</text:span> with th<text:span text:style-name="T228">at</text:span> name. <text:span text:style-name="T232">I</text:span>n order to distinguish the<text:span text:style-name="T232">m</text:span>, the<text:span text:style-name="T228">ir</text:span> full-qualified name must be specified:</text:p>
      <text:p text:style-name="Preformatted_20_Text">CFoo::FooFunction();<text:tab/>// call FooFunction from class CFoo<text:line-break/>CBar::FooFunction();<text:tab/>// call FooFunction from class CBar</text:p>
      <text:p text:style-name="Text_20_body_20_indent"><text:soft-page-break/><text:span text:style-name="T228">W</text:span>ith long class names <text:span text:style-name="T228">and members</text:span> that are often used, specifying the full-qualified name can be<text:span text:style-name="T147">come</text:span> tedious. Therefore it is possible to tell the compiler to assume certain namespace<text:span text:style-name="T228">s</text:span> when <text:span text:style-name="T228">accessing functions, constants or member types</text:span>.</text:p>
      <text:p text:style-name="Preformatted_20_Text">import CFoo;<text:line-break/>using CFoo;<text:line-break/><text:line-break/>function test()<text:line-break/>{<text:line-break/><text:tab/>FooFunction();<text:line-break/>}</text:p>
      <text:p text:style-name="Text_20_body_20_indent">In th<text:span text:style-name="T228">is</text:span> example, we tell the compiler to <text:span text:style-name="T228">additionally search in</text:span> class CFoo <text:span text:style-name="T228">when searching for global functions, constants or member types</text:span>. Thus, we can omit the class name when specifying a call to FooFunction().</text:p>
      <text:p text:style-name="Text_20_body_20_indent"><text:span text:style-name="T228">However,</text:span> this will only work if no other FooFunction() <text:span text:style-name="T228">is </text:span>already <text:span text:style-name="T228">accessible</text:span>. If a FooFunction() is already defined, either because a global function with that name already exists, or because another using-statement has mapped it from another class, then an ambiguous access error will occur:</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p text:style-name="P64">As of Version 1.2 of the JewelScript language, 'using' can also be used to access member types defined in classes <text:span text:style-name="T270">and namespaces</text:span>. There are generally two strategies <text:span text:style-name="T233">for this:</text:span></text:p>
      <text:p text:style-name="P65">1. Specify the full-qualified name of the type to the using statement:</text:p>
      <text:p text:style-name="P118">class System::<text:span text:style-name="T236">Containers::Array</text:span><text:line-break/>{<text:line-break/><text:tab/><text:span text:style-name="T236">delegate var Processor(var);<text:line-break/><text:tab/>function Array Process(Array, Processor);</text:span><text:line-break/>}<text:line-break/><text:line-break/>using System::<text:span text:style-name="T236">Containers::Array</text:span>;<text:line-break/><text:line-break/>function main()<text:line-break/>{<text:line-break/><text:tab/><text:span text:style-name="T236">Array a = new Array();<text:line-break/><text:tab/>Processor fn = function(e){ ... };<text:line-break/><text:tab/>a = Process(a, fn);</text:span><text:line-break/>}</text:p>
      <text:p text:style-name="P67">The above example illustrates an Array class inside a namespace. It has a member delegate and a global member function. To simplify access to the Array class, we specify it's full-qualified name to the using-statement.</text:p>
      <text:p text:style-name="P65"><text:soft-page-break/><text:span text:style-name="T236">This </text:span>will expose all global member functions, global constants and member types of the given class. <text:span text:style-name="T236">While this</text:span> can make accessing the class very convenient, it is also prone to ambiguous access errors. If any of the class's <text:span text:style-name="T235">member names</text:span> is also accessible from another class or the global space, then this will likely lead to a compile-time error.</text:p>
      <text:p text:style-name="P67">For example, a List class could also have a Processor delegate as a member. If we <text:span text:style-name="T237">had</text:span> specif<text:span text:style-name="T237">ied</text:span> the List to the using statement <text:span text:style-name="T237">before</text:span>, then accessing 'Processor' would be ambiguous.</text:p>
      <text:p text:style-name="P66">2. Specify a type's parent-namespace to the using-statement:</text:p>
      <text:p text:style-name="P119">using System::<text:span text:style-name="T238">Containers</text:span>;<text:line-break/><text:line-break/>function main()<text:line-break/>{<text:line-break/><text:span text:style-name="T234"><text:tab/>Array a = new Array();<text:line-break/><text:tab/>Array::Processor fn = function(e){ ... };<text:line-break/><text:tab/>a = Array::Process(a, fn);<text:line-break/></text:span>}</text:p>
      <text:p text:style-name="P66">Specifying a type's parent-namespace is a compromise. Instead of exposing all members of the type, only access to the type itself is simplified. <text:span text:style-name="T238">T</text:span>he type<text:span text:style-name="T241">'s name</text:span> still has to be specified when accessing any <text:span text:style-name="T240">of it's </text:span>members, <text:span text:style-name="T238">making it less convenient than the first variant.</text:span></text:p>
      <text:p text:style-name="P68">This strategy <text:span text:style-name="T242">can be</text:span> safer, because even if the namespace contains a List class that also has a 'Processor' delegate, this is not a problem. Since we have to access the member by 'List::Processor' or 'Array::Processor', no ambiguous situation is produced.</text:p>
      <text:p text:style-name="P69">On the other hand, specifying the parent-namespace to the using statement will expose all member classes and interfaces of that namespace. <text:span text:style-name="T239">In our second example, the using-statement will expose all <text:s/>type names from 'System::Containers'.</text:span> This in itself can lead to ambiguous situations.</text:p>
      <text:p text:style-name="P69"><text:span text:style-name="T247">Consequently,</text:span> neither solution 1 nor solution 2 is <text:span text:style-name="T271">perfect</text:span>. <text:span text:style-name="T243">Which solution is best</text:span> depends on the actual situation.</text:p>
      <text:p text:style-name="P71">Regardless whether using solution 1 or 2, it is always preferable to make the using-statement as local as feasible. Specify it only in the class that requires access to another class, or in the namespace that contains classes that require access to another namespace.</text:p>
      <text:p text:style-name="P70">A safer way to simplify access to member types is using the alias-statement.</text:p>
      <text:p text:style-name="P72">Unlike <text:span text:style-name="T244">most</text:span> other language constructs dealing with namespaces, the <text:span text:style-name="T245">name</text:span> specified to the using-statement is always <text:span text:style-name="T2">absolute</text:span>. Meaning, even if we <text:span text:style-name="T246">specify</text:span> a using-statement inside a namespace, we still have to specify the full-qualified name of the type:</text:p>
      <text:p text:style-name="P120">namespace System::Containers<text:line-break/>{<text:line-break/><text:tab/>class Array<text:line-break/><text:tab/>{<text:line-break/><text:tab/><text:tab/>using System::Containers::List;<text:line-break/><text:tab/>}<text:line-break/>}</text:p>
      <text:h text:style-name="P164" text:outline-level="5"><text:reference-mark-start text:name="stat_alias2"/>alias<text:reference-mark-end text:name="stat_alias2"/></text:h>
      <text:p text:style-name="P77">The <text:span text:style-name="T81">alias</text:span> statement allows developers to define alias names for existing types. The alias statement can be used <text:span text:style-name="T173">in the global space, in a namespace </text:span>or <text:span text:style-name="T256">in a </text:span>class <text:span text:style-name="T256">declaration</text:span>.</text:p>
      <text:p text:style-name="P132"><text:span text:style-name="T248">long_identifier := identifier ['::' long_identifier]<text:line-break/>statement := </text:span>'alias' <text:span text:style-name="T248">long_identifier</text:span> <text:span text:style-name="T177">identifier</text:span></text:p>
      <text:p text:style-name="P85">By using the alias statement, it is possible to use the type names known from <text:span text:style-name="T272">other</text:span> language<text:span text:style-name="T272">s in JewelScript</text:span>, for example C++.</text:p>
      <text:p text:style-name="P124">alias float<text:tab/>double;<text:tab/><text:tab/>// make a 'double' type<text:line-break/>alias int<text:tab/>long;<text:tab/><text:tab/>// make a 'long' type</text:p>
      <text:p text:style-name="P85">An alias is not a new type. Both the alias and the origina<text:span text:style-name="T273">l</text:span> type share the same type-id, and they are always implicitly convertible to each other.</text:p>
      <text:p text:style-name="P85"><text:soft-page-break/>When the JewelScript compiler is initialized, it will automatically define the type aliases <text:span text:style-name="T2">bool</text:span> and <text:span text:style-name="T2">char</text:span> as alias for the type <text:span text:style-name="T5">int</text:span>. Using these aliases may make code look a bit more clear.</text:p>
      <text:p text:style-name="P124">method bool IsDigit(char c)<text:line-break/>{<text:line-break/><text:tab/>return (c &gt;= 48 &amp;&amp; c &lt;= 57);<text:line-break/>}</text:p>
      <text:p text:style-name="P85">Aliases are especially useful when we <text:span text:style-name="T256">want to simplify access to member types of a class:</text:span></text:p>
      <text:p text:style-name="P125">class <text:span text:style-name="T256">System::Containers::Array</text:span><text:line-break/>{<text:line-break/><text:tab/>delegate <text:span text:style-name="T256">var Processor(var);</text:span><text:line-break/><text:tab/><text:span text:style-name="T256">function Array Process(Processor);</text:span><text:line-break/>}<text:line-break/><text:line-break/>alias <text:span text:style-name="T256">System::Containers::Array MyArray</text:span>;<text:line-break/><text:line-break/>function Test()<text:line-break/>{<text:line-break/><text:tab/><text:span text:style-name="T256">MyArray a = new MyArray();<text:line-break/><text:tab/>MyArray::Processor fn = function { ... };<text:line-break/><text:tab/>a = MyArray::Process(a, fn);</text:span><text:line-break/>}</text:p>
      <text:p text:style-name="P87">Accessing member types and functions from a class that is deep in a namespace can be cumbersome. While we can make this a lot easier by employing the using-statement, there is always the risk that this creates ambiguous situations.</text:p>
      <text:p text:style-name="P87">An ambiguous situation occurs when multiple classes define a member type of the same name and the compiler cannot determine which type the user wants to access.</text:p>
      <text:p text:style-name="P87">However, unlike the using-statement, the alias statement lets us shorten long class names without creating ambiguous situations.</text:p>
      <text:p text:style-name="P87">It is preferable to declare aliases locally in a class where we need simplified access to other classes. That way other classes are not affected by the alias, and they can reuse the aliases name.</text:p>
      <text:h text:style-name="P165" text:outline-level="5"><text:reference-mark-start text:name="stat_namespace"/>namespace<text:reference-mark-end text:name="stat_namespace"/></text:h>
      <text:p text:style-name="P78">Th<text:span text:style-name="T257">is</text:span> statement allows to declare one or more namespaces in the current scope. The statement can be used at global scope or inside another namespace-statement.</text:p>
      <text:p text:style-name="P133">long_identifier := identifier ['::' long_identifier]<text:line-break/>statement := 'namespace' long_identifier <text:span text:style-name="T258">'{' statements '}'</text:span></text:p>
      <text:p text:style-name="P79"><text:span text:style-name="T259">V</text:span>alid statements in a namespace statement are <text:span text:style-name="T7">namespace</text:span><text:span text:style-name="T260">, </text:span><text:span text:style-name="T2">class</text:span>, <text:span text:style-name="T2">interface</text:span>, <text:span text:style-name="T2">using</text:span>, <text:span text:style-name="T6">delegate</text:span> and <text:span text:style-name="T2">alias</text:span>.</text:p>
      <text:p text:style-name="P88">It is also possible to implement functions and methods in a namespace, if they have been declared in a member class of that namespace. It is not possible to define global functions or constants directly in a namespace though.</text:p>
      <text:p text:style-name="P80">The purpose of the statement is to avoid name conflicts between types. For example, a Console <text:span text:style-name="T261">library</text:span> could define a Rect class <text:span text:style-name="T265">which</text:span> is based on character coordinates. If another library would then try to define a Rect class for graphical coordinates, this would result in a name conflict.</text:p>
      <text:p text:style-name="P122">namespace Console<text:line-break/>{<text:line-break/><text:tab/>class Rect // define Console::Rect<text:line-break/><text:tab/>{<text:line-break/><text:tab/>}<text:line-break/>}<text:line-break/>namespace Graphics<text:line-break/>{<text:line-break/><text:tab/>class Rect // define Graphics::Rect<text:line-break/><text:tab/>{<text:line-break/><text:tab/>}<text:line-break/>}</text:p>
      <text:p text:style-name="P84"><text:soft-page-break/>In general, the namespace <text:span text:style-name="T266">name</text:span> of any <text:span text:style-name="T266">member </text:span>type does not have to be specified inside of that namespace.</text:p>
      <text:p text:style-name="P84">So in the above example, class Rect can be used without <text:span text:style-name="T266">the prefix </text:span><text:span text:style-name="T59">"</text:span><text:span text:style-name="T17">Console::</text:span><text:span text:style-name="T59">"</text:span> in all classes that are members of the Console namespace. Likewise, we can use Rect without <text:span text:style-name="T269">the </text:span>prefix <text:span text:style-name="T266">"Graphics::"</text:span> for all classes in the Graphics namespace.</text:p>
      <text:p text:style-name="P81">Namespaces are <text:span text:style-name="T267">also</text:span> created if we define a member type inside of a class:</text:p>
      <text:p text:style-name="P122">class Console<text:line-break/>{<text:line-break/><text:tab/>class Rect // define Console::Rect<text:line-break/><text:tab/>{<text:line-break/><text:tab/>}<text:line-break/>}</text:p>
      <text:p text:style-name="P82">The same effect can be produced by declaring the Rect class outside of class Console:</text:p>
      <text:p text:style-name="P123">class Console<text:line-break/>{<text:line-break/>}<text:line-break/>class <text:span text:style-name="T262">Console::</text:span>Rect // define Console::Rect<text:line-break/>{<text:line-break/>}</text:p>
      <text:p text:style-name="P83">To simplify access to namespace members, <text:span text:style-name="T268">outside of that namespace</text:span>, the using- <text:span text:style-name="T263">and alias-statements</text:span> can be used. <text:span text:style-name="T264">However, </text:span>alias can only be used with a discrete type, not with a pure namespace name.</text:p>
      <text:h text:style-name="P166"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7"> be carried over into another file.</text:span></text:p>
      <text:p text:style-name="Text_20_body_20_indent">The string literal <text:span text:style-name="T2">string_literal</text:span><text:span text:style-name="T17"> is assumed to</text:span> specify a comma separated list of <text:span text:style-name="T2">name = value</text:span> pairs. Values can be boolean, integers or strings, depending on the option. For switches, the words <text:span text:style-name="T2">true, false, yes </text:span><text:span text:style-name="T17">and </text:span><text:span text:style-name="T2">no</text:span><text:span text:style-name="T17">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h text:style-name="Heading_20_7" text:outline-level="7">verbose</text:h>
      <text:p text:style-name="Preformatted_20_Text"><text:span text:style-name="T11">verbose</text:span> = 0|1 (default: 0)</text:p>
      <text:p text:style-name="Text_20_body_20_indent">Enables / disables additional compiler output, for example number of allocated and freed blocks, number of errors and warnings, optimizations successfully performed, generated code size, etc.</text:p>
      <text:h text:style-name="Heading_20_7" text:outline-level="7">warning-level</text:h>
      <text:p text:style-name="Preformatted_20_Text"><text:span text:style-name="T11">warning-level</text:span> = 0...4 (default: 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h text:style-name="Heading_20_7" text:outline-level="7"><text:soft-page-break/>stack-locals</text:h>
      <text:p text:style-name="Preformatted_20_Text"><text:span text:style-name="T11">stack-locals</text:span> = 0<text:span text:style-name="T17">|1</text:span> (default: 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h text:style-name="Heading_20_7" text:outline-level="7">optimize</text:h>
      <text:p text:style-name="Preformatted_20_Text"><text:span text:style-name="T11">optimize</text:span> = <text:span text:style-name="T17">0...3</text:span> (default: 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7">stack-locals” is automatically set to 1.</text:span></text:p>
      <text:h text:style-name="Heading_20_7" text:outline-level="7">use-rtchk</text:h>
      <text:p text:style-name="Preformatted_20_Text"><text:span text:style-name="T11">use-rtchk</text:span> = 0<text:span text:style-name="T17">|1</text:span> (default: 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h text:style-name="Heading_20_7" text:outline-level="7">file-ext</text:h>
      <text:p text:style-name="Preformatted_20_Text"><text:span text:style-name="T11">file-ext </text:span>= <text:span text:style-name="Emphasis"><text:span text:style-name="T17">string</text:span></text:span> (default: "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11">must not</text:span> include the dot character, or any other invalid characters. Valid characters are:</text:p>
      <text:p text:style-name="Syntax_20_Notation">fileext := [<text:span text:style-name="T79">0-9A-Za-z_]+</text:span></text:p>
      <text:h text:style-name="Heading_20_7" text:outline-level="7">file-import</text:h>
      <text:p text:style-name="Preformatted_20_Text">file-import = 0|1 (default: 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h text:style-name="Heading_20_7" text:outline-level="7">error-format</text:h>
      <text:p text:style-name="Preformatted_20_Text">error-format = default|ms (default: 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h text:style-name="Heading_20_7" text:outline-level="7">log-garbage</text:h>
      <text:p text:style-name="Preformatted_20_Text">log-garbage = <text:span text:style-name="T163">none|brief</text:span>|<text:span text:style-name="T163">all</text:span> (default: <text:span text:style-name="T163">none</text:span>)</text:p>
      <text:p text:style-name="Text_20_body_20_indent">If this option is enabled, detailed information about each <text:span text:style-name="T189">value</text:span> reclaimed by the garbage collector is written to the log output callback of the runtime. This allows script programmers to find and optimize reference cycles in their program.</text:p>
      <text:p text:style-name="P51"><text:soft-page-break/>Setting ‘brief’ will only list <text:span text:style-name="T190">value</text:span>s directly destroyed by the garbage collector, this is the most useful option. Setting ‘all’ will list all <text:span text:style-name="T190">value</text:span>s, directly or indirectly destroyed by GC. This may be useful to investigate in more detail, what kind of <text:span text:style-name="T190">value</text:span>s have leaked.</text:p>
      <text:p text:style-name="Text_20_body_20_indent">This option is <text:span text:style-name="T78">global</text:span><text:span text:style-name="T11">, it is not applied on a per-file basis. If multiple files use this option, the value from the last compiled file is used.</text:span></text:p>
      <text:h text:style-name="Heading_20_7" text:outline-level="7">data-stack-size, call-stack-size, stack-size</text:h>
      <text:p text:style-name="Preformatted_20_Tex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78">global</text:span><text:span text:style-name="T11">, they are not applied on a per-file basis. If multiple files use these options, the value from the last compiled file is used.</text:span></text:p>
      <text:h text:style-name="Heading_20_7" text:outline-level="7">document</text:h>
      <text:p text:style-name="P114">document = <text:span text:style-name="T164">user|builtin|all (default: user)</text:span></text:p>
      <text:p text:style-name="P52">This option controls which types will be documented when invoking the HTML documentation generator.</text:p>
      <text:p text:style-name="P52">Setting ‘user’ will only document user classes, meaning everything but the runtime’s built-in types. Setting ‘builtin’ will only document the built-in types. Setting ‘all’ will document all types.</text:p>
      <text:p text:style-name="P52">All settings require that the respective types have been imported or declared when the HTML documentation generator is invoked. The <text:span text:style-name="T2">import all</text:span> statement may be used to simplify documenting all classes.</text:p>
      <text:p text:style-name="P53">This option is <text:span text:style-name="T78">global</text:span><text:span text:style-name="T11">, it is not applied on a per-file basis. If multiple files use this option, the value from the last compiled file is used.</text:span></text:p>
      <text:h text:style-name="P167" text:outline-level="5"><text:reference-mark-start text:name="stat_delegate2"/>delegate<text:reference-mark-end text:name="stat_delegate2"/></text:h>
      <text:p text:style-name="P54">The delegate statement defines a new delegate type. It associates a function signature with a type name, which can then be used to declare delegate variables. <text:span text:style-name="T176">The statement can be used at the global scope and inside a class declaration.</text:span></text:p>
      <text:p text:style-name="P130">typedecl := ['const'] ['weak'] typename ['[]']<text:line-break/><text:span text:style-name="T179">arguments</text:span> := <text:span text:style-name="T178">typedecl [</text:span>identifier<text:span text:style-name="T180">]</text:span> [',' <text:span text:style-name="T179">arguments</text:span>]<text:line-break/>statement := '<text:span text:style-name="T174">delegate' typedecl identifier '(' arguments ')'</text:span></text:p>
      <text:p text:style-name="P54">All delegate types that share the same function signature also share the same type-id, so they are interchangeable.</text:p>
      <text:p text:style-name="P115"><text:soft-page-break/>delegate int Compare<text:span text:style-name="T175">r</text:span>(string a, string b);<text:line-break/>delegate int Verif<text:span text:style-name="T175">ier</text:span>(string a, string b);<text:line-break/><text:line-break/>Compare<text:span text:style-name="T175">r</text:span> fn = function { return a == b; };<text:line-break/>Verif<text:span text:style-name="T175">ier</text:span> <text:span text:style-name="T175">ve</text:span> = fn; // OK <text:span text:style-name="T175">since</text:span> signatures match</text:p>
      <text:p text:style-name="P55">For more information, see the <text:span text:style-name="Referenz">→</text:span><text:span text:style-name="Referenz"><text:reference-ref text:reference-format="text" text:ref-name="stat_delegate">Delegates</text:reference-ref></text:span><text:span text:style-name="Referenz"> </text:span>section of this document.</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immediately assigning an initial value, the compiler will automatically initialize the variable with a <text:span text:style-name="T2">default value</text:span><text:span text:style-name="T17">. In the case of a numerical type, this default value is 0. For class</text:span><text:span text:style-name="T46"> types</text:span><text:span text:style-name="T17">, the compiler will try to construct an instance by calling the </text:span><text:span text:style-name="T2">default constructor</text:span><text:span text:style-name="T17">. If the class does not have a default constructor, or it has been declared </text:span><text:span text:style-name="T2">explicit, </text:span><text:span text:style-name="T17">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text:soft-page-break/>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7">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text:soft-page-break/>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48">I</text:span>nterfaces are <text:span text:style-name="T2">pure abstract </text:span>class declarations. <text:span text:style-name="T148">They can be implemented by classe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99">implement</text:span> interface 'Foo' would <text:span text:style-name="T2">at least </text:span>need to implement two methods, GetName() and SetName(), and at least one constructor, as mentioned earlier. A class declaration that <text:span text:style-name="T99">implements</text:span> interface 'Foo' might look like this:</text:p>
      <text:p text:style-name="Preformatted_20_Text"><text:soft-page-break/>class Bar : Foo<text:tab/>// class Bar <text:span text:style-name="T100">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The consequence of declaring a constructor in an interface, is that all <text:span text:style-name="T101">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1">In the above example, class 'Bar' <text:span text:style-name="T186">derives</text:span> the constructor from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17">allow multiple expressions combined by </text:span><text:span text:style-name="T2">binary operators</text:span><text:span text:style-name="T17">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7">"useless code", code which might affect performance, even though the result of it will be thrown away.</text:span></text:p>
      <text:p text:style-name="P1">It might seem weird that JewelScript allow<text:span text:style-name="T149">s</text:span> to specify a <text:span text:style-name="T2">literal constant</text:span> as an expression statement:</text:p>
      <text:p text:style-name="P101">1000;<text:line-break/>"Hello";<text:line-break/>3.141;</text:p>
      <text:p text:style-name="Text_20_body_20_indent">This is because doing this will result in <text:span text:style-name="T2">absolutely no code</text:span><text:span text:style-name="T17">. The compiler is smart enough to know that these values are never used and just ignores them.</text:span></text:p>
      <text:p text:style-name="P1">Unlike C, C++ and other C-style languages, JewelScript does not<text:span text:style-name="T2"> </text:span>support <text:span text:style-name="T150">multiple </text:span>expression statements <text:span text:style-name="T150">delimited by operator comma. </text:span>In JewelScript the comma is not an operator at all, it is just a token recognized to delimit function arguments.</text:p>
      <text:h text:style-name="P168" text:outline-level="5"><text:soft-page-break/><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17">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59"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7">to a value, it does not directly store the value. Instead, it stores the </text:span><text:span text:style-name="T2">address</text:span><text:span text:style-name="T17"> in memory, where the value has been put. However, when using value types (as opposed to </text:span><text:span text:style-name="T2">reference types</text:span><text:span text:style-name="T17">,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7">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51">I</text:span>f we place a variable declaration in the <text:span text:style-name="T2">global scope</text:span><text:span text:style-name="T17">,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51">O</text:span>nce the function returns, the variable does not exist <text:span text:style-name="T152">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7">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101">float x = 3.141, y = 27.5;</text:p>
      <text:p text:style-name="Text_20_body_20_indent"><text:soft-page-break/>Note that special rules apply when it comes to initializing variables declared in classes (class member variables), these variables can <text:span text:style-name="T2">not </text:span><text:span text:style-name="T17">be immediately initialized in the declaration statement, but must be initialized in the constructors </text:span><text:span text:style-name="T47">of the class</text:span><text:span text:style-name="T17"> instead.</text:span></text:p>
      <text:p text:style-name="P1">When initializing a value type variable, the right-hand <text:span text:style-name="T192">value</text:span> gets copied. When initializing a reference variable, a reference to the <text:span text:style-name="T193">right-hand</text:span> <text:span text:style-name="T191">value</text:span> is taken.</text:p>
      <text:p text:style-name="Text_20_body_20_indent">Any further assignment to a variable <text:span text:style-name="T17">after</text:span><text:span text:style-name="T2"> </text:span><text:span text:style-name="T17">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text:span text:style-name="T194">value</text:span>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text:span text:style-name="T195">values</text:span>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text:span text:style-name="T195">Thus, declaring a variable with a reference type will declare a reference variable</text:span>:</text:p>
      <text:p text:style-name="Preformatted_20_Text">Foo g = new Foo();<text:tab/>// declare <text:span text:style-name="T196">reference to a new Foo instance</text:span></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text:span text:style-name="T196">reference to a new Foo instance</text:span></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constant. However, it has the advantage that we don't have to take care <text:span text:style-name="T154">of</text:span> copying <text:span text:style-name="T153">arguments inside the function</text:span>.</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copy-constructing the <text:span text:style-name="T155">values</text:span> instead of making the arguments constant.</text:p>
      <text:p text:style-name="Preformatted_20_Text">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soft-page-break/><text:reference-mark-start text:name="ref-assign"/>Assignment<text:reference-mark-end text:name="ref-assign"/></text:h>
      <text:p text:style-name="Text_20_body_20_indent">The assignment to a reference variable is handled exactly like the initialization. After the assignment, the variable will refer to a new <text:span text:style-name="T198">value</text:span> in memory.</text:p>
      <text:p text:style-name="Text_20_body_20_indent">However, if the variable is declared <text:span text:style-name="T2">cons</text:span>t, then it is not <text:span text:style-name="T156">possible</text:span> to assign a new reference to that variable. Declaring a variable as constant means that both the <text:span text:style-name="T197">value</text:span>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text:span text:style-name="T199">value</text:span>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text:span text:style-name="T200">value</text:span>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text:span text:style-name="T200">erence</text:span> from 'myFoo'</text:p>
      <text:p text:style-name="Text_20_body_20_indent">Introducing the concept of weak references into the language is a mixed blessing. On one hand, they help developers to avoid <text:span text:style-name="T2">reference cycles,</text:span><text:span text:style-name="T17">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8273377986476152201" text:style-name="L2">
        <text:list-item>
          <text:p text:style-name="P158">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158">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92">Because of these disadvantages, weak references should only be used if there is a problem that cannot be solved otherwise. In other words, if the program does not have a reference cycle problem, then there is no reason to use weak references.</text:p>
      <text:p text:style-name="P92">Yet, if it turns out that a program has a reference cycle problem, using weak references to solve the issue should be the <text:span text:style-name="T2">last</text:span><text:span text:style-name="T17"> option on the list. Reference cycles can very often be avoided by a "proper" design of the relationships between objects.</text:span></text:p>
      <text:p text:style-name="P93">For example, the simple addition of a “dispose()” method to our class, that we call when we don't need the object any more, can help us avoid reference cycles, if this dispose method sets all it's member references to null.</text:p>
      <text:p text:style-name="P93">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74">A</text:span> and <text:span text:style-name="T74">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74">A</text:span> and <text:span text:style-name="T74">B.</text:span> Hence the reference counts of both objects are decreased to 1. That's all, nothing else happens. Both <text:span text:style-name="T74">A</text:span> and <text:span text:style-name="T74">B</text:span> will not be destroyed and have 'leaked'.</text:p>
      <text:p text:style-name="Text_20_body_20_indent">Since object <text:span text:style-name="T74">A</text:span> still has a reference from <text:span text:style-name="T74">B.ref</text:span>, the runtime cannot destroy it, it must assume <text:span text:style-name="T74">A</text:span> is still in use. Likewise, since object <text:span text:style-name="T74">B</text:span> still has a reference from <text:span text:style-name="T74">A.ref</text:span>, the runtime cannot destroy it, it must assume <text:span text:style-name="T74">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11">really, really </text:span><text:span text:style-name="T13">bad.</text:span><text:span text:style-name="T11"> </text:span><text:span text:style-name="T14">A</text:span><text:span text:style-name="T11">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10">References back to something</text:span><text:span text:style-name="T11">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8636408054595039982" text:style-name="L3">
        <text:list-item>
          <text:p text:style-name="P145">There is also a counted reference to the main object somewhere in the program.</text:p>
        </text:list-item>
        <text:list-item>
          <text:p text:style-name="P145">The life span of the main object is at least as long as the lifespan of the objects that own the weak reference.</text:p>
        </text:list-item>
      </text:list>
      <text:h text:style-name="P177" text:outline-level="7"><text:soft-page-break/>Employ the garbage collector</text:h>
      <text:p text:style-name="Text_20_body_20_indent">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9048033642168757465" text:style-name="L4">
        <text:list-item>
          <text:p text:style-name="P146">There is always a counted reference to the Foo instance (when instantiating the class).</text:p>
        </text:list-item>
        <text:list-item>
          <text:p text:style-name="P146">The Foo instances life span is as long as the thread object's life span.</text:p>
        </text:list-item>
      </text:list>
      <text:h text:style-name="P159"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57">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58">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7">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text:span text:style-name="T187">values</text:span> by reference to functions. If a function argument is a constant reference, any <text:span text:style-name="T187">value</text:span> we pass to the function is automatically copied, if it gets assigned to a non-constant variable inside the function.</text:p>
      <text:p text:style-name="P57">Note that declaring a <text:span text:style-name="T187">reference</text:span> as constant means that both, the <text:span text:style-name="T187">reference</text:span> <text:span text:style-name="T2">and</text:span><text:span text:style-name="T17"> it's value are meant to remain constant. That means, neither are we allowed to change the </text:span><text:span text:style-name="T50">value</text:span><text:span text:style-name="T17">, nor are we allowed to change the referenc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109">if a reference variable is</text:span> const<text:span text:style-name="T110">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36">It is safer to use set-accessors instead of methods to modify an object’s properties, because the compiler can properly check if calling set-accessor<text:span text:style-name="T201">s</text:span> would modify a constant object.</text:p>
      <text:p text:style-name="P37">The ability to declare constant methods might be supported by a future version of the language.</text:p>
      <text:h text:style-name="P159"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text:span text:style-name="T202">global</text:span> class member function. <text:span text:style-name="T249">They can not be declared directly in namespaces.</text:span></text:p>
      <text:p text:style-name="P1">Functions and methods can be used as first class values, meaning references to <text:span text:style-name="T203">them</text:span> can be passed <text:span text:style-name="T159">around as values</text:span>.</text:p>
      <text:p text:style-name="P1">Functions and methods can also be nested by defining local anonymous delegates. The following sections <text:span text:style-name="T204">generally </text:span>apply to functions and methods, even though only functions are mentioned.</text:p>
      <text:h text:style-name="Heading_20_5" text:outline-level="5"><text:reference-mark-start text:name="func-decl"/>Declaration<text:reference-mark-end text:name="func-decl"/></text:h>
      <text:p text:style-name="Text_20_body_20_indent"><text:span text:style-name="T160">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7">,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text:span text:style-name="T205">T</text:span>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text:span text:style-name="T206">is going</text:span> to call. Both <text:span text:style-name="T208">would be</text:span> suitable when calling foo with an int<text:span text:style-name="T207">eger</text:span>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61">F</text:span>unctions do not need to be explicitly declared. If the function definition is located in the same file, then this will both declare and define the function.</text:p>
      <text:p text:style-name="Text_20_body_20_indent"><text:soft-page-break/>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62">T</text:span>he second pass will compile the bodies of all function definition statements. That way, all functions in a file are always known before any code is compiled.</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7">A function call can be used to call a global function, an instance member function (method), or a delegate.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7">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function foo(int);<text:line-break/>function foo(float);</text:p>
      <text:p text:style-name="Preformatted_20_Text"><text:soft-page-break/>foo( 10 );<text:tab/><text:tab/>// calls foo(int)<text:line-break/>foo( 10.5 );<text:tab/><text:tab/>// calls foo(float)</text:p>
      <text:p text:style-name="Text_20_body_20_indent"><text:span text:style-name="T17">In general, the compiler will always choose the variant of the function that will require </text:span><text:span text:style-name="T2">the least</text:span><text:span text:style-name="T17">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7"> produce an ambiguous function call error, since the compiler cannot really know which variant of the function the developer wanted to call:</text:span></text:p>
      <text:p text:style-name="Preformatted_20_Text">function int foo(int);<text:line-break/>function string foo(int);</text:p>
      <text:p text:style-name="P101">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qualified name when the function is called.</text:p>
      <text:p text:style-name="Text_20_body_20_indent">For example, if two functions with the same name and signatures exist in different class namespaces, this can produce a conflict when both of the classes have been mapped to the global name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7">If a class name, followed by the scope operator, has been specified to a function call, then the compiler will only search in the declaration of the specified class </text:span>for<text:span text:style-name="T17">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17">See also </text:span><text:span text:style-name="Referenz"><text:span text:style-name="T80">→</text:span></text:span><text:span text:style-name="Referenz"><text:span text:style-name="T80"><text:reference-ref text:reference-format="text" text:ref-name="stat_using">using</text:reference-ref></text:span></text:span><text:span text:style-name="Referenz"><text:span text:style-name="T80"> </text:span></text:span><text:span text:style-name="Referenz"><text:span text:style-name="T17">keyword</text:span></text:span><text:span text:style-name="Referenz"><text:span text:style-name="T80">.</text:span></text:span></text:p>
      <text:h text:style-name="P159"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7">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text:span text:style-name="T209">But</text:span>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7">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 // a simple cofunction<text:line-break/>{<text:line-break/><text:tab/>yield "Hello World!";<text:line-break/><text:tab/>yield "How are you?";<text:line-break/><text:tab/>yield "Bye!";<text:line-break/>}<text:line-break/><text:line-break/>Hello hello = new Hello();<text:tab/>// instantiate into a global variable</text:p>
      <text:p text:style-name="Text_20_body_20_indent">It is important to understand that the co-function instantiation expression does <text:span text:style-name="T2">not</text:span><text:span text:style-name="T17">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hello() ); // Prints "Hello World!"<text:line-break/><text:tab/>print( hello() ); // Prints "How are you?"<text:line-break/><text:tab/>print( hello() ); // Prints "Bye!"<text:line-break/>}</text:p>
      <text:p text:style-name="Text_20_body_20_indent"><text:span text:style-name="T210">I</text:span>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text:p>
      <text:p text:style-name="Text_20_body_20_indent">A co-function can be resumed from anywhere where access to the thread variable is given – a global function, a method or another co-function. It is even possible to recursively instantiate and resume a co-function. <text:span text:style-name="T211">B</text:span>ut one should be aware that instantiating a new context for every recursion can consume a lot of memory. Roughly, one can calculate the <text:span text:style-name="T211">thread</text:span>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text:span text:style-name="T212">As</text:span> we can see in <text:span text:style-name="T212">the</text:span>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resuming the co-function will immediately and infinitely return the last return value (without re-evaluating the yield-statement's expression). Since this is the case in our example, continuing to resume hello<text:span text:style-name="T213">()</text:span> in function main <text:span text:style-name="T214">would</text:span>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P58">This article has been moved to the developer blog at:</text:p>
      <text:p text:style-name="P58"><text:a xlink:type="simple" xlink:href="http://blog.jewe.org/?p=1549">http://blog.jewe.org/?p=1549</text:a></text:p>
      <text:p text:style-name="P58"/>
      <text:h text:style-name="P159"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 <text:span text:style-name="T250">Other valid member types are co-functions, delegates, aliases, member interfaces and member classes.</text:span></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7">The following statement forward declares the class </text:span></text:span><text:span text:style-name="Referenz"><text:span text:style-name="T2">Foo</text:span></text:span><text:span text:style-name="Referenz"><text:span text:style-name="T17">:</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ext:span text:style-name="T165">allow</text:span> multiple forward declarations of the same class. It is <text:span text:style-name="T166">also </text:span>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h<text:span text:style-name="T17">is example</text:span> shows a complete class declaration of a class called 'Foo'. It has a single constructor taking no arguments (the <text:span text:style-name="T2">default constructor</text:span><text:span text:style-name="T17">)</text:span> and the methods (instance member functions) GetName() and SetName(). Furthermore, it has one member variable, a string named 'm_Name'.</text:p>
      <text:h text:style-name="P168" text:outline-level="5"><text:soft-page-break/><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101">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7">When compiling a class, JewelScript will verify that each constructor specified to a class initializes </text:span><text:span text:style-name="T16">all instance member variables declared in the class. This is done to ensure that the program is not being run with objects that contain uninitialized variables. The constructor must initialize the member variables </text:span><text:span text:style-name="T10">directly</text:span><text:span text:style-name="T16">, meaning not by calling another method or function that does so.</text:span></text:p>
      <text:p text:style-name="P9">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5">.</text:span></text:span></text:p>
      <text:h text:style-name="Heading_20_7" text:outline-level="7"><text:soft-page-break/><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he language will try to automatically create an instance of that class and call it's default constructor, if the variable has not been explicitly initialized by the developer.</text:p>
      <text:p text:style-name="P101">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JewelScript does not automatically define a default constructor. <text:span text:style-name="T167">I</text:span>f the developer does not specify one, the class doesn't have one.</text:p>
      <text:h text:style-name="P172" text:outline-level="7"><text:reference-mark-start text:name="classes_ctor_copy"/>Copy constructor<text:reference-mark-end text:name="classes_ctor_copy"/></text:h>
      <text:p text:style-name="P8">A copy constructor is a special type of constructor that takes a reference to an instance of the same class as the only argument. It's purpose is to initialize a new instance of a class with the values copied from another instance of that class. This allows the class to define how it's instances should be copied.</text:p>
      <text:p text:style-name="P8">If a class written in script code does not define a copy-constructor, the language will automatically copy the object in cases where a copy is required. In th<text:span text:style-name="T168">at</text:span> case member variables of the copy will be initialized with references to the members of the source object.</text:p>
      <text:p text:style-name="P1">If copying references is unwanted, the class must implement a copy-constructor and create real copies of the source object's members.</text:p>
      <text:p text:style-name="P1"><text:span text:style-name="T169">D</text:span>efining a copy-constructor may have an impact on performance, because the runtime will invoke the copy-constructor in <text:span text:style-name="T78">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101">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text:soft-page-break/>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7"> section of this document is also true for methods.</text:span></text:span></text:p>
      <text:p text:style-name="Text_20_body_20_indent"><text:span text:style-name="Referenz"><text:span text:style-name="T17">The only noteworthy thing to add about methods is that the language provides a reference to the instance of the class through the </text:span></text:span><text:span text:style-name="Referenz"><text:span text:style-name="T2">this</text:span></text:span><text:span text:style-name="Referenz"><text:span text:style-name="T17"> reference. We can use the </text:span></text:span><text:span text:style-name="Referenz"><text:span text:style-name="T2">this</text:span></text:span><text:span text:style-name="Referenz"><text:span text:style-name="T17"> reference to access member variables or methods, or to pass a reference to our instance to other functions that are not methods in our class.</text:span></text:span></text:p>
      <text:p text:style-name="Preformatted_20_Text"><text:span text:style-name="Referenz"><text:span text:style-name="T17">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7">even though this doesn't make much sense, since the compiler will never perform automatic type conversion if the left hand value is type-less.</text:span></text:p>
      <text:p text:style-name="P101">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7">.</text:span></text:span></text:p>
      <text:h text:style-name="Heading_20_5" text:outline-level="5"><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7"> and a </text:span><text:span text:style-name="T2">setter</text:span><text:span text:style-name="T17"> method, to allow other classes access to the variable in a controlled manner.</text:span></text:p>
      <text:p text:style-name="Text_20_body_20_indent"><text:span text:style-name="T17">JewelScript employs the </text:span><text:span text:style-name="T2">accessor</text:span><text:span text:style-name="T17"> keyword in order to allow developers to restrict and control access to member variables.</text:span></text:p>
      <text:p text:style-name="P1"><text:soft-page-break/>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101">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7">In this example, we define a simple class </text:span><text:span text:style-name="T2">Foo</text:span><text:span text:style-name="T17"> that has an integer number as a member variable. To prevent developers from accessing </text:span><text:span text:style-name="T2">value</text:span><text:span text:style-name="T17">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72"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text:soft-page-break/>method Foo::AddTen()<text:line-break/>{<text:line-break/><text:tab/>int i = value();<text:line-break/><text:tab/>i += 10;<text:line-break/><text:tab/>value( i );<text:line-break/>}</text:p>
      <text:h text:style-name="P172"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7">This lets us add abstract properties to the class, properties that are not simple variables and have no real storage location in the class. This is especially useful in native types. For example, the </text:span><text:span text:style-name="T2">length</text:span><text:span text:style-name="T17">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102">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space. We can declare a global function to a class by using the <text:span text:style-name="T2">function</text:span> keyword.</text:p>
      <text:p text:style-name="Text_20_body_20_indent">Since these functions are not methods, they don't require an instance of their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space.</text:p>
      <text:p text:style-name="Text_20_body_20_indent">We could have many classes that implement a function with the name 'Create'. To guarantee that no name conflicts occur and the language always knows which function to call, we need to use the full qualified name<text:span text:style-name="T75">.</text:span></text:p>
      <text:p text:style-name="Text_20_body_20_indent"><text:span text:style-name="T75">However, with long class- and function names, specifying the full qualified function name can become quite tedious. Therefore it is possible to have the language assume certain class namespaces </text:span><text:span text:style-name="T77">by </text:span><text:span text:style-name="T75">default, by specifying them to the </text:span><text:span text:style-name="Referenz"><text:span text:style-name="T75">→</text:span></text:span><text:span text:style-name="Referenz"><text:span text:style-name="T76"><text:reference-ref text:reference-format="text" text:ref-name="stat_using">using</text:reference-ref></text:span></text:span><text:span text:style-name="T75"> statement.</text:span></text:p>
      <text:p text:style-name="P100"><text:soft-page-break/>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7">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class Point<text:line-break/>{<text:line-break/><text:tab/>method Point(int x, int y)<text:line-break/><text:tab/>{<text:line-break/><text:tab/><text:tab/>this.x = x;<text:line-break/><text:tab/><text:tab/>this.y = y;<text:line-break/><text:tab/>}<text:line-break/><text:tab/>int x, y;<text:line-break/>}</text:p>
      <text:p text:style-name="Text_20_body_20_indent"><text:soft-page-break/>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7">. Like normal global variables and constants outside of a class, those declared inside of a class have to be initialized immediately in their declaration statement.</text:span></text:p>
      <text:p text:style-name="P101">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P73"><text:span text:style-name="T54">JewelScript 1.0.3.13 extended the </text:span><text:span text:style-name="T34">argument-</text:span><text:span text:style-name="T54">scope when calling a member function of a class. The compiler will first try to find a given constant in the class that is being called, then in the class that is performing the call, and finally in the global space.</text:span></text:p>
      <text:p text:style-name="P103">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p text:style-name="P74"><text:span text:style-name="T56">A</text:span><text:span text:style-name="T52">s of Version 1.2, </text:span><text:span text:style-name="T17">the </text:span><text:span text:style-name="T2">using</text:span><text:span text:style-name="T17"> statement </text:span><text:span text:style-name="T52">also</text:span><text:span text:style-name="T17"> </text:span><text:span text:style-name="T53">provides </text:span><text:span text:style-name="T55">easy</text:span><text:span text:style-name="T53"> access to</text:span><text:span text:style-name="T17"> global constants declared in classes.</text:span></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5460117396133971442" text:style-name="L5">
        <text:list-item>
          <text:p text:style-name="P147">Explicit instantiation by <text:span text:style-name="Referenz">→</text:span><text:span text:style-name="Referenz"><text:reference-ref text:reference-format="text" text:ref-name="Operator_new">Operator new</text:reference-ref></text:span></text:p>
        </text:list-item>
        <text:list-item>
          <text:p text:style-name="P147"><text:soft-page-break/>Implicit instantiation by automatic variable initialization</text:p>
        </text:list-item>
        <text:list-item>
          <text:p text:style-name="P147">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32">atic</text:span> typing would be next to useless if there was no way to convert values of one type to another type. Especially when the language supports the definition of classes, <text:span text:style-name="T170">the developer</text:span> <text:span text:style-name="T170">must be able </text:span>to define a way to convert <text:span text:style-name="T170">values of one type to another.</text:span></text:p>
      <text:p text:style-name="Text_20_body_20_indent">When assigning a value to a variable of a type that is not compatible to the value, JewelScript can automatically convert the value to the type of the variable, if it knows of a <text:span text:style-name="T171">suitable</text:span>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text:span text:style-name="T172">if</text:span> the operand-<text:span text:style-name="T172">type</text:span> left from an assignment <text:span text:style-name="T172">is incompatible with</text:span> the operand-<text:span text:style-name="T172">type</text:span> right from <text:span text:style-name="T172">the</text:sp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74">=</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17"> class that allows us to store RGB colors. A very basic example could look like this:</text:span></text:p>
      <text:p text:style-name="P101"><text:soft-page-break/>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101">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101">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101">Color c = new Color(255, 0, 255);<text:tab/>// create a RGB color object<text:line-break/>SetColorKey( c );<text:tab/><text:tab/><text:tab/><text:tab/><text:tab/>// set color key</text:p>
      <text:h text:style-name="P172"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101">function int GetColorKey();</text:p>
      <text:p text:style-name="P1">By adding a constructor to the class that allows JewelScript to automatically create an instance from an integer, we can achieve this.</text:p>
      <text:p text:style-name="P101"><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101">Color c = GetColorKey();</text:p>
      <text:h text:style-name="P169"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78">never</text:span><text:span text:style-name="T11"> be called by automatic type conversion. Instead, the developer must explicitly acknowledge that a conversion is wanted by using the </text:span><text:span text:style-name="Referenz"><text:span text:style-name="T9">→</text:span></text:span><text:span text:style-name="T10"><text:reference-ref text:reference-format="text" text:ref-name="Operator_typecast">Typecast operator</text:reference-ref></text:span><text:span text:style-name="T11">.</text:span></text:p>
      <text:p text:style-name="P9">The language will notify the developer with a compile-time error if a statement is using a conversion that requires a typecast operator.</text:p>
      <text:p text:style-name="P1"><text:span text:style-name="T11">As an example, the built-in </text:span><text:span text:style-name="T10">string</text:span><text:span text:style-name="T11">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105">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text:span text:style-name="T251">I</text:span>t is possible to create <text:span text:style-name="T251">member </text:span>types <text:span text:style-name="T251">inside a class, which</text:span> are protected by the namespace of the class.</text:p>
      <text:p text:style-name="Text_20_body_20_indent">When declaring a co-function or delegate <text:span text:style-name="T254">inside</text:span> a class, this actually creates a type that is local to that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name of the <text:span text:style-name="T2">processor</text:span> delegate above i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inside <text:span text:style-name="T255">of </text:span>class Foo. <text:span text:style-name="T255">Instead</text:span>, it is sufficient to simply use the type name <text:span text:style-name="T2">processor</text:span>. The compiler will look up type names locally in the class first, before searching for them globally.</text:p>
      <text:p text:style-name="P75">In addition, JewelScript 1.2 add<text:span text:style-name="T253">ed</text:span> the possibility to <text:span text:style-name="T253">have</text:span> member classes and interfaces <text:span text:style-name="T253">in</text:span> a class. As described above, the compiler will look up these member types locally in the class first, before searching for them in all parent namespaces and the global scope.</text:p>
      <text:p text:style-name="P76"><text:span text:style-name="T251">As of Version 1.2, i</text:span>t is <text:span text:style-name="T252">also </text:span>possible to use local type names from outside of the class <text:span text:style-name="T17">directly, </text:span><text:span text:style-name="T57">by specifying their full qualified names.</text:span></text:p>
      <text:p text:style-name="P121"><text:soft-page-break/>class Foo<text:line-break/>{<text:line-break/><text:tab/>class Bar<text:line-break/><text:tab/>{<text:line-break/><text:tab/><text:tab/>method Bar()<text:line-break/><text:tab/><text:tab/>{<text:line-break/><text:tab/><text:tab/>}<text:line-break/><text:tab/>}<text:line-break/><text:line-break/><text:tab/>method Foo()<text:line-break/><text:tab/>{<text:line-break/><text:tab/><text:tab/>bar = new Bar();<text:line-break/><text:tab/>}<text:line-break/><text:tab/>Bar bar;<text:line-break/>}<text:line-break/><text:line-break/>function main()<text:line-break/>{<text:line-break/><text:tab/>Foo::Bar bar = new Foo::Bar();<text:line-break/>}</text:p>
      <text:h text:style-name="P172" text:outline-level="7">Member aliases</text:h>
      <text:p text:style-name="Text_20_body_20_indent"><text:span text:style-name="T58">A</text:span><text:span text:style-name="T17">liases </text:span><text:span text:style-name="T58">can be defined </text:span><text:span text:style-name="T17">in the namespace of a class. This allows us to </text:span><text:span text:style-name="T2">reuse</text:span><text:span text:style-name="T17"> local type names from other classes locally in our class. Like local type names, local aliases will be defined using their full qualified names.</text:span></text:p>
      <text:p text:style-name="P101">class NewFoo<text:line-break/>{<text:line-break/><text:tab/>alias Foo::processor processor;<text:tab/>// results in NewFoo::processor<text:line-break/><text:line-break/><text:tab/>method Process(processor fn);<text:tab/>// use NewFoo::processor<text:line-break/>}</text:p>
      <text:p text:style-name="P86"><text:span text:style-name="T17">See also: </text:span><text:span text:style-name="Referenz"><text:span text:style-name="T9">→</text:span></text:span><text:span text:style-name="Referenz"><text:span text:style-name="T9"><text:reference-ref text:reference-format="text" text:ref-name="stat_alias2">alias</text:reference-ref></text:span></text:span><text:span text:style-name="T10"> </text:span><text:span text:style-name="T16">and</text:span><text:span text:style-name="T17"> </text:span><text:span text:style-name="Referenz"><text:span text:style-name="T9">→</text:span></text:span><text:span text:style-name="Referenz"><text:span text:style-name="T9"><text:reference-ref text:reference-format="text" text:ref-name="stat_using">using</text:reference-ref></text:span></text:span><text:span text:style-name="Referenz"><text:span text:style-name="T10">.</text:span></text:span></text:p>
      <text:h text:style-name="P159" text:outline-level="3"><text:reference-mark-start text:name="Interfaces"/>Interfaces<text:reference-mark-end text:name="Interfaces"/></text:h>
      <text:p text:style-name="P32">JewelScript supports the declaration of interfaces and <text:span text:style-name="T103">implementing them</text:span> <text:span text:style-name="T103">in classes</text:span>. An interface in JewelScript is always <text:span text:style-name="T2">abstract</text:span>, meaning it can only consist of <text:span text:style-name="T17">method declarations. It cannot contain static member functions or member variables, and methods cannot be implemented directly in the interface. Instead, they can only be implemented by having a class </text:span><text:span text:style-name="T25">implement</text:span><text:span text:style-name="T17"> the interface.</text:span></text:p>
      <text:p text:style-name="P32"><text:span text:style-name="T17">When a class </text:span><text:span text:style-name="T25">implement</text:span><text:span text:style-name="T17">s an interface, all methods from that interface must be implemented in the class. If a method </text:span><text:span text:style-name="T26">deriv</text:span><text:span text:style-name="T17">ed from an interface is not implemented, the language will create a default implementation for that method, or issue a compile-time error if the interface was declared using the </text:span><text:span text:style-name="T2">strict</text:span><text:span text:style-name="T17"> modifier keyword. (See </text:span><text:span text:style-name="Referenz"><text:span text:style-name="T9">→</text:span></text:span><text:span text:style-name="Referenz"><text:span text:style-name="T9"><text:reference-ref text:reference-format="text" text:ref-name="strict_func">Strict functions, classes and interfaces</text:reference-ref></text:span></text:span><text:span text:style-name="Referenz"><text:span text:style-name="T73">)</text:span></text:span></text:p>
      <text:p text:style-name="Text_20_body_20_indent"><text:span text:style-name="T17">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7"> of the methods in an object is as assumed by the application.</text:span></text:p>
      <text:p text:style-name="P101">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7">The above statement declares an interface </text:span><text:span text:style-name="T2">Control</text:span><text:span text:style-name="T17"> which gets passed a reference to a native control object in it's constructor and declares the event handler methods </text:span><text:span text:style-name="T2">OnClick</text:span><text:span text:style-name="T17">, </text:span><text:span text:style-name="T2">OnKey</text:span><text:span text:style-name="T17"> and </text:span><text:span text:style-name="T2">OnIdle</text:span><text:span text:style-name="T17">.</text:span></text:p>
      <text:p text:style-name="P3">By having script programmers <text:span text:style-name="T101">implement</text:span> this interface, our native application allows them to implement additional GUI controls in JewelScript.</text:p>
      <text:p text:style-name="P1">The interface is a way for the application to make three important things sure:</text:p>
      <text:list xml:id="list2067771028660839962" text:style-name="L6">
        <text:list-item>
          <text:p text:style-name="P149">All event handler methods that our native application wants to call are actually present in the classes that script developers create. This saves the application from having to check that the class implementation is complete.</text:p>
        </text:list-item>
        <text:list-item>
          <text:p text:style-name="P148"><text:span text:style-name="T17">All event handler methods have been implemented </text:span><text:span text:style-name="T2">correctly</text:span><text:span text:style-name="T17">, meaning the argument list and result type of the methods are as the native application expects them to be.</text:span></text:p>
        </text:list-item>
        <text:list-item>
          <text:p text:style-name="P148"><text:span text:style-name="T17">The </text:span><text:span text:style-name="T2">order</text:span><text:span text:style-name="T17"> in which methods are implemented is fixed (because it's defined by the interface), so the native application can rely on fixed method indexes. For example, </text:span><text:span text:style-name="T2">OnKey</text:span><text:span text:style-name="T17">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2">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112">To ensure type-safety, this will also generate the instruction to ensure the correct type of the value at runtime.</text:span></text:p>
      <text:p text:style-name="P110">function AddButton(Control btn)<text:line-break/>{<text:line-break/> <text:s text:c="3"/>Button button = (Button)btn;<text:line-break/>}<text:line-break/></text:p>
      <text:h text:style-name="P160"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7"> just in case the native application is going to call the function.</text:span></text:p>
      <text:p text:style-name="P1">For functions that declare a result, the default function implementation will return null. <text:span text:style-name="T94">F</text:span>or functions that do not declare a result, the default implementation simply returns.</text:p>
      <text:p text:style-name="P1">Script programmers can utilize this behaviour when <text:span text:style-name="T104">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101">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101">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61"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7">To ensure type safety, delegates have to be declared using the </text:span><text:span text:style-name="T2">delegate</text:span><text:span text:style-name="T17"> keyword, which will create a new delegate type. A delegate type is a type that simply describes the signature of a function or method. It specifies the result type, number of arguments and argument types.</text:span></text:p>
      <text:p text:style-name="P101">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101">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7">When taking a reference from an instance member function, the language will store both the reference to the function </text:span><text:span text:style-name="T10">and</text:span><text:span text:style-name="T16"> the reference to the object in the delegate variable.</text:span></text:p>
      <text:p text:style-name="P104">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10">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78" text:outline-level="7"><text:soft-page-break/>Specifying argument names</text:h>
      <text:p text:style-name="P43">In certain cases it can become necessary to specify names for the delegate’s arguments. The reason for this is that all delegates <text:span text:style-name="T119">which</text:span> share the same signature, <text:span text:style-name="T119">also </text:span>share the same type-id. This is done so that delegates with matching signatures are interchangeable.</text:p>
      <text:p text:style-name="P111">delegate int Comparer(int x, int y);<text:line-break/>delegete int Verifier(int a, int b);<text:line-break/><text:line-break/>Comparer fn = function { return x == y; };<text:line-break/>Verifier ve = fn; // <text:span text:style-name="T115">same signatures, OK</text:span><text:line-break/></text:p>
      <text:p text:style-name="P43">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43">However, this can sometimes lead to the case that the compiler doesn’t know the argument names <text:span text:style-name="T117">of the delegate type</text:span>. <text:span text:style-name="T116">The compiler only memorizes argument names for the first delegate type of any given signature.</text:span> As we can see in the example, the compiler <text:span text:style-name="T116">has memorized</text:span> ‘x’ and ‘y’ from delegate ‘Comparer’.</text:p>
      <text:p text:style-name="P44">If <text:span text:style-name="T120">we</text:span> <text:span text:style-name="T113">would </text:span>tr<text:span text:style-name="T113">y</text:span> to use arguments ‘a’ and ‘b’ <text:span text:style-name="T116">from </text:span>the ‘Verifier’ delegate, this would fail.</text:p>
      <text:p text:style-name="P111">Verifier ve = function { return a != b; }; // error 'a' and 'b' unknown!</text:p>
      <text:p text:style-name="P45">Because <text:span text:style-name="T118">of this</text:span>, we sometimes must provide explicit argument names for the delegate.</text:p>
      <text:p text:style-name="P112">Verifier ve = function<text:span text:style-name="T114">(i, j) </text:span>{ return <text:span text:style-name="T114">i</text:span> != <text:span text:style-name="T114">j</text:span>; };</text:p>
      <text:p text:style-name="P46">Specifying the names is also convenient if <text:span text:style-name="T121">we</text:span> can’t remember the argument names the delegate type was declared with.</text:p>
      <text:p text:style-name="P46"/>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text:tab/>DrawRect(0, 0, Width(), Height());<text:line-break/><text:tab/>DrawText(4, 4, "Hello");<text:line-break/>}</text:p>
      <text:p text:style-name="P33">As can be seen in the examples above, a class can <text:span text:style-name="T97">implement</text:span> an interface and at the same time <text:span text:style-name="T105">inherit a hybrid base class</text:span>. <text:span text:style-name="T95">Doing this can have profound consequences.</text:span></text:p>
      <text:h text:style-name="Heading_20_5" text:outline-level="5"><text:reference-mark-start text:name="HybridInterfaceUnrelated"/>hybrid and interface – <text:span text:style-name="T97">unrelated</text:span><text:reference-mark-end text:name="HybridInterfaceUnrelated"/></text:h>
      <text:p text:style-name="P41">If the interface and the hybrid base class are not related to each other, then hybrid will simply inherit all suitable methods and make the resulting class compatible to the interface.</text:p>
      <text:p text:style-name="Text_20_body_20_indent"><text:span text:style-name="T17">This can be useful to create </text:span><text:span text:style-name="T2">wrapper classes</text:span><text:span text:style-name="T17">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7">that share a common base class interface </text:span><text:span text:style-name="T2">IControl</text:span><text:span text:style-name="T17">. Instead of calling the script classes </text:span><text:span text:style-name="T2">OnClick</text:span><text:span text:style-name="T17">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96">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97">related</text:span><text:reference-mark-end text:name="HybridInterfaceRelated"/></text:h>
      <text:p text:style-name="P27"><text:span text:style-name="T97">A special case arises when we</text:span> <text:span text:style-name="T97">implement</text:span> an interface and use the same interface – or any class <text:span text:style-name="T97">implementing</text:span> that interface – for the hybrid declaration.</text:p>
      <text:p text:style-name="P107">class Control : IControl hybrid <text:span text:style-name="T98">Text</text:span>Control<text:tab/>// <text:span text:style-name="T97">duplicate symbols!</text:span><text:line-break/>{<text:line-break/>}</text:p>
      <text:p text:style-name="P28"><text:span text:style-name="T17">Prior to JewelScript 1.1, this case </text:span><text:span text:style-name="T27">generated</text:span><text:span text:style-name="T17"> a compile-time error, because it leads to duplicate symbols in the new class. Obviously we would derive method OnClick from </text:span><text:span text:style-name="T28">IControl</text:span><text:span text:style-name="T17"> and – as a delegate – from </text:span><text:span text:style-name="T28">TextControl</text:span><text:span text:style-name="T17">.</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29"><text:soft-page-break/><text:span text:style-name="T17">Another special case is handling of accessors from the hybrid base class. The compiler cannot create delegates from accessors, therefore they aren’t </text:span><text:span text:style-name="T22">normally </text:span><text:span text:style-name="T17">considered as ‘suitable’ methods when using hybrid inheritance.</text:span></text:p>
      <text:p text:style-name="P29"><text:span text:style-name="T17">However, accessors can be declared in interfaces. So if the compiler detects matching accessors in the interface and the hybrid base class, it will again generate code automatically. The </text:span><text:span text:style-name="T35">compiler</text:span><text:span text:style-name="T17"> will implement accessor</text:span><text:span text:style-name="T21">s</text:span><text:span text:style-name="T17"> derived from the interface </text:span><text:span text:style-name="T35">by</text:span><text:span text:style-name="T17"> call</text:span><text:span text:style-name="T35">ing</text:span><text:span text:style-name="T17"> </text:span><text:span text:style-name="T21">their counterparts</text:span><text:span text:style-name="T17"> defined in the hybrid base class.</text:span></text:p>
      <text:p text:style-name="P6">Th<text:span text:style-name="T122">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123">in the new class</text:span>.</text:p>
      <text:p text:style-name="P29"><text:span text:style-name="T48">T</text:span><text:span text:style-name="T17">he compiler also automatically creates </text:span><text:span text:style-name="T48">the</text:span><text:span text:style-name="T17"> variable </text:span><text:span text:style-name="T2">base</text:span><text:span text:style-name="T17"> in the new class. </text:span><text:span text:style-name="T48">This</text:span><text:span text:style-name="T17"> is a reference to the instance </text:span><text:span text:style-name="T23">of our hybrid base class.</text:span><text:span text:style-name="T17"> </text:span><text:span text:style-name="T48">W</text:span><text:span text:style-name="T17">e can </text:span><text:span text:style-name="T48">use this to</text:span><text:span text:style-name="T17"> override and call base </text:span><text:span text:style-name="T49">class</text:span><text:span text:style-name="T17">.</text:span></text:p>
      <text:p text:style-name="P102">strict interface I<text:span text:style-name="T124">P</text:span>erson<text:line-break/>{<text:line-break/> <text:s text:c="3"/>accessor string Name();<text:line-break/> <text:s text:c="3"/>accessor Name(string name);<text:line-break/>}<text:line-break/><text:line-break/>class Person : I<text:span text:style-name="T124">P</text:span>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0"><text:span text:style-name="T17">The </text:span><text:span text:style-name="T2">NewPerson</text:span><text:span text:style-name="T17"> class above can again be used as a base class for a new class </text:span><text:span text:style-name="T2">AnotherPerson</text:span><text:span text:style-name="T17">, in which we would have the option of either inheriting base functionality, or selectively reimplementing </text:span><text:span text:style-name="T24">methods and accessors</text:span><text:span text:style-name="T17">.</text:span></text:p>
      <text:h text:style-name="P174" text:outline-level="7">strict interfaces</text:h>
      <text:p text:style-name="P34"><text:span text:style-name="T17">If the interface </text:span><text:span text:style-name="T29">our new class implements</text:span><text:span text:style-name="T17"> has been declared strict, JewelScript will regard existing counterpart</text:span><text:span text:style-name="T32">s</text:span><text:span text:style-name="T17"> for </text:span><text:span text:style-name="T30">the interface’s</text:span><text:span text:style-name="T17"> methods </text:span><text:span text:style-name="T30">and</text:span><text:span text:style-name="T17"> accessors in the hybrid base class as </text:span><text:span text:style-name="T33">sufficient</text:span><text:span text:style-name="T17">.</text:span></text:p>
      <text:p text:style-name="P34"><text:span text:style-name="T17">That means, there will be no link-time error if methods or accessors derived from a </text:span><text:span text:style-name="T31">strict</text:span><text:span text:style-name="T17"> interface are not implemented in the new class. The fact that a base class implementation exists is satisfactory for the linking process.</text:span></text:p>
      <text:h text:style-name="Heading_20_3"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106">strict interface exception<text:line-break/>{<text:line-break/> <text:s text:c="3"/>method int getError();<text:line-break/> <text:s text:c="3"/>method <text:span text:style-name="T90">string</text:span> get<text:span text:style-name="T90">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90">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91">never</text:span> return 0. Apart from that, the native application is free to define any value and meaning of error codes that can be thrown. The example above just returns the type-id of the exception class as the error code.</text:p>
      <text:p text:style-name="P23"><text:span text:style-name="T92">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1</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6-12T19:23:57.324000000</dc:date>
    <meta:editing-cycles>2965</meta:editing-cycles>
    <meta:editing-duration>P7DT8H21M42S</meta:editing-duration>
    <meta:document-statistic meta:table-count="5" meta:image-count="0" meta:object-count="0" meta:page-count="79" meta:paragraph-count="1415" meta:word-count="29788" meta:character-count="179689" meta:non-whitespace-character-count="149973"/>
    <meta:user-defined meta:name="Info 1"/>
    <meta:user-defined meta:name="Info 2"/>
    <meta:user-defined meta:name="Info 3"/>
    <meta:user-defined meta:name="Info 4"/>
  </office:meta>
</office:document-meta>
</file>